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nivers" svg:font-family="Univers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5.429cm"/>
    </style:style>
    <style:style style:name="co6" style:family="table-column">
      <style:table-column-properties fo:break-before="auto" style:column-width="2.096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1.621cm" fo:break-before="auto" style:use-optimal-row-height="false"/>
    </style:style>
    <style:style style:name="ro6" style:family="table-row">
      <style:table-row-properties style:row-height="0.714cm" fo:break-before="auto" style:use-optimal-row-height="true"/>
    </style:style>
    <style:style style:name="ro7" style:family="table-row">
      <style:table-row-properties style:row-height="1.826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503cm" fo:break-before="auto" style:use-optimal-row-height="true"/>
    </style:style>
    <style:style style:name="ro14" style:family="table-row">
      <style:table-row-properties style:row-height="0.43cm" fo:break-before="auto" style:use-optimal-row-height="false"/>
    </style:style>
    <style:style style:name="ta1" style:family="table" style:master-page-name="PageStyle_5f_Pesquisa_20_Suplementar">
      <style:table-properties table:display="true" style:writing-mode="lr-tb"/>
    </style:style>
    <style:style style:name="ta2" style:family="table" style:master-page-name="PageStyle_5f_Equipamento_20_de_20_acesso">
      <style:table-properties table:display="true" style:writing-mode="lr-tb"/>
    </style:style>
    <style:style style:name="ta3" style:family="table" style:master-page-name="PageStyle_5f_Tab_20_1.2.1.1_20_e_20_1.2.1.2">
      <style:table-properties table:display="true" style:writing-mode="lr-tb"/>
    </style:style>
    <style:style style:name="ta4" style:family="table" style:master-page-name="PageStyle_5f_Tab_20_1.2.2.1_20_e_20_1.2.2.2_20_">
      <style:table-properties table:display="true" style:writing-mode="lr-tb"/>
    </style:style>
    <style:style style:name="ta5" style:family="table" style:master-page-name="PageStyle_5f_Tabela_20__20_1.2.3">
      <style:table-properties table:display="true" style:writing-mode="lr-tb"/>
    </style:style>
    <style:style style:name="ta6" style:family="table" style:master-page-name="PageStyle_5f_Tabela_20__20_1.2.4">
      <style:table-properties table:display="true" style:writing-mode="lr-tb"/>
    </style:style>
    <style:style style:name="ta7" style:family="table" style:master-page-name="PageStyle_5f_Tabela_20_1.2.5">
      <style:table-properties table:display="true" style:writing-mode="lr-tb"/>
    </style:style>
    <style:style style:name="ta8" style:family="table" style:master-page-name="PageStyle_5f_Tabela_20_1.2.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niver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.715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.286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Univers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2.286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niver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.715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11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style:font-name="Univers" fo:font-size="7pt" fo:font-weight="bold" style:text-underline-style="none" style:text-underline-color="font-color" fo:font-style="italic" style:text-outline="false" fo:text-shadow="none" style:text-position="0%" style:font-size-asian="7pt" style:font-size-complex="7pt" style:font-weight-asian="bold" style:font-weight-complex="bold" style:font-style-asian="italic" style:font-style-complex="italic"/>
    </style:style>
    <style:style style:name="T2" style:family="text">
      <style:text-properties style:font-name="Univers" fo:font-size="7pt" fo:font-weight="normal" style:text-underline-style="none" style:text-underline-color="font-color" fo:font-style="italic" style:text-outline="false" fo:text-shadow="none" style:text-position="0%" style:font-size-asian="7pt" style:font-size-complex="7pt" style:font-weight-asian="normal" style:font-weight-complex="normal" style:font-style-asian="italic" style:font-style-complex="italic"/>
    </style:style>
    <style:style style:name="T3" style:family="text">
      <style:text-properties fo:color="#000000" style:font-name="Univers" fo:font-size="7pt" fo:font-weight="normal" style:text-underline-style="none" style:text-underline-color="font-color" fo:font-style="italic" style:text-outline="false" fo:text-shadow="none" style:text-position="0%" style:font-size-asian="7pt" style:font-size-complex="7pt" style:font-weight-asian="normal" style:font-weight-complex="normal" style:font-style-asian="italic" style:font-style-complex="italic"/>
    </style:style>
    <style:style style:name="T4" style:family="text">
      <style:text-properties fo:color="#000000" style:font-name="Univers" fo:font-size="7pt" fo:font-weight="normal" style:text-underline-style="none" style:text-underline-color="font-color" style:text-outline="false" fo:text-shadow="none" style:text-position="0%" style:font-size-asian="7pt" style:font-size-complex="7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squisa Suplementar" table:style-name="ta1">
        <office:forms form:automatic-focus="false" form:apply-design-mode="false"/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PESQUISA NACIONAL POR AMOSTRA DE DOMICÍLIOS</text:p>
          </table:table-cell>
          <table:table-cell table:style-name="ce1"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PNAD 2015</text:p>
          </table:table-cell>
          <table:covered-table-cell table:number-columns-repeated="9" table:style-name="ce2"/>
          <table:table-cell table:number-columns-repeated="1014"/>
        </table:table-row>
        <table:table-row table:style-name="ro2" table:number-rows-repeated="7">
          <table:table-cell table:style-name="ce3" table:number-columns-repeated="10"/>
          <table:table-cell table:number-columns-repeated="1014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PESQUISA SUPLEMENTAR</text:p>
          </table:table-cell>
          <table:covered-table-cell table:number-columns-repeated="9" table:style-name="ce4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ACESSO À INTERNET</text:p>
          </table:table-cell>
          <table:covered-table-cell table:number-columns-repeated="9" table:style-name="ce4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E</text:p>
          </table:table-cell>
          <table:covered-table-cell table:number-columns-repeated="9" table:style-name="ce4"/>
          <table:table-cell table:number-columns-repeated="1014"/>
        </table:table-row>
        <table:table-row table:style-name="ro5">
          <table:table-cell table:style-name="ce4" office:value-type="string" calcext:value-type="string" table:number-columns-spanned="10" table:number-rows-spanned="1">
            <text:p>POSSE DE TELEFONE MÓVEL CELULAR PARA USO PESSOAL</text:p>
          </table:table-cell>
          <table:covered-table-cell table:number-columns-repeated="9" table:style-name="ce4"/>
          <table:table-cell table:number-columns-repeated="1014"/>
        </table:table-row>
        <table:table-row table:style-name="ro3" table:number-rows-repeated="2">
          <table:table-cell table:style-name="Default" table:number-columns-repeated="10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PESSOAS DE 10 ANOS OU MAIS DE IDADE</text:p>
          </table:table-cell>
          <table:covered-table-cell table:number-columns-repeated="9" table:style-name="ce5"/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pamento de acesso" table:style-name="ta2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PESQUISA NACIONAL POR AMOSTRA DE DOMICÍLIOS</text:p>
          </table:table-cell>
          <table:table-cell table:style-name="ce1"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PNAD 2015</text:p>
          </table:table-cell>
          <table:covered-table-cell table:number-columns-repeated="9" table:style-name="ce2"/>
          <table:table-cell table:number-columns-repeated="1014"/>
        </table:table-row>
        <table:table-row table:style-name="ro2" table:number-rows-repeated="3">
          <table:table-cell table:style-name="ce3" table:number-columns-repeated="10"/>
          <table:table-cell table:number-columns-repeated="1014"/>
        </table:table-row>
        <table:table-row table:style-name="ro3" table:number-rows-repeated="5">
          <table:table-cell table:style-name="Default" table:number-columns-repeated="10"/>
          <table:table-cell table:number-columns-repeated="1014"/>
        </table:table-row>
        <table:table-row table:style-name="ro7">
          <table:table-cell table:style-name="Default" table:number-columns-repeated="10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PESSOAS DE 10 ANOS OU MAIS DE IDADE</text:p>
          </table:table-cell>
          <table:covered-table-cell table:number-columns-repeated="9" table:style-name="ce5"/>
          <table:table-cell table:number-columns-repeated="1014"/>
        </table:table-row>
        <table:table-row table:style-name="ro3" table:number-rows-repeated="3">
          <table:table-cell table:style-name="Default" table:number-columns-repeated="10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EQUIPAMENTO UTILIZADO PARA ACESSAR À INTERNET</text:p>
          </table:table-cell>
          <table:covered-table-cell table:number-columns-repeated="9" table:style-name="ce5"/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 1.2.1.1 e 1.2.1.2" table:style-name="ta3">
        <table:table-column table:style-name="co2" table:default-cell-style-name="ce20"/>
        <table:table-column table:style-name="co3" table:number-columns-repeated="6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1" table:number-columns-repeated="1009" table:default-cell-style-name="ce20"/>
        <table:table-row table:style-name="ro8">
          <table:table-cell table:style-name="ce7" office:value-type="string" calcext:value-type="string" table:number-columns-spanned="7" table:number-rows-spanned="1">
            <text:p>Tabela 1.2.1.1 - Pessoas de 10 anos ou mais de idade que utilizaram a Internet, no período de referência dos últimos três meses, por Grandes Regiões, segundo o equipamento utilizado para acessar a Internet - 2015</text:p>
          </table:table-cell>
          <table:covered-table-cell table:number-columns-repeated="6" table:style-name="ce7"/>
          <table:table-cell table:style-name="ce7" office:value-type="string" calcext:value-type="string" table:number-columns-spanned="7" table:number-rows-spanned="1">
            <text:p>Tabela 1.2.1.2 - Distribuição das pessoas de 10 anos ou mais de idade, por Grandes Regiões, segundo o equipamento utilizado para acessar a Internet - 2015</text:p>
          </table:table-cell>
          <table:covered-table-cell table:number-columns-repeated="6" table:style-name="ce7"/>
          <table:table-cell table:number-columns-repeated="1010"/>
        </table:table-row>
        <table:table-row table:style-name="ro9">
          <table:table-cell table:style-name="ce8"/>
          <table:table-cell table:style-name="ce21" table:number-columns-repeated="6"/>
          <table:table-cell table:style-name="ce8"/>
          <table:table-cell table:style-name="ce28" table:number-columns-repeated="3"/>
          <table:table-cell table:style-name="ce21" table:number-columns-repeated="3"/>
          <table:table-cell table:number-columns-repeated="1010"/>
        </table:table-row>
        <table:table-row table:style-name="ro10">
          <table:table-cell table:style-name="ce9" office:value-type="string" calcext:value-type="string" table:number-columns-spanned="1" table:number-rows-spanned="3">
            <text:p>Equipamento utilizado para acessar a Internet</text:p>
          </table:table-cell>
          <table:table-cell table:style-name="ce22" office:value-type="string" calcext:value-type="string" table:number-columns-spanned="6" table:number-rows-spanned="1">
            <text:p>Pessoas de 10 anos ou mais de idade que utilizaram a Internet, no período de referência dos últimos três meses (1000 pessoas)</text:p>
          </table:table-cell>
          <table:covered-table-cell table:number-columns-repeated="5" table:style-name="ce22"/>
          <table:table-cell table:style-name="ce9" office:value-type="string" calcext:value-type="string" table:number-columns-spanned="1" table:number-rows-spanned="3">
            <text:p>Equipamento utilizado para acessar a Internet</text:p>
          </table:table-cell>
          <table:table-cell table:style-name="ce22" office:value-type="string" calcext:value-type="string" table:number-columns-spanned="6" table:number-rows-spanned="1">
            <text:p>Distribuição das pessoas de 10 anos ou mais de idade que utilizaram a Internet, no período de referência dos últimos três meses (%)</text:p>
          </table:table-cell>
          <table:covered-table-cell table:number-columns-repeated="5" table:style-name="ce22"/>
          <table:table-cell table:number-columns-repeated="1010"/>
        </table:table-row>
        <table:table-row table:style-name="ro11">
          <table:covered-table-cell table:style-name="ce9"/>
          <table:table-cell table:style-name="ce23" office:value-type="string" calcext:value-type="string" table:number-columns-spanned="1" table:number-rows-spanned="2">
            <text:p>Brasil</text:p>
          </table:table-cell>
          <table:table-cell table:style-name="ce26" office:value-type="string" calcext:value-type="string" table:number-columns-spanned="5" table:number-rows-spanned="1">
            <text:p>Grandes Regiões</text:p>
          </table:table-cell>
          <table:covered-table-cell table:number-columns-repeated="4" table:style-name="ce26"/>
          <table:covered-table-cell table:style-name="ce9"/>
          <table:table-cell table:style-name="ce23" office:value-type="string" calcext:value-type="string" table:number-columns-spanned="1" table:number-rows-spanned="2">
            <text:p>Brasil</text:p>
          </table:table-cell>
          <table:table-cell table:style-name="ce26" office:value-type="string" calcext:value-type="string" table:number-columns-spanned="5" table:number-rows-spanned="1">
            <text:p>Grandes Regiões</text:p>
          </table:table-cell>
          <table:covered-table-cell table:number-columns-repeated="4" table:style-name="ce26"/>
          <table:table-cell table:number-columns-repeated="1010"/>
        </table:table-row>
        <table:table-row table:style-name="ro11">
          <table:covered-table-cell table:style-name="ce9"/>
          <table:covered-table-cell table:style-name="ce23"/>
          <table:table-cell table:style-name="ce27" office:value-type="string" calcext:value-type="string">
            <text:p>Norte</text:p>
          </table:table-cell>
          <table:table-cell table:style-name="ce27" office:value-type="string" calcext:value-type="string">
            <text:p>Nordeste</text:p>
          </table:table-cell>
          <table:table-cell table:style-name="ce27" office:value-type="string" calcext:value-type="string">
            <text:p>Sudeste</text:p>
          </table:table-cell>
          <table:table-cell table:style-name="ce27" office:value-type="string" calcext:value-type="string">
            <text:p>Sul</text:p>
          </table:table-cell>
          <table:table-cell table:style-name="ce22" office:value-type="string" calcext:value-type="string">
            <text:p>Centro-Oeste</text:p>
          </table:table-cell>
          <table:covered-table-cell table:style-name="ce9"/>
          <table:covered-table-cell table:style-name="ce23"/>
          <table:table-cell table:style-name="ce27" office:value-type="string" calcext:value-type="string">
            <text:p>Norte</text:p>
          </table:table-cell>
          <table:table-cell table:style-name="ce27" office:value-type="string" calcext:value-type="string">
            <text:p>Nordeste</text:p>
          </table:table-cell>
          <table:table-cell table:style-name="ce27" office:value-type="string" calcext:value-type="string">
            <text:p>Sudeste</text:p>
          </table:table-cell>
          <table:table-cell table:style-name="ce27" office:value-type="string" calcext:value-type="string">
            <text:p>Sul</text:p>
          </table:table-cell>
          <table:table-cell table:style-name="ce22" office:value-type="string" calcext:value-type="string">
            <text:p>Centro-Oeste</text:p>
          </table:table-cell>
          <table:table-cell table:number-columns-repeated="1010"/>
        </table:table-row>
        <table:table-row table:style-name="ro11">
          <table:table-cell table:style-name="ce10" office:value-type="string" calcext:value-type="string">
            <text:p>Total</text:p>
          </table:table-cell>
          <table:table-cell table:style-name="ce24" office:value-type="float" office:value="102083.09" calcext:value-type="float">
            <text:p><text:s text:c="2"/>102 083</text:p>
          </table:table-cell>
          <table:table-cell table:style-name="ce24" office:value-type="float" office:value="6715.311" calcext:value-type="float">
            <text:p><text:s text:c="2"/>6 715</text:p>
          </table:table-cell>
          <table:table-cell table:style-name="ce24" office:value-type="float" office:value="21831.084" calcext:value-type="float">
            <text:p><text:s text:c="2"/>21 831</text:p>
          </table:table-cell>
          <table:table-cell table:style-name="ce24" office:value-type="float" office:value="49246.983" calcext:value-type="float">
            <text:p><text:s text:c="2"/>49 247</text:p>
          </table:table-cell>
          <table:table-cell table:style-name="ce24" office:value-type="float" office:value="15758.972" calcext:value-type="float">
            <text:p><text:s text:c="2"/>15 759</text:p>
          </table:table-cell>
          <table:table-cell table:style-name="ce24" office:value-type="float" office:value="8530.74" calcext:value-type="float">
            <text:p><text:s text:c="2"/>8 531</text:p>
          </table:table-cell>
          <table:table-cell table:style-name="ce10" office:value-type="string" calcext:value-type="string">
            <text:p>Total</text:p>
          </table:table-cell>
          <table:table-cell table:number-columns-repeated="6" table:style-name="ce29" office:value-type="float" office:value="100" calcext:value-type="float">
            <text:p>100,0</text:p>
          </table:table-cell>
          <table:table-cell table:number-columns-repeated="1010"/>
        </table:table-row>
        <table:table-row table:style-name="ro11">
          <table:table-cell table:style-name="ce11" office:value-type="string" calcext:value-type="string">
            <text:p>Microcomputador</text:p>
          </table:table-cell>
          <table:table-cell table:style-name="ce24" table:number-columns-repeated="6"/>
          <table:table-cell table:style-name="ce11" office:value-type="string" calcext:value-type="string">
            <text:p>Microcomputador</text:p>
          </table:table-cell>
          <table:table-cell table:style-name="ce29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72607.984" calcext:value-type="float">
            <text:p><text:s text:c="2"/>72 608</text:p>
          </table:table-cell>
          <table:table-cell table:style-name="ce24" office:value-type="float" office:value="3521.63" calcext:value-type="float">
            <text:p><text:s text:c="2"/>3 522</text:p>
          </table:table-cell>
          <table:table-cell table:style-name="ce24" office:value-type="float" office:value="13576.777" calcext:value-type="float">
            <text:p><text:s text:c="2"/>13 577</text:p>
          </table:table-cell>
          <table:table-cell table:style-name="ce24" office:value-type="float" office:value="37287.623" calcext:value-type="float">
            <text:p><text:s text:c="2"/>37 288</text:p>
          </table:table-cell>
          <table:table-cell table:style-name="ce24" office:value-type="float" office:value="12259.275" calcext:value-type="float">
            <text:p><text:s text:c="2"/>12 259</text:p>
          </table:table-cell>
          <table:table-cell table:style-name="ce24" office:value-type="float" office:value="5962.679" calcext:value-type="float">
            <text:p><text:s text:c="2"/>5 963</text:p>
          </table:table-cell>
          <table:table-cell table:style-name="ce12" office:value-type="string" calcext:value-type="string">
            <text:p>Utilizaram</text:p>
          </table:table-cell>
          <table:table-cell table:style-name="ce29" office:value-type="float" office:value="71.1" calcext:value-type="float">
            <text:p>71,1</text:p>
          </table:table-cell>
          <table:table-cell table:style-name="ce29" office:value-type="float" office:value="52.4" calcext:value-type="float">
            <text:p>52,4</text:p>
          </table:table-cell>
          <table:table-cell table:style-name="ce29" office:value-type="float" office:value="62.2" calcext:value-type="float">
            <text:p>62,2</text:p>
          </table:table-cell>
          <table:table-cell table:style-name="ce29" office:value-type="float" office:value="75.7" calcext:value-type="float">
            <text:p>75,7</text:p>
          </table:table-cell>
          <table:table-cell table:style-name="ce29" office:value-type="float" office:value="77.8" calcext:value-type="float">
            <text:p>77,8</text:p>
          </table:table-cell>
          <table:table-cell table:style-name="ce29" office:value-type="float" office:value="69.9" calcext:value-type="float">
            <text:p>69,9</text:p>
          </table:table-cell>
          <table:table-cell table:number-columns-repeated="1010"/>
        </table:table-row>
        <table:table-row table:style-name="ro11">
          <table:table-cell table:style-name="ce13" office:value-type="string" calcext:value-type="string">
            <text:p>Somente microcomputador</text:p>
          </table:table-cell>
          <table:table-cell table:style-name="ce24" office:value-type="float" office:value="11079.97" calcext:value-type="float">
            <text:p><text:s text:c="2"/>11 080</text:p>
          </table:table-cell>
          <table:table-cell table:style-name="ce24" office:value-type="float" office:value="517.152" calcext:value-type="float">
            <text:p><text:s text:c="3"/>517</text:p>
          </table:table-cell>
          <table:table-cell table:style-name="ce24" office:value-type="float" office:value="2240.19" calcext:value-type="float">
            <text:p><text:s text:c="2"/>2 240</text:p>
          </table:table-cell>
          <table:table-cell table:style-name="ce24" office:value-type="float" office:value="5381.824" calcext:value-type="float">
            <text:p><text:s text:c="2"/>5 382</text:p>
          </table:table-cell>
          <table:table-cell table:style-name="ce24" office:value-type="float" office:value="2286.373" calcext:value-type="float">
            <text:p><text:s text:c="2"/>2 286</text:p>
          </table:table-cell>
          <table:table-cell table:style-name="ce24" office:value-type="float" office:value="654.431" calcext:value-type="float">
            <text:p><text:s text:c="3"/>654</text:p>
          </table:table-cell>
          <table:table-cell table:style-name="ce13" office:value-type="string" calcext:value-type="string">
            <text:p>Somente microcomputador</text:p>
          </table:table-cell>
          <table:table-cell table:style-name="ce29" office:value-type="float" office:value="10.9" calcext:value-type="float">
            <text:p>10,9</text:p>
          </table:table-cell>
          <table:table-cell table:style-name="ce29" office:value-type="float" office:value="7.7" calcext:value-type="float">
            <text:p>7,7</text:p>
          </table:table-cell>
          <table:table-cell table:style-name="ce29" office:value-type="float" office:value="10.3" calcext:value-type="float">
            <text:p>10,3</text:p>
          </table:table-cell>
          <table:table-cell table:style-name="ce29" office:value-type="float" office:value="10.9" calcext:value-type="float">
            <text:p>10,9</text:p>
          </table:table-cell>
          <table:table-cell table:style-name="ce29" office:value-type="float" office:value="14.5" calcext:value-type="float">
            <text:p>14,5</text:p>
          </table:table-cell>
          <table:table-cell table:style-name="ce29" office:value-type="float" office:value="7.7" calcext:value-type="float">
            <text:p>7,7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29475.106" calcext:value-type="float">
            <text:p><text:s text:c="2"/>29 475</text:p>
          </table:table-cell>
          <table:table-cell table:style-name="ce24" office:value-type="float" office:value="3193.681" calcext:value-type="float">
            <text:p><text:s text:c="2"/>3 194</text:p>
          </table:table-cell>
          <table:table-cell table:style-name="ce24" office:value-type="float" office:value="8254.307" calcext:value-type="float">
            <text:p><text:s text:c="2"/>8 254</text:p>
          </table:table-cell>
          <table:table-cell table:style-name="ce24" office:value-type="float" office:value="11959.36" calcext:value-type="float">
            <text:p><text:s text:c="2"/>11 959</text:p>
          </table:table-cell>
          <table:table-cell table:style-name="ce24" office:value-type="float" office:value="3499.697" calcext:value-type="float">
            <text:p><text:s text:c="2"/>3 500</text:p>
          </table:table-cell>
          <table:table-cell table:style-name="ce24" office:value-type="float" office:value="2568.061" calcext:value-type="float">
            <text:p><text:s text:c="2"/>2 568</text:p>
          </table:table-cell>
          <table:table-cell table:style-name="ce12" office:value-type="string" calcext:value-type="string">
            <text:p>Não utilizaram</text:p>
          </table:table-cell>
          <table:table-cell table:style-name="ce29" office:value-type="float" office:value="28.9" calcext:value-type="float">
            <text:p>28,9</text:p>
          </table:table-cell>
          <table:table-cell table:style-name="ce29" office:value-type="float" office:value="47.6" calcext:value-type="float">
            <text:p>47,6</text:p>
          </table:table-cell>
          <table:table-cell table:style-name="ce29" office:value-type="float" office:value="37.8" calcext:value-type="float">
            <text:p>37,8</text:p>
          </table:table-cell>
          <table:table-cell table:style-name="ce29" office:value-type="float" office:value="24.3" calcext:value-type="float">
            <text:p>24,3</text:p>
          </table:table-cell>
          <table:table-cell table:style-name="ce29" office:value-type="float" office:value="22.2" calcext:value-type="float">
            <text:p>22,2</text:p>
          </table:table-cell>
          <table:table-cell table:style-name="ce29" office:value-type="float" office:value="30.1" calcext:value-type="float">
            <text:p>30,1</text:p>
          </table:table-cell>
          <table:table-cell table:number-columns-repeated="1010"/>
        </table:table-row>
        <table:table-row table:style-name="ro11">
          <table:table-cell table:style-name="ce14" office:value-type="string" calcext:value-type="string">
            <text:p>Telefone móvel celular ou <text:span text:style-name="T1">tablet</text:span></text:p>
          </table:table-cell>
          <table:table-cell table:style-name="ce24" table:number-columns-repeated="6"/>
          <table:table-cell table:style-name="ce14" office:value-type="string" calcext:value-type="string">
            <text:p>Telefone móvel celular ou <text:span text:style-name="T1">tablet</text:span></text:p>
          </table:table-cell>
          <table:table-cell table:style-name="ce29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90484.87" calcext:value-type="float">
            <text:p><text:s text:c="2"/>90 485</text:p>
          </table:table-cell>
          <table:table-cell table:style-name="ce24" office:value-type="float" office:value="6157.441" calcext:value-type="float">
            <text:p><text:s text:c="2"/>6 157</text:p>
          </table:table-cell>
          <table:table-cell table:style-name="ce24" office:value-type="float" office:value="19498.521" calcext:value-type="float">
            <text:p><text:s text:c="2"/>19 499</text:p>
          </table:table-cell>
          <table:table-cell table:style-name="ce24" office:value-type="float" office:value="43615.666" calcext:value-type="float">
            <text:p><text:s text:c="2"/>43 616</text:p>
          </table:table-cell>
          <table:table-cell table:style-name="ce24" office:value-type="float" office:value="13379.47" calcext:value-type="float">
            <text:p><text:s text:c="2"/>13 379</text:p>
          </table:table-cell>
          <table:table-cell table:style-name="ce24" office:value-type="float" office:value="7833.772" calcext:value-type="float">
            <text:p><text:s text:c="2"/>7 834</text:p>
          </table:table-cell>
          <table:table-cell table:style-name="ce12" office:value-type="string" calcext:value-type="string">
            <text:p>Utilizaram</text:p>
          </table:table-cell>
          <table:table-cell table:style-name="ce29" office:value-type="float" office:value="88.6" calcext:value-type="float">
            <text:p>88,6</text:p>
          </table:table-cell>
          <table:table-cell table:style-name="ce29" office:value-type="float" office:value="91.7" calcext:value-type="float">
            <text:p>91,7</text:p>
          </table:table-cell>
          <table:table-cell table:style-name="ce29" office:value-type="float" office:value="89.3" calcext:value-type="float">
            <text:p>89,3</text:p>
          </table:table-cell>
          <table:table-cell table:style-name="ce29" office:value-type="float" office:value="88.6" calcext:value-type="float">
            <text:p>88,6</text:p>
          </table:table-cell>
          <table:table-cell table:style-name="ce29" office:value-type="float" office:value="84.9" calcext:value-type="float">
            <text:p>84,9</text:p>
          </table:table-cell>
          <table:table-cell table:style-name="ce29" office:value-type="float" office:value="91.8" calcext:value-type="float">
            <text:p>91,8</text:p>
          </table:table-cell>
          <table:table-cell table:number-columns-repeated="1010"/>
        </table:table-row>
        <table:table-row table:style-name="ro11">
          <table:table-cell table:style-name="ce13" office:value-type="string" calcext:value-type="string">
            <text:p>Somente telefone móvel celular ou <text:span text:style-name="T2">tablet</text:span></text:p>
          </table:table-cell>
          <table:table-cell table:style-name="ce24" office:value-type="float" office:value="28765.132" calcext:value-type="float">
            <text:p><text:s text:c="2"/>28 765</text:p>
          </table:table-cell>
          <table:table-cell table:style-name="ce24" office:value-type="float" office:value="3143.926" calcext:value-type="float">
            <text:p><text:s text:c="2"/>3 144</text:p>
          </table:table-cell>
          <table:table-cell table:style-name="ce24" office:value-type="float" office:value="8118.023" calcext:value-type="float">
            <text:p><text:s text:c="2"/>8 118</text:p>
          </table:table-cell>
          <table:table-cell table:style-name="ce24" office:value-type="float" office:value="11609.297" calcext:value-type="float">
            <text:p><text:s text:c="2"/>11 609</text:p>
          </table:table-cell>
          <table:table-cell table:style-name="ce24" office:value-type="float" office:value="3389.642" calcext:value-type="float">
            <text:p><text:s text:c="2"/>3 390</text:p>
          </table:table-cell>
          <table:table-cell table:style-name="ce24" office:value-type="float" office:value="2504.244" calcext:value-type="float">
            <text:p><text:s text:c="2"/>2 504</text:p>
          </table:table-cell>
          <table:table-cell table:style-name="ce13" office:value-type="string" calcext:value-type="string">
            <text:p>Somente telefone móvel celular ou <text:span text:style-name="T2">tablet</text:span></text:p>
          </table:table-cell>
          <table:table-cell table:style-name="ce29" office:value-type="float" office:value="28.2" calcext:value-type="float">
            <text:p>28,2</text:p>
          </table:table-cell>
          <table:table-cell table:style-name="ce29" office:value-type="float" office:value="46.8" calcext:value-type="float">
            <text:p>46,8</text:p>
          </table:table-cell>
          <table:table-cell table:style-name="ce29" office:value-type="float" office:value="37.2" calcext:value-type="float">
            <text:p>37,2</text:p>
          </table:table-cell>
          <table:table-cell table:style-name="ce29" office:value-type="float" office:value="23.6" calcext:value-type="float">
            <text:p>23,6</text:p>
          </table:table-cell>
          <table:table-cell table:style-name="ce29" office:value-type="float" office:value="21.5" calcext:value-type="float">
            <text:p>21,5</text:p>
          </table:table-cell>
          <table:table-cell table:style-name="ce29" office:value-type="float" office:value="29.4" calcext:value-type="float">
            <text:p>29,4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11598.22" calcext:value-type="float">
            <text:p><text:s text:c="2"/>11 598</text:p>
          </table:table-cell>
          <table:table-cell table:style-name="ce24" office:value-type="float" office:value="557.87" calcext:value-type="float">
            <text:p><text:s text:c="3"/>558</text:p>
          </table:table-cell>
          <table:table-cell table:style-name="ce24" office:value-type="float" office:value="2332.563" calcext:value-type="float">
            <text:p><text:s text:c="2"/>2 333</text:p>
          </table:table-cell>
          <table:table-cell table:style-name="ce24" office:value-type="float" office:value="5631.317" calcext:value-type="float">
            <text:p><text:s text:c="2"/>5 631</text:p>
          </table:table-cell>
          <table:table-cell table:style-name="ce24" office:value-type="float" office:value="2379.502" calcext:value-type="float">
            <text:p><text:s text:c="2"/>2 380</text:p>
          </table:table-cell>
          <table:table-cell table:style-name="ce24" office:value-type="float" office:value="696.968" calcext:value-type="float">
            <text:p><text:s text:c="3"/>697</text:p>
          </table:table-cell>
          <table:table-cell table:style-name="ce12" office:value-type="string" calcext:value-type="string">
            <text:p>Não utilizaram</text:p>
          </table:table-cell>
          <table:table-cell table:style-name="ce29" office:value-type="float" office:value="11.4" calcext:value-type="float">
            <text:p>11,4</text:p>
          </table:table-cell>
          <table:table-cell table:style-name="ce29" office:value-type="float" office:value="8.3" calcext:value-type="float">
            <text:p>8,3</text:p>
          </table:table-cell>
          <table:table-cell table:style-name="ce29" office:value-type="float" office:value="10.7" calcext:value-type="float">
            <text:p>10,7</text:p>
          </table:table-cell>
          <table:table-cell table:style-name="ce29" office:value-type="float" office:value="11.4" calcext:value-type="float">
            <text:p>11,4</text:p>
          </table:table-cell>
          <table:table-cell table:style-name="ce29" office:value-type="float" office:value="15.1" calcext:value-type="float">
            <text:p>15,1</text:p>
          </table:table-cell>
          <table:table-cell table:style-name="ce29" office:value-type="float" office:value="8.2" calcext:value-type="float">
            <text:p>8,2</text:p>
          </table:table-cell>
          <table:table-cell table:number-columns-repeated="1010"/>
        </table:table-row>
        <table:table-row table:style-name="ro11">
          <table:table-cell table:style-name="ce15" office:value-type="string" calcext:value-type="string">
            <text:p>Telefone móvel celular</text:p>
          </table:table-cell>
          <table:table-cell table:style-name="Default" table:number-columns-repeated="6"/>
          <table:table-cell table:style-name="ce15" office:value-type="string" calcext:value-type="string">
            <text:p>Telefone móvel celular</text:p>
          </table:table-cell>
          <table:table-cell table:style-name="ce29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89634.42" calcext:value-type="float">
            <text:p><text:s text:c="2"/>89 634</text:p>
          </table:table-cell>
          <table:table-cell table:style-name="ce24" office:value-type="float" office:value="6122.785" calcext:value-type="float">
            <text:p><text:s text:c="2"/>6 123</text:p>
          </table:table-cell>
          <table:table-cell table:style-name="ce24" office:value-type="float" office:value="19314.841" calcext:value-type="float">
            <text:p><text:s text:c="2"/>19 315</text:p>
          </table:table-cell>
          <table:table-cell table:style-name="ce24" office:value-type="float" office:value="43185.283" calcext:value-type="float">
            <text:p><text:s text:c="2"/>43 185</text:p>
          </table:table-cell>
          <table:table-cell table:style-name="ce24" office:value-type="float" office:value="13221.681" calcext:value-type="float">
            <text:p><text:s text:c="2"/>13 222</text:p>
          </table:table-cell>
          <table:table-cell table:style-name="ce24" office:value-type="float" office:value="7789.83" calcext:value-type="float">
            <text:p><text:s text:c="2"/>7 790</text:p>
          </table:table-cell>
          <table:table-cell table:style-name="ce12" office:value-type="string" calcext:value-type="string">
            <text:p>Utilizaram</text:p>
          </table:table-cell>
          <table:table-cell table:style-name="ce29" office:value-type="float" office:value="87.8" calcext:value-type="float">
            <text:p>87,8</text:p>
          </table:table-cell>
          <table:table-cell table:style-name="ce29" office:value-type="float" office:value="91.2" calcext:value-type="float">
            <text:p>91,2</text:p>
          </table:table-cell>
          <table:table-cell table:style-name="ce29" office:value-type="float" office:value="88.5" calcext:value-type="float">
            <text:p>88,5</text:p>
          </table:table-cell>
          <table:table-cell table:style-name="ce29" office:value-type="float" office:value="87.7" calcext:value-type="float">
            <text:p>87,7</text:p>
          </table:table-cell>
          <table:table-cell table:style-name="ce29" office:value-type="float" office:value="83.9" calcext:value-type="float">
            <text:p>83,9</text:p>
          </table:table-cell>
          <table:table-cell table:style-name="ce29" office:value-type="float" office:value="91.3" calcext:value-type="float">
            <text:p>91,3</text:p>
          </table:table-cell>
          <table:table-cell table:number-columns-repeated="1010"/>
        </table:table-row>
        <table:table-row table:style-name="ro11">
          <table:table-cell table:style-name="ce13" office:value-type="string" calcext:value-type="string">
            <text:p>Somente telefone móvel celular</text:p>
          </table:table-cell>
          <table:table-cell table:style-name="ce24" office:value-type="float" office:value="27003.38" calcext:value-type="float">
            <text:p><text:s text:c="2"/>27 003</text:p>
          </table:table-cell>
          <table:table-cell table:style-name="ce24" office:value-type="float" office:value="3056.665" calcext:value-type="float">
            <text:p><text:s text:c="2"/>3 057</text:p>
          </table:table-cell>
          <table:table-cell table:style-name="ce24" office:value-type="float" office:value="7639.732" calcext:value-type="float">
            <text:p><text:s text:c="2"/>7 640</text:p>
          </table:table-cell>
          <table:table-cell table:style-name="ce24" office:value-type="float" office:value="10765.672" calcext:value-type="float">
            <text:p><text:s text:c="2"/>10 766</text:p>
          </table:table-cell>
          <table:table-cell table:style-name="ce24" office:value-type="float" office:value="3136.474" calcext:value-type="float">
            <text:p><text:s text:c="2"/>3 136</text:p>
          </table:table-cell>
          <table:table-cell table:style-name="ce24" office:value-type="float" office:value="2404.837" calcext:value-type="float">
            <text:p><text:s text:c="2"/>2 405</text:p>
          </table:table-cell>
          <table:table-cell table:style-name="ce13" office:value-type="string" calcext:value-type="string">
            <text:p>Somente telefone móvel celular</text:p>
          </table:table-cell>
          <table:table-cell table:style-name="ce29" office:value-type="float" office:value="26.5" calcext:value-type="float">
            <text:p>26,5</text:p>
          </table:table-cell>
          <table:table-cell table:style-name="ce29" office:value-type="float" office:value="45.5" calcext:value-type="float">
            <text:p>45,5</text:p>
          </table:table-cell>
          <table:table-cell table:style-name="ce29" office:value-type="float" office:value="35" calcext:value-type="float">
            <text:p>35,0</text:p>
          </table:table-cell>
          <table:table-cell table:style-name="ce29" office:value-type="float" office:value="21.9" calcext:value-type="float">
            <text:p>21,9</text:p>
          </table:table-cell>
          <table:table-cell table:style-name="ce29" office:value-type="float" office:value="19.9" calcext:value-type="float">
            <text:p>19,9</text:p>
          </table:table-cell>
          <table:table-cell table:style-name="ce29" office:value-type="float" office:value="28.2" calcext:value-type="float">
            <text:p>28,2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12448.67" calcext:value-type="float">
            <text:p><text:s text:c="2"/>12 449</text:p>
          </table:table-cell>
          <table:table-cell table:style-name="ce24" office:value-type="float" office:value="592.526" calcext:value-type="float">
            <text:p><text:s text:c="3"/>593</text:p>
          </table:table-cell>
          <table:table-cell table:style-name="ce24" office:value-type="float" office:value="2516.243" calcext:value-type="float">
            <text:p><text:s text:c="2"/>2 516</text:p>
          </table:table-cell>
          <table:table-cell table:style-name="ce24" office:value-type="float" office:value="6061.7" calcext:value-type="float">
            <text:p><text:s text:c="2"/>6 062</text:p>
          </table:table-cell>
          <table:table-cell table:style-name="ce24" office:value-type="float" office:value="2537.291" calcext:value-type="float">
            <text:p><text:s text:c="2"/>2 537</text:p>
          </table:table-cell>
          <table:table-cell table:style-name="ce24" office:value-type="float" office:value="740.91" calcext:value-type="float">
            <text:p><text:s text:c="3"/>741</text:p>
          </table:table-cell>
          <table:table-cell table:style-name="ce12" office:value-type="string" calcext:value-type="string">
            <text:p>Não utilizaram</text:p>
          </table:table-cell>
          <table:table-cell table:style-name="ce29" office:value-type="float" office:value="12.2" calcext:value-type="float">
            <text:p>12,2</text:p>
          </table:table-cell>
          <table:table-cell table:style-name="ce29" office:value-type="float" office:value="8.8" calcext:value-type="float">
            <text:p>8,8</text:p>
          </table:table-cell>
          <table:table-cell table:style-name="ce29" office:value-type="float" office:value="11.5" calcext:value-type="float">
            <text:p>11,5</text:p>
          </table:table-cell>
          <table:table-cell table:style-name="ce29" office:value-type="float" office:value="12.3" calcext:value-type="float">
            <text:p>12,3</text:p>
          </table:table-cell>
          <table:table-cell table:style-name="ce29" office:value-type="float" office:value="16.1" calcext:value-type="float">
            <text:p>16,1</text:p>
          </table:table-cell>
          <table:table-cell table:style-name="ce29" office:value-type="float" office:value="8.7" calcext:value-type="float">
            <text:p>8,7</text:p>
          </table:table-cell>
          <table:table-cell table:number-columns-repeated="1010"/>
        </table:table-row>
        <table:table-row table:style-name="ro11">
          <table:table-cell table:style-name="ce16" office:value-type="string" calcext:value-type="string">
            <text:p>Tablet</text:p>
          </table:table-cell>
          <table:table-cell table:style-name="ce24" table:number-columns-repeated="6"/>
          <table:table-cell table:style-name="ce16" office:value-type="string" calcext:value-type="string">
            <text:p>Tablet</text:p>
          </table:table-cell>
          <table:table-cell table:style-name="ce29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15976.562" calcext:value-type="float">
            <text:p><text:s text:c="2"/>15 977</text:p>
          </table:table-cell>
          <table:table-cell table:style-name="ce24" office:value-type="float" office:value="535.921" calcext:value-type="float">
            <text:p><text:s text:c="3"/>536</text:p>
          </table:table-cell>
          <table:table-cell table:style-name="ce24" office:value-type="float" office:value="2786.728" calcext:value-type="float">
            <text:p><text:s text:c="2"/>2 787</text:p>
          </table:table-cell>
          <table:table-cell table:style-name="ce24" office:value-type="float" office:value="8851.286" calcext:value-type="float">
            <text:p><text:s text:c="2"/>8 851</text:p>
          </table:table-cell>
          <table:table-cell table:style-name="ce24" office:value-type="float" office:value="2574.578" calcext:value-type="float">
            <text:p><text:s text:c="2"/>2 575</text:p>
          </table:table-cell>
          <table:table-cell table:style-name="ce24" office:value-type="float" office:value="1228.049" calcext:value-type="float">
            <text:p><text:s text:c="2"/>1 228</text:p>
          </table:table-cell>
          <table:table-cell table:style-name="ce12" office:value-type="string" calcext:value-type="string">
            <text:p>Utilizaram</text:p>
          </table:table-cell>
          <table:table-cell table:style-name="ce29" office:value-type="float" office:value="15.7" calcext:value-type="float">
            <text:p>15,7</text:p>
          </table:table-cell>
          <table:table-cell table:style-name="ce29" office:value-type="float" office:value="8" calcext:value-type="float">
            <text:p>8,0</text:p>
          </table:table-cell>
          <table:table-cell table:style-name="ce29" office:value-type="float" office:value="12.8" calcext:value-type="float">
            <text:p>12,8</text:p>
          </table:table-cell>
          <table:table-cell table:style-name="ce29" office:value-type="float" office:value="18" calcext:value-type="float">
            <text:p>18,0</text:p>
          </table:table-cell>
          <table:table-cell table:style-name="ce29" office:value-type="float" office:value="16.3" calcext:value-type="float">
            <text:p>16,3</text:p>
          </table:table-cell>
          <table:table-cell table:style-name="ce29" office:value-type="float" office:value="14.4" calcext:value-type="float">
            <text:p>14,4</text:p>
          </table:table-cell>
          <table:table-cell table:number-columns-repeated="1010"/>
        </table:table-row>
        <table:table-row table:style-name="ro11">
          <table:table-cell table:style-name="ce13" office:value-type="string" calcext:value-type="string">
            <text:p>Somente <text:span text:style-name="T2">tablet</text:span></text:p>
          </table:table-cell>
          <table:table-cell table:style-name="ce24" office:value-type="float" office:value="368.096" calcext:value-type="float">
            <text:p><text:s text:c="3"/>368</text:p>
          </table:table-cell>
          <table:table-cell table:style-name="ce24" office:value-type="float" office:value="16.666" calcext:value-type="float">
            <text:p><text:s text:c="3"/>17</text:p>
          </table:table-cell>
          <table:table-cell table:style-name="ce24" office:value-type="float" office:value="105.581" calcext:value-type="float">
            <text:p><text:s text:c="3"/>106</text:p>
          </table:table-cell>
          <table:table-cell table:style-name="ce24" office:value-type="float" office:value="166.366" calcext:value-type="float">
            <text:p><text:s text:c="3"/>166</text:p>
          </table:table-cell>
          <table:table-cell table:style-name="ce24" office:value-type="float" office:value="61.811" calcext:value-type="float">
            <text:p><text:s text:c="3"/>62</text:p>
          </table:table-cell>
          <table:table-cell table:style-name="ce24" office:value-type="float" office:value="17.672" calcext:value-type="float">
            <text:p><text:s text:c="3"/>18</text:p>
          </table:table-cell>
          <table:table-cell table:style-name="ce13" office:value-type="string" calcext:value-type="string">
            <text:p>Somente <text:span text:style-name="T2">tablet</text:span></text:p>
          </table:table-cell>
          <table:table-cell table:style-name="ce29" office:value-type="float" office:value="0.4" calcext:value-type="float">
            <text:p>0,4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office:value-type="float" office:value="0.5" calcext:value-type="float">
            <text:p>0,5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4" calcext:value-type="float">
            <text:p>0,4</text:p>
          </table:table-cell>
          <table:table-cell table:style-name="ce29" office:value-type="float" office:value="0.2" calcext:value-type="float">
            <text:p>0,2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86106.528" calcext:value-type="float">
            <text:p><text:s text:c="2"/>86 107</text:p>
          </table:table-cell>
          <table:table-cell table:style-name="ce24" office:value-type="float" office:value="6179.39" calcext:value-type="float">
            <text:p><text:s text:c="2"/>6 179</text:p>
          </table:table-cell>
          <table:table-cell table:style-name="ce24" office:value-type="float" office:value="19044.356" calcext:value-type="float">
            <text:p><text:s text:c="2"/>19 044</text:p>
          </table:table-cell>
          <table:table-cell table:style-name="ce24" office:value-type="float" office:value="40395.697" calcext:value-type="float">
            <text:p><text:s text:c="2"/>40 396</text:p>
          </table:table-cell>
          <table:table-cell table:style-name="ce24" office:value-type="float" office:value="13184.394" calcext:value-type="float">
            <text:p><text:s text:c="2"/>13 184</text:p>
          </table:table-cell>
          <table:table-cell table:style-name="ce24" office:value-type="float" office:value="7302.691" calcext:value-type="float">
            <text:p><text:s text:c="2"/>7 303</text:p>
          </table:table-cell>
          <table:table-cell table:style-name="ce12" office:value-type="string" calcext:value-type="string">
            <text:p>Não utilizaram</text:p>
          </table:table-cell>
          <table:table-cell table:style-name="ce29" office:value-type="float" office:value="84.3" calcext:value-type="float">
            <text:p>84,3</text:p>
          </table:table-cell>
          <table:table-cell table:style-name="ce29" office:value-type="float" office:value="92" calcext:value-type="float">
            <text:p>92,0</text:p>
          </table:table-cell>
          <table:table-cell table:style-name="ce29" office:value-type="float" office:value="87.2" calcext:value-type="float">
            <text:p>87,2</text:p>
          </table:table-cell>
          <table:table-cell table:style-name="ce29" office:value-type="float" office:value="82" calcext:value-type="float">
            <text:p>82,0</text:p>
          </table:table-cell>
          <table:table-cell table:style-name="ce29" office:value-type="float" office:value="83.7" calcext:value-type="float">
            <text:p>83,7</text:p>
          </table:table-cell>
          <table:table-cell table:style-name="ce29" office:value-type="float" office:value="85.6" calcext:value-type="float">
            <text:p>85,6</text:p>
          </table:table-cell>
          <table:table-cell table:number-columns-repeated="1010"/>
        </table:table-row>
        <table:table-row table:style-name="ro11">
          <table:table-cell table:style-name="ce17" office:value-type="string" calcext:value-type="string">
            <text:p>Televisão</text:p>
          </table:table-cell>
          <table:table-cell table:style-name="ce24" table:number-columns-repeated="6"/>
          <table:table-cell table:style-name="ce17" office:value-type="string" calcext:value-type="string">
            <text:p>Televisão</text:p>
          </table:table-cell>
          <table:table-cell table:style-name="ce29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5305.012" calcext:value-type="float">
            <text:p><text:s text:c="2"/>5 305</text:p>
          </table:table-cell>
          <table:table-cell table:style-name="ce24" office:value-type="float" office:value="102.753" calcext:value-type="float">
            <text:p><text:s text:c="3"/>103</text:p>
          </table:table-cell>
          <table:table-cell table:style-name="ce24" office:value-type="float" office:value="703.922" calcext:value-type="float">
            <text:p><text:s text:c="3"/>704</text:p>
          </table:table-cell>
          <table:table-cell table:style-name="ce24" office:value-type="float" office:value="2999.377" calcext:value-type="float">
            <text:p><text:s text:c="2"/>2 999</text:p>
          </table:table-cell>
          <table:table-cell table:style-name="ce24" office:value-type="float" office:value="1031.798" calcext:value-type="float">
            <text:p><text:s text:c="2"/>1 032</text:p>
          </table:table-cell>
          <table:table-cell table:style-name="ce24" office:value-type="float" office:value="467.162" calcext:value-type="float">
            <text:p><text:s text:c="3"/>467</text:p>
          </table:table-cell>
          <table:table-cell table:style-name="ce12" office:value-type="string" calcext:value-type="string">
            <text:p>Utilizaram</text:p>
          </table:table-cell>
          <table:table-cell table:style-name="ce29" office:value-type="float" office:value="5.2" calcext:value-type="float">
            <text:p>5,2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3.2" calcext:value-type="float">
            <text:p>3,2</text:p>
          </table:table-cell>
          <table:table-cell table:style-name="ce29" office:value-type="float" office:value="6.1" calcext:value-type="float">
            <text:p>6,1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5.5" calcext:value-type="float">
            <text:p>5,5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96778.078" calcext:value-type="float">
            <text:p><text:s text:c="2"/>96 778</text:p>
          </table:table-cell>
          <table:table-cell table:style-name="ce24" office:value-type="float" office:value="6612.558" calcext:value-type="float">
            <text:p><text:s text:c="2"/>6 613</text:p>
          </table:table-cell>
          <table:table-cell table:style-name="ce24" office:value-type="float" office:value="21127.162" calcext:value-type="float">
            <text:p><text:s text:c="2"/>21 127</text:p>
          </table:table-cell>
          <table:table-cell table:style-name="ce24" office:value-type="float" office:value="46247.606" calcext:value-type="float">
            <text:p><text:s text:c="2"/>46 248</text:p>
          </table:table-cell>
          <table:table-cell table:style-name="ce24" office:value-type="float" office:value="14727.174" calcext:value-type="float">
            <text:p><text:s text:c="2"/>14 727</text:p>
          </table:table-cell>
          <table:table-cell table:style-name="ce24" office:value-type="float" office:value="8063.578" calcext:value-type="float">
            <text:p><text:s text:c="2"/>8 064</text:p>
          </table:table-cell>
          <table:table-cell table:style-name="ce12" office:value-type="string" calcext:value-type="string">
            <text:p>Não utilizaram</text:p>
          </table:table-cell>
          <table:table-cell table:style-name="ce29" office:value-type="float" office:value="94.8" calcext:value-type="float">
            <text:p>94,8</text:p>
          </table:table-cell>
          <table:table-cell table:style-name="ce29" office:value-type="float" office:value="98.5" calcext:value-type="float">
            <text:p>98,5</text:p>
          </table:table-cell>
          <table:table-cell table:style-name="ce29" office:value-type="float" office:value="96.8" calcext:value-type="float">
            <text:p>96,8</text:p>
          </table:table-cell>
          <table:table-cell table:style-name="ce29" office:value-type="float" office:value="93.9" calcext:value-type="float">
            <text:p>93,9</text:p>
          </table:table-cell>
          <table:table-cell table:style-name="ce29" office:value-type="float" office:value="93.5" calcext:value-type="float">
            <text:p>93,5</text:p>
          </table:table-cell>
          <table:table-cell table:style-name="ce29" office:value-type="float" office:value="94.5" calcext:value-type="float">
            <text:p>94,5</text:p>
          </table:table-cell>
          <table:table-cell table:number-columns-repeated="1010"/>
        </table:table-row>
        <table:table-row table:style-name="ro11">
          <table:table-cell table:style-name="ce14" office:value-type="string" calcext:value-type="string">
            <text:p>Outro equipamento</text:p>
          </table:table-cell>
          <table:table-cell table:style-name="ce24" table:number-columns-repeated="6"/>
          <table:table-cell table:style-name="ce14" office:value-type="string" calcext:value-type="string">
            <text:p>Outro equipamento</text:p>
          </table:table-cell>
          <table:table-cell table:style-name="ce29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555.981" calcext:value-type="float">
            <text:p><text:s text:c="3"/>556</text:p>
          </table:table-cell>
          <table:table-cell table:style-name="ce24" office:value-type="float" office:value="21.24" calcext:value-type="float">
            <text:p><text:s text:c="3"/>21</text:p>
          </table:table-cell>
          <table:table-cell table:style-name="ce24" office:value-type="float" office:value="46.21" calcext:value-type="float">
            <text:p><text:s text:c="3"/>46</text:p>
          </table:table-cell>
          <table:table-cell table:style-name="ce24" office:value-type="float" office:value="374.824" calcext:value-type="float">
            <text:p><text:s text:c="3"/>375</text:p>
          </table:table-cell>
          <table:table-cell table:style-name="ce24" office:value-type="float" office:value="79.715" calcext:value-type="float">
            <text:p><text:s text:c="3"/>80</text:p>
          </table:table-cell>
          <table:table-cell table:style-name="ce24" office:value-type="float" office:value="33.992" calcext:value-type="float">
            <text:p><text:s text:c="3"/>34</text:p>
          </table:table-cell>
          <table:table-cell table:style-name="ce12" office:value-type="string" calcext:value-type="string">
            <text:p>Utilizaram</text:p>
          </table:table-cell>
          <table:table-cell table:style-name="ce29" office:value-type="float" office:value="0.5" calcext:value-type="float">
            <text:p>0,5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office:value-type="float" office:value="0.8" calcext:value-type="float">
            <text:p>0,8</text:p>
          </table:table-cell>
          <table:table-cell table:style-name="ce29" office:value-type="float" office:value="0.5" calcext:value-type="float">
            <text:p>0,5</text:p>
          </table:table-cell>
          <table:table-cell table:style-name="ce29" office:value-type="float" office:value="0.4" calcext:value-type="float">
            <text:p>0,4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101527.109" calcext:value-type="float">
            <text:p><text:s text:c="2"/>101 527</text:p>
          </table:table-cell>
          <table:table-cell table:style-name="ce24" office:value-type="float" office:value="6694.071" calcext:value-type="float">
            <text:p><text:s text:c="2"/>6 694</text:p>
          </table:table-cell>
          <table:table-cell table:style-name="ce24" office:value-type="float" office:value="21784.874" calcext:value-type="float">
            <text:p><text:s text:c="2"/>21 785</text:p>
          </table:table-cell>
          <table:table-cell table:style-name="ce24" office:value-type="float" office:value="48872.159" calcext:value-type="float">
            <text:p><text:s text:c="2"/>48 872</text:p>
          </table:table-cell>
          <table:table-cell table:style-name="ce24" office:value-type="float" office:value="15679.257" calcext:value-type="float">
            <text:p><text:s text:c="2"/>15 679</text:p>
          </table:table-cell>
          <table:table-cell table:style-name="ce24" office:value-type="float" office:value="8496.748" calcext:value-type="float">
            <text:p><text:s text:c="2"/>8 497</text:p>
          </table:table-cell>
          <table:table-cell table:style-name="ce12" office:value-type="string" calcext:value-type="string">
            <text:p>Não utilizaram</text:p>
          </table:table-cell>
          <table:table-cell table:style-name="ce29" office:value-type="float" office:value="99.5" calcext:value-type="float">
            <text:p>99,5</text:p>
          </table:table-cell>
          <table:table-cell table:style-name="ce29" office:value-type="float" office:value="99.7" calcext:value-type="float">
            <text:p>99,7</text:p>
          </table:table-cell>
          <table:table-cell table:style-name="ce29" office:value-type="float" office:value="99.8" calcext:value-type="float">
            <text:p>99,8</text:p>
          </table:table-cell>
          <table:table-cell table:style-name="ce29" office:value-type="float" office:value="99.2" calcext:value-type="float">
            <text:p>99,2</text:p>
          </table:table-cell>
          <table:table-cell table:style-name="ce29" office:value-type="float" office:value="99.5" calcext:value-type="float">
            <text:p>99,5</text:p>
          </table:table-cell>
          <table:table-cell table:style-name="ce29" office:value-type="float" office:value="99.6" calcext:value-type="float">
            <text:p>99,6</text:p>
          </table:table-cell>
          <table:table-cell table:number-columns-repeated="1010"/>
        </table:table-row>
        <table:table-row table:style-name="ro12">
          <table:table-cell table:style-name="ce18"/>
          <table:table-cell table:style-name="ce21" table:number-columns-repeated="6"/>
          <table:table-cell table:style-name="ce18"/>
          <table:table-cell table:style-name="ce28" table:number-columns-repeated="3"/>
          <table:table-cell table:style-name="ce21" table:number-columns-repeated="3"/>
          <table:table-cell table:number-columns-repeated="1010"/>
        </table:table-row>
        <table:table-row table:style-name="ro9">
          <table:table-cell table:style-name="ce19" office:value-type="string" calcext:value-type="string">
            <text:p>Fonte: IBGE, Diretoria de Pesquisas, Coordenação de Trabalho e Rendimento, Pesquisa Nacional por Amostra de Domicílios 2015.</text:p>
          </table:table-cell>
          <table:table-cell table:style-name="ce25" table:number-columns-repeated="6"/>
          <table:table-cell table:style-name="ce19" office:value-type="string" calcext:value-type="string">
            <text:p>Fonte: IBGE, Diretoria de Pesquisas, Coordenação de Trabalho e Rendimento, Pesquisa Nacional por Amostra de Domicílios 2015.</text:p>
          </table:table-cell>
          <table:table-cell table:style-name="ce29" table:number-columns-repeated="3"/>
          <table:table-cell table:style-name="ce25" table:number-columns-repeated="3"/>
          <table:table-cell table:number-columns-repeated="1010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ab 1.2.2.1 e 1.2.2.2 " table:style-name="ta4">
        <table:table-column table:style-name="co2" table:default-cell-style-name="ce20"/>
        <table:table-column table:style-name="co3" table:number-columns-repeated="6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1" table:number-columns-repeated="1009" table:default-cell-style-name="ce20"/>
        <table:table-row table:style-name="ro8">
          <table:table-cell table:style-name="ce7" office:value-type="string" calcext:value-type="string" table:number-columns-spanned="7" table:number-rows-spanned="1">
            <text:p>Tabela 1.2.2.1 - Rendimento médio mensal domiciliar per capita das pessoas de 10 anos ou mais de idade que utilizaram a Internet, no período de referência dos últimos três meses, por Grandes Regiões, segundo o equipamento utilizado para acessar a Internet - 2015 </text:p>
          </table:table-cell>
          <table:covered-table-cell table:number-columns-repeated="6" table:style-name="ce7"/>
          <table:table-cell table:style-name="ce7" office:value-type="string" calcext:value-type="string" table:number-columns-spanned="7" table:number-rows-spanned="1">
            <text:p>Tabela 1.2.2.2 - Rendimento mediano mensal domiciliar per capita das pessoas de 10 anos ou mais de idade que utilizaram a Internet, no período de referência dos últimos três meses, por Grandes Regiões, segundo o equipamento utilizado para acessar a Internet - 2015 </text:p>
          </table:table-cell>
          <table:covered-table-cell table:number-columns-repeated="6" table:style-name="ce7"/>
          <table:table-cell table:number-columns-repeated="1010"/>
        </table:table-row>
        <table:table-row table:style-name="ro9">
          <table:table-cell table:style-name="ce8"/>
          <table:table-cell table:style-name="ce21" table:number-columns-repeated="6"/>
          <table:table-cell table:style-name="ce8"/>
          <table:table-cell table:style-name="ce21" table:number-columns-repeated="6"/>
          <table:table-cell table:number-columns-repeated="1010"/>
        </table:table-row>
        <table:table-row table:style-name="ro10">
          <table:table-cell table:style-name="ce9" office:value-type="string" calcext:value-type="string" table:number-columns-spanned="1" table:number-rows-spanned="3">
            <text:p>Equipamento utilizado para acessar a Internet</text:p>
          </table:table-cell>
          <table:table-cell table:style-name="ce22" office:value-type="string" calcext:value-type="string" table:number-columns-spanned="6" table:number-rows-spanned="1">
            <text:p> Rendimento médio mensal domiciliar <text:span text:style-name="T3">per capita</text:span><text:span text:style-name="T4"> das pessoas de 10 anos ou mais de idade que utilizaram a Internet, no período de referência dos últimos três meses (R$)</text:span></text:p>
          </table:table-cell>
          <table:covered-table-cell table:number-columns-repeated="5" table:style-name="ce22"/>
          <table:table-cell table:style-name="ce9" office:value-type="string" calcext:value-type="string" table:number-columns-spanned="1" table:number-rows-spanned="3">
            <text:p>Equipamento utilizado para acessar a Internet</text:p>
          </table:table-cell>
          <table:table-cell table:style-name="ce22" office:value-type="string" calcext:value-type="string" table:number-columns-spanned="6" table:number-rows-spanned="1">
            <text:p> Rendimento mediano mensal domiciliar <text:span text:style-name="T3">per capita</text:span><text:span text:style-name="T4"> das pessoas de 10 anos ou mais de idade que utilizaram a Internet, no período de referência dos últimos três meses (R$)</text:span></text:p>
          </table:table-cell>
          <table:covered-table-cell table:number-columns-repeated="5" table:style-name="ce22"/>
          <table:table-cell table:number-columns-repeated="1010"/>
        </table:table-row>
        <table:table-row table:style-name="ro11">
          <table:covered-table-cell table:style-name="ce9"/>
          <table:table-cell table:style-name="ce23" office:value-type="string" calcext:value-type="string" table:number-columns-spanned="1" table:number-rows-spanned="2">
            <text:p>Brasil</text:p>
          </table:table-cell>
          <table:table-cell table:style-name="ce26" office:value-type="string" calcext:value-type="string" table:number-columns-spanned="5" table:number-rows-spanned="1">
            <text:p>Grandes Regiões</text:p>
          </table:table-cell>
          <table:covered-table-cell table:number-columns-repeated="4" table:style-name="ce26"/>
          <table:covered-table-cell table:style-name="ce9"/>
          <table:table-cell table:style-name="ce23" office:value-type="string" calcext:value-type="string" table:number-columns-spanned="1" table:number-rows-spanned="2">
            <text:p>Brasil</text:p>
          </table:table-cell>
          <table:table-cell table:style-name="ce26" office:value-type="string" calcext:value-type="string" table:number-columns-spanned="5" table:number-rows-spanned="1">
            <text:p>Grandes Regiões</text:p>
          </table:table-cell>
          <table:covered-table-cell table:number-columns-repeated="4" table:style-name="ce26"/>
          <table:table-cell table:number-columns-repeated="1010"/>
        </table:table-row>
        <table:table-row table:style-name="ro11">
          <table:covered-table-cell table:style-name="ce9"/>
          <table:covered-table-cell table:style-name="ce23"/>
          <table:table-cell table:style-name="ce27" office:value-type="string" calcext:value-type="string">
            <text:p>Norte</text:p>
          </table:table-cell>
          <table:table-cell table:style-name="ce27" office:value-type="string" calcext:value-type="string">
            <text:p>Nordeste</text:p>
          </table:table-cell>
          <table:table-cell table:style-name="ce27" office:value-type="string" calcext:value-type="string">
            <text:p>Sudeste</text:p>
          </table:table-cell>
          <table:table-cell table:style-name="ce27" office:value-type="string" calcext:value-type="string">
            <text:p>Sul</text:p>
          </table:table-cell>
          <table:table-cell table:style-name="ce22" office:value-type="string" calcext:value-type="string">
            <text:p>Centro-Oeste</text:p>
          </table:table-cell>
          <table:covered-table-cell table:style-name="ce9"/>
          <table:covered-table-cell table:style-name="ce23"/>
          <table:table-cell table:style-name="ce27" office:value-type="string" calcext:value-type="string">
            <text:p>Norte</text:p>
          </table:table-cell>
          <table:table-cell table:style-name="ce27" office:value-type="string" calcext:value-type="string">
            <text:p>Nordeste</text:p>
          </table:table-cell>
          <table:table-cell table:style-name="ce27" office:value-type="string" calcext:value-type="string">
            <text:p>Sudeste</text:p>
          </table:table-cell>
          <table:table-cell table:style-name="ce27" office:value-type="string" calcext:value-type="string">
            <text:p>Sul</text:p>
          </table:table-cell>
          <table:table-cell table:style-name="ce22" office:value-type="string" calcext:value-type="string">
            <text:p>Centro-Oeste</text:p>
          </table:table-cell>
          <table:table-cell table:number-columns-repeated="1010"/>
        </table:table-row>
        <table:table-row table:style-name="ro11">
          <table:table-cell table:style-name="ce10" office:value-type="string" calcext:value-type="string">
            <text:p>Total</text:p>
          </table:table-cell>
          <table:table-cell table:style-name="ce24" office:value-type="float" office:value="1391" calcext:value-type="float">
            <text:p><text:s text:c="2"/>1 391</text:p>
          </table:table-cell>
          <table:table-cell table:style-name="ce24" office:value-type="float" office:value="990" calcext:value-type="float">
            <text:p><text:s text:c="3"/>990</text:p>
          </table:table-cell>
          <table:table-cell table:style-name="ce24" office:value-type="float" office:value="949" calcext:value-type="float">
            <text:p><text:s text:c="3"/>949</text:p>
          </table:table-cell>
          <table:table-cell table:style-name="ce24" office:value-type="float" office:value="1536" calcext:value-type="float">
            <text:p><text:s text:c="2"/>1 536</text:p>
          </table:table-cell>
          <table:table-cell table:style-name="ce24" office:value-type="float" office:value="1612" calcext:value-type="float">
            <text:p><text:s text:c="2"/>1 612</text:p>
          </table:table-cell>
          <table:table-cell table:style-name="ce24" office:value-type="float" office:value="1613" calcext:value-type="float">
            <text:p><text:s text:c="2"/>1 613</text:p>
          </table:table-cell>
          <table:table-cell table:style-name="ce10" office:value-type="string" calcext:value-type="string">
            <text:p>Total</text:p>
          </table:table-cell>
          <table:table-cell table:style-name="ce24" office:value-type="float" office:value="843" calcext:value-type="float">
            <text:p><text:s text:c="3"/>843</text:p>
          </table:table-cell>
          <table:table-cell table:style-name="ce24" office:value-type="float" office:value="601" calcext:value-type="float">
            <text:p><text:s text:c="3"/>601</text:p>
          </table:table-cell>
          <table:table-cell table:style-name="ce24" office:value-type="float" office:value="560" calcext:value-type="float">
            <text:p><text:s text:c="3"/>560</text:p>
          </table:table-cell>
          <table:table-cell table:style-name="ce24" office:value-type="float" office:value="945" calcext:value-type="float">
            <text:p><text:s text:c="3"/>945</text:p>
          </table:table-cell>
          <table:table-cell table:style-name="ce24" office:value-type="float" office:value="1095" calcext:value-type="float">
            <text:p><text:s text:c="2"/>1 095</text:p>
          </table:table-cell>
          <table:table-cell table:style-name="ce24" office:value-type="float" office:value="960" calcext:value-type="float">
            <text:p><text:s text:c="3"/>960</text:p>
          </table:table-cell>
          <table:table-cell table:number-columns-repeated="1010"/>
        </table:table-row>
        <table:table-row table:style-name="ro11">
          <table:table-cell table:style-name="ce11" office:value-type="string" calcext:value-type="string">
            <text:p>Microcomputador</text:p>
          </table:table-cell>
          <table:table-cell table:style-name="ce24" table:number-columns-repeated="6"/>
          <table:table-cell table:style-name="ce11" office:value-type="string" calcext:value-type="string">
            <text:p>Microcomputador</text:p>
          </table:table-cell>
          <table:table-cell table:style-name="ce24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1640" calcext:value-type="float">
            <text:p><text:s text:c="2"/>1 640</text:p>
          </table:table-cell>
          <table:table-cell table:style-name="ce24" office:value-type="float" office:value="1297" calcext:value-type="float">
            <text:p><text:s text:c="2"/>1 297</text:p>
          </table:table-cell>
          <table:table-cell table:style-name="ce24" office:value-type="float" office:value="1182" calcext:value-type="float">
            <text:p><text:s text:c="2"/>1 182</text:p>
          </table:table-cell>
          <table:table-cell table:style-name="ce24" office:value-type="float" office:value="1749" calcext:value-type="float">
            <text:p><text:s text:c="2"/>1 749</text:p>
          </table:table-cell>
          <table:table-cell table:style-name="ce24" office:value-type="float" office:value="1794" calcext:value-type="float">
            <text:p><text:s text:c="2"/>1 794</text:p>
          </table:table-cell>
          <table:table-cell table:style-name="ce24" office:value-type="float" office:value="1916" calcext:value-type="float">
            <text:p><text:s text:c="2"/>1 916</text:p>
          </table:table-cell>
          <table:table-cell table:style-name="ce12" office:value-type="string" calcext:value-type="string">
            <text:p>Utilizaram</text:p>
          </table:table-cell>
          <table:table-cell table:style-name="ce24" office:value-type="float" office:value="1000" calcext:value-type="float">
            <text:p><text:s text:c="2"/>1 000</text:p>
          </table:table-cell>
          <table:table-cell table:style-name="ce24" office:value-type="float" office:value="800" calcext:value-type="float">
            <text:p><text:s text:c="3"/>800</text:p>
          </table:table-cell>
          <table:table-cell table:style-name="ce24" office:value-type="float" office:value="699" calcext:value-type="float">
            <text:p><text:s text:c="3"/>699</text:p>
          </table:table-cell>
          <table:table-cell table:style-name="ce24" office:value-type="float" office:value="1065" calcext:value-type="float">
            <text:p><text:s text:c="2"/>1 065</text:p>
          </table:table-cell>
          <table:table-cell table:style-name="ce24" office:value-type="float" office:value="1224" calcext:value-type="float">
            <text:p><text:s text:c="2"/>1 224</text:p>
          </table:table-cell>
          <table:table-cell table:style-name="ce24" office:value-type="float" office:value="1134" calcext:value-type="float">
            <text:p><text:s text:c="2"/>1 134</text:p>
          </table:table-cell>
          <table:table-cell table:number-columns-repeated="1010"/>
        </table:table-row>
        <table:table-row table:style-name="ro11">
          <table:table-cell table:style-name="ce13" office:value-type="string" calcext:value-type="string">
            <text:p>Somente microcomputador</text:p>
          </table:table-cell>
          <table:table-cell table:style-name="ce24" office:value-type="float" office:value="1150" calcext:value-type="float">
            <text:p><text:s text:c="2"/>1 150</text:p>
          </table:table-cell>
          <table:table-cell table:style-name="ce24" office:value-type="float" office:value="778" calcext:value-type="float">
            <text:p><text:s text:c="3"/>778</text:p>
          </table:table-cell>
          <table:table-cell table:style-name="ce24" office:value-type="float" office:value="737" calcext:value-type="float">
            <text:p><text:s text:c="3"/>737</text:p>
          </table:table-cell>
          <table:table-cell table:style-name="ce24" office:value-type="float" office:value="1263" calcext:value-type="float">
            <text:p><text:s text:c="2"/>1 263</text:p>
          </table:table-cell>
          <table:table-cell table:style-name="ce24" office:value-type="float" office:value="1355" calcext:value-type="float">
            <text:p><text:s text:c="2"/>1 355</text:p>
          </table:table-cell>
          <table:table-cell table:style-name="ce24" office:value-type="float" office:value="1236" calcext:value-type="float">
            <text:p><text:s text:c="2"/>1 236</text:p>
          </table:table-cell>
          <table:table-cell table:style-name="ce13" office:value-type="string" calcext:value-type="string">
            <text:p>Somente microcomputador</text:p>
          </table:table-cell>
          <table:table-cell table:style-name="ce24" office:value-type="float" office:value="765" calcext:value-type="float">
            <text:p><text:s text:c="3"/>765</text:p>
          </table:table-cell>
          <table:table-cell table:style-name="ce24" office:value-type="float" office:value="496" calcext:value-type="float">
            <text:p><text:s text:c="3"/>496</text:p>
          </table:table-cell>
          <table:table-cell table:style-name="ce24" office:value-type="float" office:value="450" calcext:value-type="float">
            <text:p><text:s text:c="3"/>450</text:p>
          </table:table-cell>
          <table:table-cell table:style-name="ce24" office:value-type="float" office:value="833" calcext:value-type="float">
            <text:p><text:s text:c="3"/>833</text:p>
          </table:table-cell>
          <table:table-cell table:style-name="ce24" office:value-type="float" office:value="962" calcext:value-type="float">
            <text:p><text:s text:c="3"/>962</text:p>
          </table:table-cell>
          <table:table-cell table:style-name="ce24" office:value-type="float" office:value="788" calcext:value-type="float">
            <text:p><text:s text:c="3"/>788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780" calcext:value-type="float">
            <text:p><text:s text:c="3"/>780</text:p>
          </table:table-cell>
          <table:table-cell table:style-name="ce24" office:value-type="float" office:value="654" calcext:value-type="float">
            <text:p><text:s text:c="3"/>654</text:p>
          </table:table-cell>
          <table:table-cell table:style-name="ce24" office:value-type="float" office:value="564" calcext:value-type="float">
            <text:p><text:s text:c="3"/>564</text:p>
          </table:table-cell>
          <table:table-cell table:style-name="ce24" office:value-type="float" office:value="881" calcext:value-type="float">
            <text:p><text:s text:c="3"/>881</text:p>
          </table:table-cell>
          <table:table-cell table:style-name="ce24" office:value-type="float" office:value="973" calcext:value-type="float">
            <text:p><text:s text:c="3"/>973</text:p>
          </table:table-cell>
          <table:table-cell table:style-name="ce24" office:value-type="float" office:value="910" calcext:value-type="float">
            <text:p><text:s text:c="3"/>910</text:p>
          </table:table-cell>
          <table:table-cell table:style-name="ce12" office:value-type="string" calcext:value-type="string">
            <text:p>Não utilizaram</text:p>
          </table:table-cell>
          <table:table-cell table:style-name="ce24" office:value-type="float" office:value="571" calcext:value-type="float">
            <text:p><text:s text:c="3"/>571</text:p>
          </table:table-cell>
          <table:table-cell table:style-name="ce24" office:value-type="float" office:value="482" calcext:value-type="float">
            <text:p><text:s text:c="3"/>482</text:p>
          </table:table-cell>
          <table:table-cell table:style-name="ce24" office:value-type="float" office:value="412" calcext:value-type="float">
            <text:p><text:s text:c="3"/>412</text:p>
          </table:table-cell>
          <table:table-cell table:style-name="ce24" office:value-type="float" office:value="662" calcext:value-type="float">
            <text:p><text:s text:c="3"/>662</text:p>
          </table:table-cell>
          <table:table-cell table:style-name="ce24" office:value-type="float" office:value="756" calcext:value-type="float">
            <text:p><text:s text:c="3"/>756</text:p>
          </table:table-cell>
          <table:table-cell table:style-name="ce24" office:value-type="float" office:value="698" calcext:value-type="float">
            <text:p><text:s text:c="3"/>698</text:p>
          </table:table-cell>
          <table:table-cell table:number-columns-repeated="1010"/>
        </table:table-row>
        <table:table-row table:style-name="ro11">
          <table:table-cell table:style-name="ce14" office:value-type="string" calcext:value-type="string">
            <text:p>Telefone móvel celular ou <text:span text:style-name="T1">tablet</text:span></text:p>
          </table:table-cell>
          <table:table-cell table:style-name="ce24" table:number-columns-repeated="6"/>
          <table:table-cell table:style-name="ce14" office:value-type="string" calcext:value-type="string">
            <text:p>Telefone móvel celular ou <text:span text:style-name="T1">tablet</text:span></text:p>
          </table:table-cell>
          <table:table-cell table:style-name="ce24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1421" calcext:value-type="float">
            <text:p><text:s text:c="2"/>1 421</text:p>
          </table:table-cell>
          <table:table-cell table:style-name="ce24" office:value-type="float" office:value="1009" calcext:value-type="float">
            <text:p><text:s text:c="2"/>1 009</text:p>
          </table:table-cell>
          <table:table-cell table:style-name="ce24" office:value-type="float" office:value="974" calcext:value-type="float">
            <text:p><text:s text:c="3"/>974</text:p>
          </table:table-cell>
          <table:table-cell table:style-name="ce24" office:value-type="float" office:value="1572" calcext:value-type="float">
            <text:p><text:s text:c="2"/>1 572</text:p>
          </table:table-cell>
          <table:table-cell table:style-name="ce24" office:value-type="float" office:value="1656" calcext:value-type="float">
            <text:p><text:s text:c="2"/>1 656</text:p>
          </table:table-cell>
          <table:table-cell table:style-name="ce24" office:value-type="float" office:value="1646" calcext:value-type="float">
            <text:p><text:s text:c="2"/>1 646</text:p>
          </table:table-cell>
          <table:table-cell table:style-name="ce12" office:value-type="string" calcext:value-type="string">
            <text:p>Utilizaram</text:p>
          </table:table-cell>
          <table:table-cell table:style-name="ce24" office:value-type="float" office:value="857" calcext:value-type="float">
            <text:p><text:s text:c="3"/>857</text:p>
          </table:table-cell>
          <table:table-cell table:style-name="ce24" office:value-type="float" office:value="625" calcext:value-type="float">
            <text:p><text:s text:c="3"/>625</text:p>
          </table:table-cell>
          <table:table-cell table:style-name="ce24" office:value-type="float" office:value="574" calcext:value-type="float">
            <text:p><text:s text:c="3"/>574</text:p>
          </table:table-cell>
          <table:table-cell table:style-name="ce24" office:value-type="float" office:value="955" calcext:value-type="float">
            <text:p><text:s text:c="3"/>955</text:p>
          </table:table-cell>
          <table:table-cell table:style-name="ce24" office:value-type="float" office:value="1119" calcext:value-type="float">
            <text:p><text:s text:c="2"/>1 119</text:p>
          </table:table-cell>
          <table:table-cell table:style-name="ce24" office:value-type="float" office:value="980" calcext:value-type="float">
            <text:p><text:s text:c="3"/>980</text:p>
          </table:table-cell>
          <table:table-cell table:number-columns-repeated="1010"/>
        </table:table-row>
        <table:table-row table:style-name="ro11">
          <table:table-cell table:style-name="ce13" office:value-type="string" calcext:value-type="string">
            <text:p>Somente telefone móvel celular ou <text:span text:style-name="T2">tablet</text:span></text:p>
          </table:table-cell>
          <table:table-cell table:style-name="ce24" office:value-type="float" office:value="774" calcext:value-type="float">
            <text:p><text:s text:c="3"/>774</text:p>
          </table:table-cell>
          <table:table-cell table:style-name="ce24" office:value-type="float" office:value="649" calcext:value-type="float">
            <text:p><text:s text:c="3"/>649</text:p>
          </table:table-cell>
          <table:table-cell table:style-name="ce24" office:value-type="float" office:value="562" calcext:value-type="float">
            <text:p><text:s text:c="3"/>562</text:p>
          </table:table-cell>
          <table:table-cell table:style-name="ce24" office:value-type="float" office:value="875" calcext:value-type="float">
            <text:p><text:s text:c="3"/>875</text:p>
          </table:table-cell>
          <table:table-cell table:style-name="ce24" office:value-type="float" office:value="965" calcext:value-type="float">
            <text:p><text:s text:c="3"/>965</text:p>
          </table:table-cell>
          <table:table-cell table:style-name="ce24" office:value-type="float" office:value="900" calcext:value-type="float">
            <text:p><text:s text:c="3"/>900</text:p>
          </table:table-cell>
          <table:table-cell table:style-name="ce13" office:value-type="string" calcext:value-type="string">
            <text:p>Somente telefone móvel celular ou <text:span text:style-name="T2">tablet</text:span></text:p>
          </table:table-cell>
          <table:table-cell table:style-name="ce24" office:value-type="float" office:value="566" calcext:value-type="float">
            <text:p><text:s text:c="3"/>566</text:p>
          </table:table-cell>
          <table:table-cell table:style-name="ce24" office:value-type="float" office:value="482" calcext:value-type="float">
            <text:p><text:s text:c="3"/>482</text:p>
          </table:table-cell>
          <table:table-cell table:style-name="ce24" office:value-type="float" office:value="411" calcext:value-type="float">
            <text:p><text:s text:c="3"/>411</text:p>
          </table:table-cell>
          <table:table-cell table:style-name="ce24" office:value-type="float" office:value="661" calcext:value-type="float">
            <text:p><text:s text:c="3"/>661</text:p>
          </table:table-cell>
          <table:table-cell table:style-name="ce24" office:value-type="float" office:value="751" calcext:value-type="float">
            <text:p><text:s text:c="3"/>751</text:p>
          </table:table-cell>
          <table:table-cell table:style-name="ce24" office:value-type="float" office:value="697" calcext:value-type="float">
            <text:p><text:s text:c="3"/>697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1151" calcext:value-type="float">
            <text:p><text:s text:c="2"/>1 151</text:p>
          </table:table-cell>
          <table:table-cell table:style-name="ce24" office:value-type="float" office:value="774" calcext:value-type="float">
            <text:p><text:s text:c="3"/>774</text:p>
          </table:table-cell>
          <table:table-cell table:style-name="ce24" office:value-type="float" office:value="736" calcext:value-type="float">
            <text:p><text:s text:c="3"/>736</text:p>
          </table:table-cell>
          <table:table-cell table:style-name="ce24" office:value-type="float" office:value="1261" calcext:value-type="float">
            <text:p><text:s text:c="2"/>1 261</text:p>
          </table:table-cell>
          <table:table-cell table:style-name="ce24" office:value-type="float" office:value="1366" calcext:value-type="float">
            <text:p><text:s text:c="2"/>1 366</text:p>
          </table:table-cell>
          <table:table-cell table:style-name="ce24" office:value-type="float" office:value="1237" calcext:value-type="float">
            <text:p><text:s text:c="2"/>1 237</text:p>
          </table:table-cell>
          <table:table-cell table:style-name="ce12" office:value-type="string" calcext:value-type="string">
            <text:p>Não utilizaram</text:p>
          </table:table-cell>
          <table:table-cell table:style-name="ce24" office:value-type="float" office:value="765" calcext:value-type="float">
            <text:p><text:s text:c="3"/>765</text:p>
          </table:table-cell>
          <table:table-cell table:style-name="ce24" office:value-type="float" office:value="482" calcext:value-type="float">
            <text:p><text:s text:c="3"/>482</text:p>
          </table:table-cell>
          <table:table-cell table:style-name="ce24" office:value-type="float" office:value="453" calcext:value-type="float">
            <text:p><text:s text:c="3"/>453</text:p>
          </table:table-cell>
          <table:table-cell table:style-name="ce24" office:value-type="float" office:value="834" calcext:value-type="float">
            <text:p><text:s text:c="3"/>834</text:p>
          </table:table-cell>
          <table:table-cell table:style-name="ce24" office:value-type="float" office:value="965" calcext:value-type="float">
            <text:p><text:s text:c="3"/>965</text:p>
          </table:table-cell>
          <table:table-cell table:style-name="ce24" office:value-type="float" office:value="788" calcext:value-type="float">
            <text:p><text:s text:c="3"/>788</text:p>
          </table:table-cell>
          <table:table-cell table:number-columns-repeated="1010"/>
        </table:table-row>
        <table:table-row table:style-name="ro11">
          <table:table-cell table:style-name="ce15" office:value-type="string" calcext:value-type="string">
            <text:p>Telefone móvel celular</text:p>
          </table:table-cell>
          <table:table-cell table:style-name="ce24" table:number-columns-repeated="6"/>
          <table:table-cell table:style-name="ce15" office:value-type="string" calcext:value-type="string">
            <text:p>Telefone móvel celular</text:p>
          </table:table-cell>
          <table:table-cell table:style-name="ce24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1421" calcext:value-type="float">
            <text:p><text:s text:c="2"/>1 421</text:p>
          </table:table-cell>
          <table:table-cell table:style-name="ce24" office:value-type="float" office:value="1009" calcext:value-type="float">
            <text:p><text:s text:c="2"/>1 009</text:p>
          </table:table-cell>
          <table:table-cell table:style-name="ce24" office:value-type="float" office:value="975" calcext:value-type="float">
            <text:p><text:s text:c="3"/>975</text:p>
          </table:table-cell>
          <table:table-cell table:style-name="ce24" office:value-type="float" office:value="1572" calcext:value-type="float">
            <text:p><text:s text:c="2"/>1 572</text:p>
          </table:table-cell>
          <table:table-cell table:style-name="ce24" office:value-type="float" office:value="1657" calcext:value-type="float">
            <text:p><text:s text:c="2"/>1 657</text:p>
          </table:table-cell>
          <table:table-cell table:style-name="ce24" office:value-type="float" office:value="1647" calcext:value-type="float">
            <text:p><text:s text:c="2"/>1 647</text:p>
          </table:table-cell>
          <table:table-cell table:style-name="ce12" office:value-type="string" calcext:value-type="string">
            <text:p>Utilizaram</text:p>
          </table:table-cell>
          <table:table-cell table:style-name="ce24" office:value-type="float" office:value="857" calcext:value-type="float">
            <text:p><text:s text:c="3"/>857</text:p>
          </table:table-cell>
          <table:table-cell table:style-name="ce24" office:value-type="float" office:value="625" calcext:value-type="float">
            <text:p><text:s text:c="3"/>625</text:p>
          </table:table-cell>
          <table:table-cell table:style-name="ce24" office:value-type="float" office:value="574" calcext:value-type="float">
            <text:p><text:s text:c="3"/>574</text:p>
          </table:table-cell>
          <table:table-cell table:style-name="ce24" office:value-type="float" office:value="956" calcext:value-type="float">
            <text:p><text:s text:c="3"/>956</text:p>
          </table:table-cell>
          <table:table-cell table:style-name="ce24" office:value-type="float" office:value="1120" calcext:value-type="float">
            <text:p><text:s text:c="2"/>1 120</text:p>
          </table:table-cell>
          <table:table-cell table:style-name="ce24" office:value-type="float" office:value="982" calcext:value-type="float">
            <text:p><text:s text:c="3"/>982</text:p>
          </table:table-cell>
          <table:table-cell table:number-columns-repeated="1010"/>
        </table:table-row>
        <table:table-row table:style-name="ro11">
          <table:table-cell table:style-name="ce13" office:value-type="string" calcext:value-type="string">
            <text:p>Somente telefone móvel celular</text:p>
          </table:table-cell>
          <table:table-cell table:style-name="ce24" office:value-type="float" office:value="752" calcext:value-type="float">
            <text:p><text:s text:c="3"/>752</text:p>
          </table:table-cell>
          <table:table-cell table:style-name="ce24" office:value-type="float" office:value="641" calcext:value-type="float">
            <text:p><text:s text:c="3"/>641</text:p>
          </table:table-cell>
          <table:table-cell table:style-name="ce24" office:value-type="float" office:value="554" calcext:value-type="float">
            <text:p><text:s text:c="3"/>554</text:p>
          </table:table-cell>
          <table:table-cell table:style-name="ce24" office:value-type="float" office:value="846" calcext:value-type="float">
            <text:p><text:s text:c="3"/>846</text:p>
          </table:table-cell>
          <table:table-cell table:style-name="ce24" office:value-type="float" office:value="924" calcext:value-type="float">
            <text:p><text:s text:c="3"/>924</text:p>
          </table:table-cell>
          <table:table-cell table:style-name="ce24" office:value-type="float" office:value="891" calcext:value-type="float">
            <text:p><text:s text:c="3"/>891</text:p>
          </table:table-cell>
          <table:table-cell table:style-name="ce13" office:value-type="string" calcext:value-type="string">
            <text:p>Somente telefone móvel celular</text:p>
          </table:table-cell>
          <table:table-cell table:style-name="ce24" office:value-type="float" office:value="560" calcext:value-type="float">
            <text:p><text:s text:c="3"/>560</text:p>
          </table:table-cell>
          <table:table-cell table:style-name="ce24" office:value-type="float" office:value="477" calcext:value-type="float">
            <text:p><text:s text:c="3"/>477</text:p>
          </table:table-cell>
          <table:table-cell table:style-name="ce24" office:value-type="float" office:value="406" calcext:value-type="float">
            <text:p><text:s text:c="3"/>406</text:p>
          </table:table-cell>
          <table:table-cell table:style-name="ce24" office:value-type="float" office:value="650" calcext:value-type="float">
            <text:p><text:s text:c="3"/>650</text:p>
          </table:table-cell>
          <table:table-cell table:style-name="ce24" office:value-type="float" office:value="747" calcext:value-type="float">
            <text:p><text:s text:c="3"/>747</text:p>
          </table:table-cell>
          <table:table-cell table:style-name="ce24" office:value-type="float" office:value="694" calcext:value-type="float">
            <text:p><text:s text:c="3"/>694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1169" calcext:value-type="float">
            <text:p><text:s text:c="2"/>1 169</text:p>
          </table:table-cell>
          <table:table-cell table:style-name="ce24" office:value-type="float" office:value="789" calcext:value-type="float">
            <text:p><text:s text:c="3"/>789</text:p>
          </table:table-cell>
          <table:table-cell table:style-name="ce24" office:value-type="float" office:value="747" calcext:value-type="float">
            <text:p><text:s text:c="3"/>747</text:p>
          </table:table-cell>
          <table:table-cell table:style-name="ce24" office:value-type="float" office:value="1285" calcext:value-type="float">
            <text:p><text:s text:c="2"/>1 285</text:p>
          </table:table-cell>
          <table:table-cell table:style-name="ce24" office:value-type="float" office:value="1379" calcext:value-type="float">
            <text:p><text:s text:c="2"/>1 379</text:p>
          </table:table-cell>
          <table:table-cell table:style-name="ce24" office:value-type="float" office:value="1252" calcext:value-type="float">
            <text:p><text:s text:c="2"/>1 252</text:p>
          </table:table-cell>
          <table:table-cell table:style-name="ce12" office:value-type="string" calcext:value-type="string">
            <text:p>Não utilizaram</text:p>
          </table:table-cell>
          <table:table-cell table:style-name="ce24" office:value-type="float" office:value="766" calcext:value-type="float">
            <text:p><text:s text:c="3"/>766</text:p>
          </table:table-cell>
          <table:table-cell table:style-name="ce24" office:value-type="float" office:value="499" calcext:value-type="float">
            <text:p><text:s text:c="3"/>499</text:p>
          </table:table-cell>
          <table:table-cell table:style-name="ce24" office:value-type="float" office:value="459" calcext:value-type="float">
            <text:p><text:s text:c="3"/>459</text:p>
          </table:table-cell>
          <table:table-cell table:style-name="ce24" office:value-type="float" office:value="844" calcext:value-type="float">
            <text:p><text:s text:c="3"/>844</text:p>
          </table:table-cell>
          <table:table-cell table:style-name="ce24" office:value-type="float" office:value="971" calcext:value-type="float">
            <text:p><text:s text:c="3"/>971</text:p>
          </table:table-cell>
          <table:table-cell table:style-name="ce24" office:value-type="float" office:value="791" calcext:value-type="float">
            <text:p><text:s text:c="3"/>791</text:p>
          </table:table-cell>
          <table:table-cell table:number-columns-repeated="1010"/>
        </table:table-row>
        <table:table-row table:style-name="ro11">
          <table:table-cell table:style-name="ce16" office:value-type="string" calcext:value-type="string">
            <text:p>Tablet</text:p>
          </table:table-cell>
          <table:table-cell table:style-name="ce24" table:number-columns-repeated="6"/>
          <table:table-cell table:style-name="ce16" office:value-type="string" calcext:value-type="string">
            <text:p>Tablet</text:p>
          </table:table-cell>
          <table:table-cell table:style-name="ce24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2492" calcext:value-type="float">
            <text:p><text:s text:c="2"/>2 492</text:p>
          </table:table-cell>
          <table:table-cell table:style-name="ce24" office:value-type="float" office:value="2124" calcext:value-type="float">
            <text:p><text:s text:c="2"/>2 124</text:p>
          </table:table-cell>
          <table:table-cell table:style-name="ce24" office:value-type="float" office:value="1735" calcext:value-type="float">
            <text:p><text:s text:c="2"/>1 735</text:p>
          </table:table-cell>
          <table:table-cell table:style-name="ce24" office:value-type="float" office:value="2655" calcext:value-type="float">
            <text:p><text:s text:c="2"/>2 655</text:p>
          </table:table-cell>
          <table:table-cell table:style-name="ce24" office:value-type="float" office:value="2504" calcext:value-type="float">
            <text:p><text:s text:c="2"/>2 504</text:p>
          </table:table-cell>
          <table:table-cell table:style-name="ce24" office:value-type="float" office:value="3215" calcext:value-type="float">
            <text:p><text:s text:c="2"/>3 215</text:p>
          </table:table-cell>
          <table:table-cell table:style-name="ce12" office:value-type="string" calcext:value-type="string">
            <text:p>Utilizaram</text:p>
          </table:table-cell>
          <table:table-cell table:style-name="ce24" office:value-type="float" office:value="1416" calcext:value-type="float">
            <text:p><text:s text:c="2"/>1 416</text:p>
          </table:table-cell>
          <table:table-cell table:style-name="ce24" office:value-type="float" office:value="1299" calcext:value-type="float">
            <text:p><text:s text:c="2"/>1 299</text:p>
          </table:table-cell>
          <table:table-cell table:style-name="ce24" office:value-type="float" office:value="942" calcext:value-type="float">
            <text:p><text:s text:c="3"/>942</text:p>
          </table:table-cell>
          <table:table-cell table:style-name="ce24" office:value-type="float" office:value="1476" calcext:value-type="float">
            <text:p><text:s text:c="2"/>1 476</text:p>
          </table:table-cell>
          <table:table-cell table:style-name="ce24" office:value-type="float" office:value="1635" calcext:value-type="float">
            <text:p><text:s text:c="2"/>1 635</text:p>
          </table:table-cell>
          <table:table-cell table:style-name="ce24" office:value-type="float" office:value="1913" calcext:value-type="float">
            <text:p><text:s text:c="2"/>1 913</text:p>
          </table:table-cell>
          <table:table-cell table:number-columns-repeated="1010"/>
        </table:table-row>
        <table:table-row table:style-name="ro11">
          <table:table-cell table:style-name="ce13" office:value-type="string" calcext:value-type="string">
            <text:p>Somente <text:span text:style-name="T2">tablet</text:span></text:p>
          </table:table-cell>
          <table:table-cell table:style-name="ce24" office:value-type="float" office:value="986" calcext:value-type="float">
            <text:p><text:s text:c="3"/>986</text:p>
          </table:table-cell>
          <table:table-cell table:style-name="ce24" office:value-type="float" office:value="787" calcext:value-type="float">
            <text:p><text:s text:c="3"/>787</text:p>
          </table:table-cell>
          <table:table-cell table:style-name="ce24" office:value-type="float" office:value="583" calcext:value-type="float">
            <text:p><text:s text:c="3"/>583</text:p>
          </table:table-cell>
          <table:table-cell table:style-name="ce24" office:value-type="float" office:value="1167" calcext:value-type="float">
            <text:p><text:s text:c="2"/>1 167</text:p>
          </table:table-cell>
          <table:table-cell table:style-name="ce24" office:value-type="float" office:value="1290" calcext:value-type="float">
            <text:p><text:s text:c="2"/>1 290</text:p>
          </table:table-cell>
          <table:table-cell table:style-name="ce24" office:value-type="float" office:value="831" calcext:value-type="float">
            <text:p><text:s text:c="3"/>831</text:p>
          </table:table-cell>
          <table:table-cell table:style-name="ce13" office:value-type="string" calcext:value-type="string">
            <text:p>Somente <text:span text:style-name="T2">tablet</text:span></text:p>
          </table:table-cell>
          <table:table-cell table:style-name="ce24" office:value-type="float" office:value="624" calcext:value-type="float">
            <text:p><text:s text:c="3"/>624</text:p>
          </table:table-cell>
          <table:table-cell table:style-name="ce24" office:value-type="float" office:value="600" calcext:value-type="float">
            <text:p><text:s text:c="3"/>600</text:p>
          </table:table-cell>
          <table:table-cell table:style-name="ce24" office:value-type="float" office:value="406" calcext:value-type="float">
            <text:p><text:s text:c="3"/>406</text:p>
          </table:table-cell>
          <table:table-cell table:style-name="ce24" office:value-type="float" office:value="730" calcext:value-type="float">
            <text:p><text:s text:c="3"/>730</text:p>
          </table:table-cell>
          <table:table-cell table:style-name="ce24" office:value-type="float" office:value="896" calcext:value-type="float">
            <text:p><text:s text:c="3"/>896</text:p>
          </table:table-cell>
          <table:table-cell table:style-name="ce24" office:value-type="float" office:value="681" calcext:value-type="float">
            <text:p><text:s text:c="3"/>681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1189" calcext:value-type="float">
            <text:p><text:s text:c="2"/>1 189</text:p>
          </table:table-cell>
          <table:table-cell table:style-name="ce24" office:value-type="float" office:value="892" calcext:value-type="float">
            <text:p><text:s text:c="3"/>892</text:p>
          </table:table-cell>
          <table:table-cell table:style-name="ce24" office:value-type="float" office:value="834" calcext:value-type="float">
            <text:p><text:s text:c="3"/>834</text:p>
          </table:table-cell>
          <table:table-cell table:style-name="ce24" office:value-type="float" office:value="1295" calcext:value-type="float">
            <text:p><text:s text:c="2"/>1 295</text:p>
          </table:table-cell>
          <table:table-cell table:style-name="ce24" office:value-type="float" office:value="1439" calcext:value-type="float">
            <text:p><text:s text:c="2"/>1 439</text:p>
          </table:table-cell>
          <table:table-cell table:style-name="ce24" office:value-type="float" office:value="1343" calcext:value-type="float">
            <text:p><text:s text:c="2"/>1 343</text:p>
          </table:table-cell>
          <table:table-cell table:style-name="ce12" office:value-type="string" calcext:value-type="string">
            <text:p>Não utilizaram</text:p>
          </table:table-cell>
          <table:table-cell table:style-name="ce24" office:value-type="float" office:value="788" calcext:value-type="float">
            <text:p><text:s text:c="3"/>788</text:p>
          </table:table-cell>
          <table:table-cell table:style-name="ce24" office:value-type="float" office:value="578" calcext:value-type="float">
            <text:p><text:s text:c="3"/>578</text:p>
          </table:table-cell>
          <table:table-cell table:style-name="ce24" office:value-type="float" office:value="525" calcext:value-type="float">
            <text:p><text:s text:c="3"/>525</text:p>
          </table:table-cell>
          <table:table-cell table:style-name="ce24" office:value-type="float" office:value="871" calcext:value-type="float">
            <text:p><text:s text:c="3"/>871</text:p>
          </table:table-cell>
          <table:table-cell table:style-name="ce24" office:value-type="float" office:value="1000" calcext:value-type="float">
            <text:p><text:s text:c="2"/>1 000</text:p>
          </table:table-cell>
          <table:table-cell table:style-name="ce24" office:value-type="float" office:value="893" calcext:value-type="float">
            <text:p><text:s text:c="3"/>893</text:p>
          </table:table-cell>
          <table:table-cell table:number-columns-repeated="1010"/>
        </table:table-row>
        <table:table-row table:style-name="ro11">
          <table:table-cell table:style-name="ce17" office:value-type="string" calcext:value-type="string">
            <text:p>Televisão</text:p>
          </table:table-cell>
          <table:table-cell table:style-name="ce24" table:number-columns-repeated="6"/>
          <table:table-cell table:style-name="ce17" office:value-type="string" calcext:value-type="string">
            <text:p>Televisão</text:p>
          </table:table-cell>
          <table:table-cell table:style-name="ce24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3206" calcext:value-type="float">
            <text:p><text:s text:c="2"/>3 206</text:p>
          </table:table-cell>
          <table:table-cell table:style-name="ce24" office:value-type="float" office:value="2856" calcext:value-type="float">
            <text:p><text:s text:c="2"/>2 856</text:p>
          </table:table-cell>
          <table:table-cell table:style-name="ce24" office:value-type="float" office:value="2494" calcext:value-type="float">
            <text:p><text:s text:c="2"/>2 494</text:p>
          </table:table-cell>
          <table:table-cell table:style-name="ce24" office:value-type="float" office:value="3305" calcext:value-type="float">
            <text:p><text:s text:c="2"/>3 305</text:p>
          </table:table-cell>
          <table:table-cell table:style-name="ce24" office:value-type="float" office:value="3079" calcext:value-type="float">
            <text:p><text:s text:c="2"/>3 079</text:p>
          </table:table-cell>
          <table:table-cell table:style-name="ce24" office:value-type="float" office:value="4018" calcext:value-type="float">
            <text:p><text:s text:c="2"/>4 018</text:p>
          </table:table-cell>
          <table:table-cell table:style-name="ce12" office:value-type="string" calcext:value-type="string">
            <text:p>Utilizaram</text:p>
          </table:table-cell>
          <table:table-cell table:style-name="ce24" office:value-type="float" office:value="1996" calcext:value-type="float">
            <text:p><text:s text:c="2"/>1 996</text:p>
          </table:table-cell>
          <table:table-cell table:style-name="ce24" office:value-type="float" office:value="2042" calcext:value-type="float">
            <text:p><text:s text:c="2"/>2 042</text:p>
          </table:table-cell>
          <table:table-cell table:style-name="ce24" office:value-type="float" office:value="1549" calcext:value-type="float">
            <text:p><text:s text:c="2"/>1 549</text:p>
          </table:table-cell>
          <table:table-cell table:style-name="ce24" office:value-type="float" office:value="1984" calcext:value-type="float">
            <text:p><text:s text:c="2"/>1 984</text:p>
          </table:table-cell>
          <table:table-cell table:style-name="ce24" office:value-type="float" office:value="2085" calcext:value-type="float">
            <text:p><text:s text:c="2"/>2 085</text:p>
          </table:table-cell>
          <table:table-cell table:style-name="ce24" office:value-type="float" office:value="2623" calcext:value-type="float">
            <text:p><text:s text:c="2"/>2 623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1292" calcext:value-type="float">
            <text:p><text:s text:c="2"/>1 292</text:p>
          </table:table-cell>
          <table:table-cell table:style-name="ce24" office:value-type="float" office:value="961" calcext:value-type="float">
            <text:p><text:s text:c="3"/>961</text:p>
          </table:table-cell>
          <table:table-cell table:style-name="ce24" office:value-type="float" office:value="898" calcext:value-type="float">
            <text:p><text:s text:c="3"/>898</text:p>
          </table:table-cell>
          <table:table-cell table:style-name="ce24" office:value-type="float" office:value="1423" calcext:value-type="float">
            <text:p><text:s text:c="2"/>1 423</text:p>
          </table:table-cell>
          <table:table-cell table:style-name="ce24" office:value-type="float" office:value="1510" calcext:value-type="float">
            <text:p><text:s text:c="2"/>1 510</text:p>
          </table:table-cell>
          <table:table-cell table:style-name="ce24" office:value-type="float" office:value="1474" calcext:value-type="float">
            <text:p><text:s text:c="2"/>1 474</text:p>
          </table:table-cell>
          <table:table-cell table:style-name="ce12" office:value-type="string" calcext:value-type="string">
            <text:p>Não utilizaram</text:p>
          </table:table-cell>
          <table:table-cell table:style-name="ce24" office:value-type="float" office:value="809" calcext:value-type="float">
            <text:p><text:s text:c="3"/>809</text:p>
          </table:table-cell>
          <table:table-cell table:style-name="ce24" office:value-type="float" office:value="599" calcext:value-type="float">
            <text:p><text:s text:c="3"/>599</text:p>
          </table:table-cell>
          <table:table-cell table:style-name="ce24" office:value-type="float" office:value="547" calcext:value-type="float">
            <text:p><text:s text:c="3"/>547</text:p>
          </table:table-cell>
          <table:table-cell table:style-name="ce24" office:value-type="float" office:value="900" calcext:value-type="float">
            <text:p><text:s text:c="3"/>900</text:p>
          </table:table-cell>
          <table:table-cell table:style-name="ce24" office:value-type="float" office:value="1048" calcext:value-type="float">
            <text:p><text:s text:c="2"/>1 048</text:p>
          </table:table-cell>
          <table:table-cell table:style-name="ce24" office:value-type="float" office:value="924" calcext:value-type="float">
            <text:p><text:s text:c="3"/>924</text:p>
          </table:table-cell>
          <table:table-cell table:number-columns-repeated="1010"/>
        </table:table-row>
        <table:table-row table:style-name="ro11">
          <table:table-cell table:style-name="ce14" office:value-type="string" calcext:value-type="string">
            <text:p>Outro equipamento</text:p>
          </table:table-cell>
          <table:table-cell table:style-name="ce24" table:number-columns-repeated="6"/>
          <table:table-cell table:style-name="ce14" office:value-type="string" calcext:value-type="string">
            <text:p>Outro equipamento</text:p>
          </table:table-cell>
          <table:table-cell table:style-name="ce24" table:number-columns-repeated="6"/>
          <table:table-cell table:number-columns-repeated="1010"/>
        </table:table-row>
        <table:table-row table:style-name="ro11">
          <table:table-cell table:style-name="ce12" office:value-type="string" calcext:value-type="string">
            <text:p>Utilizaram</text:p>
          </table:table-cell>
          <table:table-cell table:style-name="ce24" office:value-type="float" office:value="2701" calcext:value-type="float">
            <text:p><text:s text:c="2"/>2 701</text:p>
          </table:table-cell>
          <table:table-cell table:style-name="ce24" office:value-type="float" office:value="2592" calcext:value-type="float">
            <text:p><text:s text:c="2"/>2 592</text:p>
          </table:table-cell>
          <table:table-cell table:style-name="ce24" office:value-type="float" office:value="2056" calcext:value-type="float">
            <text:p><text:s text:c="2"/>2 056</text:p>
          </table:table-cell>
          <table:table-cell table:style-name="ce24" office:value-type="float" office:value="2781" calcext:value-type="float">
            <text:p><text:s text:c="2"/>2 781</text:p>
          </table:table-cell>
          <table:table-cell table:style-name="ce24" office:value-type="float" office:value="2251" calcext:value-type="float">
            <text:p><text:s text:c="2"/>2 251</text:p>
          </table:table-cell>
          <table:table-cell table:style-name="ce24" office:value-type="float" office:value="3860" calcext:value-type="float">
            <text:p><text:s text:c="2"/>3 860</text:p>
          </table:table-cell>
          <table:table-cell table:style-name="ce12" office:value-type="string" calcext:value-type="string">
            <text:p>Utilizaram</text:p>
          </table:table-cell>
          <table:table-cell table:style-name="ce24" office:value-type="float" office:value="1670" calcext:value-type="float">
            <text:p><text:s text:c="2"/>1 670</text:p>
          </table:table-cell>
          <table:table-cell table:style-name="ce24" office:value-type="float" office:value="1637" calcext:value-type="float">
            <text:p><text:s text:c="2"/>1 637</text:p>
          </table:table-cell>
          <table:table-cell table:style-name="ce24" office:value-type="float" office:value="1400" calcext:value-type="float">
            <text:p><text:s text:c="2"/>1 400</text:p>
          </table:table-cell>
          <table:table-cell table:style-name="ce24" office:value-type="float" office:value="1683" calcext:value-type="float">
            <text:p><text:s text:c="2"/>1 683</text:p>
          </table:table-cell>
          <table:table-cell table:style-name="ce24" office:value-type="float" office:value="1556" calcext:value-type="float">
            <text:p><text:s text:c="2"/>1 556</text:p>
          </table:table-cell>
          <table:table-cell table:style-name="ce24" office:value-type="float" office:value="2112" calcext:value-type="float">
            <text:p><text:s text:c="2"/>2 112</text:p>
          </table:table-cell>
          <table:table-cell table:number-columns-repeated="1010"/>
        </table:table-row>
        <table:table-row table:style-name="ro11">
          <table:table-cell table:style-name="ce12" office:value-type="string" calcext:value-type="string">
            <text:p>Não utilizaram</text:p>
          </table:table-cell>
          <table:table-cell table:style-name="ce24" office:value-type="float" office:value="1383" calcext:value-type="float">
            <text:p><text:s text:c="2"/>1 383</text:p>
          </table:table-cell>
          <table:table-cell table:style-name="ce24" office:value-type="float" office:value="985" calcext:value-type="float">
            <text:p><text:s text:c="3"/>985</text:p>
          </table:table-cell>
          <table:table-cell table:style-name="ce24" office:value-type="float" office:value="946" calcext:value-type="float">
            <text:p><text:s text:c="3"/>946</text:p>
          </table:table-cell>
          <table:table-cell table:style-name="ce24" office:value-type="float" office:value="1527" calcext:value-type="float">
            <text:p><text:s text:c="2"/>1 527</text:p>
          </table:table-cell>
          <table:table-cell table:style-name="ce24" office:value-type="float" office:value="1609" calcext:value-type="float">
            <text:p><text:s text:c="2"/>1 609</text:p>
          </table:table-cell>
          <table:table-cell table:style-name="ce24" office:value-type="float" office:value="1604" calcext:value-type="float">
            <text:p><text:s text:c="2"/>1 604</text:p>
          </table:table-cell>
          <table:table-cell table:style-name="ce12" office:value-type="string" calcext:value-type="string">
            <text:p>Não utilizaram</text:p>
          </table:table-cell>
          <table:table-cell table:style-name="ce24" office:value-type="float" office:value="839" calcext:value-type="float">
            <text:p><text:s text:c="3"/>839</text:p>
          </table:table-cell>
          <table:table-cell table:style-name="ce24" office:value-type="float" office:value="600" calcext:value-type="float">
            <text:p><text:s text:c="3"/>600</text:p>
          </table:table-cell>
          <table:table-cell table:style-name="ce24" office:value-type="float" office:value="559" calcext:value-type="float">
            <text:p><text:s text:c="3"/>559</text:p>
          </table:table-cell>
          <table:table-cell table:style-name="ce24" office:value-type="float" office:value="940" calcext:value-type="float">
            <text:p><text:s text:c="3"/>940</text:p>
          </table:table-cell>
          <table:table-cell table:style-name="ce24" office:value-type="float" office:value="1090" calcext:value-type="float">
            <text:p><text:s text:c="2"/>1 090</text:p>
          </table:table-cell>
          <table:table-cell table:style-name="ce24" office:value-type="float" office:value="959" calcext:value-type="float">
            <text:p><text:s text:c="3"/>959</text:p>
          </table:table-cell>
          <table:table-cell table:number-columns-repeated="1010"/>
        </table:table-row>
        <table:table-row table:style-name="ro12">
          <table:table-cell table:style-name="ce18"/>
          <table:table-cell table:style-name="ce21" table:number-columns-repeated="6"/>
          <table:table-cell table:style-name="ce18"/>
          <table:table-cell table:style-name="ce28" table:number-columns-repeated="3"/>
          <table:table-cell table:style-name="ce21" table:number-columns-repeated="3"/>
          <table:table-cell table:number-columns-repeated="1010"/>
        </table:table-row>
        <table:table-row table:style-name="ro9">
          <table:table-cell table:style-name="ce19" office:value-type="string" calcext:value-type="string">
            <text:p>Fonte: IBGE, Diretoria de Pesquisas, Coordenação de Trabalho e Rendimento, Pesquisa Nacional por Amostra de Domicílios 2015.</text:p>
          </table:table-cell>
          <table:table-cell table:style-name="ce25" table:number-columns-repeated="6"/>
          <table:table-cell table:style-name="ce19" office:value-type="string" calcext:value-type="string">
            <text:p>Fonte: IBGE, Diretoria de Pesquisas, Coordenação de Trabalho e Rendimento, Pesquisa Nacional por Amostra de Domicílios 2015.</text:p>
          </table:table-cell>
          <table:table-cell table:style-name="ce29" table:number-columns-repeated="3"/>
          <table:table-cell table:style-name="ce25" table:number-columns-repeated="3"/>
          <table:table-cell table:number-columns-repeated="1010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abela  1.2.3" table:style-name="ta5">
        <table:table-column table:style-name="co5" table:default-cell-style-name="ce25"/>
        <table:table-column table:style-name="co6" table:number-columns-repeated="6" table:default-cell-style-name="ce25"/>
        <table:table-column table:style-name="co1" table:number-columns-repeated="1017" table:default-cell-style-name="ce25"/>
        <table:table-row table:style-name="ro8">
          <table:table-cell table:style-name="ce7" office:value-type="string" calcext:value-type="string" table:number-columns-spanned="7" table:number-rows-spanned="1">
            <text:p>Tabela 1.2.3 - Pessoas de 10 anos ou mais de idade que utilizaram a Internet, no período de referência dos últimos três meses, total e por microcomputador, segundo as Grandes Regiões, as Unidades da Federação e as Regiões Metropolitanas - 2015</text:p>
          </table:table-cell>
          <table:covered-table-cell table:number-columns-repeated="6" table:style-name="ce7"/>
          <table:table-cell table:number-columns-repeated="1017"/>
        </table:table-row>
        <table:table-row table:style-name="ro13">
          <table:table-cell table:style-name="ce21" table:number-columns-repeated="7"/>
          <table:table-cell table:number-columns-repeated="1017"/>
        </table:table-row>
        <table:table-row table:style-name="ro10">
          <table:table-cell table:style-name="ce30" office:value-type="string" calcext:value-type="string" table:number-columns-spanned="1" table:number-rows-spanned="4">
            <text:p>Grandes Regiões, Unidades da Federação e Regiões Metropolitanas</text:p>
          </table:table-cell>
          <table:table-cell table:style-name="ce37" office:value-type="string" calcext:value-type="string" table:number-columns-spanned="6" table:number-rows-spanned="1">
            <text:p>Pessoas de 10 anos ou mais de idade que utilizaram a Internet, no período de referência dos últimos três meses</text:p>
          </table:table-cell>
          <table:covered-table-cell table:number-columns-repeated="5" table:style-name="ce37"/>
          <table:table-cell table:number-columns-repeated="1017"/>
        </table:table-row>
        <table:table-row table:style-name="ro11">
          <table:covered-table-cell table:style-name="ce30"/>
          <table:table-cell table:style-name="ce27" office:value-type="string" calcext:value-type="string" table:number-columns-spanned="3" table:number-rows-spanned="1">
            <text:p>Valores absolutos (1000 pessoas)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Valores relativos (%)</text:p>
          </table:table-cell>
          <table:covered-table-cell table:number-columns-repeated="2" table:style-name="ce37"/>
          <table:table-cell table:number-columns-repeated="1017"/>
        </table:table-row>
        <table:table-row table:style-name="ro11">
          <table:covered-table-cell table:style-name="ce30"/>
          <table:table-cell table:style-name="ce27" office:value-type="string" calcext:value-type="string" table:number-columns-spanned="1" table:number-rows-spanned="2">
            <text:p>Total</text:p>
          </table:table-cell>
          <table:table-cell table:style-name="ce27" office:value-type="string" calcext:value-type="string" table:number-columns-spanned="2" table:number-rows-spanned="1">
            <text:p>Microcomputador</text:p>
          </table:table-cell>
          <table:covered-table-cell table:style-name="ce27"/>
          <table:table-cell table:style-name="ce27" office:value-type="string" calcext:value-type="string" table:number-columns-spanned="1" table:number-rows-spanned="2">
            <text:p>Total</text:p>
          </table:table-cell>
          <table:table-cell table:style-name="ce37" office:value-type="string" calcext:value-type="string" table:number-columns-spanned="2" table:number-rows-spanned="1">
            <text:p>Microcomputador</text:p>
          </table:table-cell>
          <table:covered-table-cell table:style-name="ce37"/>
          <table:table-cell table:number-columns-repeated="1017"/>
        </table:table-row>
        <table:table-row table:style-name="ro10">
          <table:covered-table-cell table:style-name="ce30"/>
          <table:covered-table-cell table:style-name="ce27"/>
          <table:table-cell table:style-name="ce27" office:value-type="string" calcext:value-type="string">
            <text:p>Total</text:p>
          </table:table-cell>
          <table:table-cell table:style-name="ce30" office:value-type="string" calcext:value-type="string">
            <text:p>Somente microcomputador</text:p>
          </table:table-cell>
          <table:covered-table-cell table:style-name="ce27"/>
          <table:table-cell table:style-name="ce27" office:value-type="string" calcext:value-type="string">
            <text:p>Total</text:p>
          </table:table-cell>
          <table:table-cell table:style-name="ce41" office:value-type="string" calcext:value-type="string">
            <text:p>Somente microcomputador</text:p>
          </table:table-cell>
          <table:table-cell table:number-columns-repeated="1017"/>
        </table:table-row>
        <table:table-row table:style-name="ro14">
          <table:table-cell table:style-name="ce31" office:value-type="string" calcext:value-type="string">
            <text:p>Brasil</text:p>
          </table:table-cell>
          <table:table-cell table:style-name="ce38" office:value-type="float" office:value="102083.09" calcext:value-type="float">
            <text:p><text:s text:c="2"/>102 083</text:p>
          </table:table-cell>
          <table:table-cell table:style-name="ce38" office:value-type="float" office:value="72607.984" calcext:value-type="float">
            <text:p><text:s text:c="2"/>72 608</text:p>
          </table:table-cell>
          <table:table-cell table:style-name="ce38" office:value-type="float" office:value="11079.97" calcext:value-type="float">
            <text:p><text:s text:c="2"/>11 08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1.1" calcext:value-type="float">
            <text:p>71,1</text:p>
          </table:table-cell>
          <table:table-cell table:style-name="ce29" office:value-type="float" office:value="10.9" calcext:value-type="float">
            <text:p>10,9</text:p>
          </table:table-cell>
          <table:table-cell table:number-columns-repeated="1017"/>
        </table:table-row>
        <table:table-row table:style-name="ro14">
          <table:table-cell table:style-name="ce14" office:value-type="string" calcext:value-type="string">
            <text:p>Norte</text:p>
          </table:table-cell>
          <table:table-cell table:style-name="ce38" office:value-type="float" office:value="6715.311" calcext:value-type="float">
            <text:p><text:s text:c="2"/>6 715</text:p>
          </table:table-cell>
          <table:table-cell table:style-name="ce38" office:value-type="float" office:value="3521.63" calcext:value-type="float">
            <text:p><text:s text:c="2"/>3 522</text:p>
          </table:table-cell>
          <table:table-cell table:style-name="ce38" office:value-type="float" office:value="517.152" calcext:value-type="float">
            <text:p><text:s text:c="3"/>51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2.4" calcext:value-type="float">
            <text:p>52,4</text:p>
          </table:table-cell>
          <table:table-cell table:style-name="ce29" office:value-type="float" office:value="7.7" calcext:value-type="float">
            <text:p>7,7</text:p>
          </table:table-cell>
          <table:table-cell table:number-columns-repeated="1017"/>
        </table:table-row>
        <table:table-row table:style-name="ro14">
          <table:table-cell table:style-name="ce32" office:value-type="string" calcext:value-type="string">
            <text:p>Rondônia</text:p>
          </table:table-cell>
          <table:table-cell table:style-name="ce38" office:value-type="float" office:value="710.57" calcext:value-type="float">
            <text:p><text:s text:c="3"/>711</text:p>
          </table:table-cell>
          <table:table-cell table:style-name="ce38" office:value-type="float" office:value="490.902" calcext:value-type="float">
            <text:p><text:s text:c="3"/>491</text:p>
          </table:table-cell>
          <table:table-cell table:style-name="ce38" office:value-type="float" office:value="103.2" calcext:value-type="float">
            <text:p><text:s text:c="3"/>10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9.1" calcext:value-type="float">
            <text:p>69,1</text:p>
          </table:table-cell>
          <table:table-cell table:style-name="ce29" office:value-type="float" office:value="14.5" calcext:value-type="float">
            <text:p>14,5</text:p>
          </table:table-cell>
          <table:table-cell table:number-columns-repeated="1017"/>
        </table:table-row>
        <table:table-row table:style-name="ro14">
          <table:table-cell table:style-name="ce33" office:value-type="string" calcext:value-type="string">
            <text:p>Acre</text:p>
          </table:table-cell>
          <table:table-cell table:style-name="ce38" office:value-type="float" office:value="285.382" calcext:value-type="float">
            <text:p><text:s text:c="3"/>285</text:p>
          </table:table-cell>
          <table:table-cell table:style-name="ce38" office:value-type="float" office:value="151.535" calcext:value-type="float">
            <text:p><text:s text:c="3"/>152</text:p>
          </table:table-cell>
          <table:table-cell table:style-name="ce38" office:value-type="float" office:value="21.022" calcext:value-type="float">
            <text:p><text:s text:c="3"/>2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3.1" calcext:value-type="float">
            <text:p>53,1</text:p>
          </table:table-cell>
          <table:table-cell table:style-name="ce29" office:value-type="float" office:value="7.4" calcext:value-type="float">
            <text:p>7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mazonas</text:p>
          </table:table-cell>
          <table:table-cell table:style-name="ce38" office:value-type="float" office:value="1596.758" calcext:value-type="float">
            <text:p><text:s text:c="2"/>1 597</text:p>
          </table:table-cell>
          <table:table-cell table:style-name="ce38" office:value-type="float" office:value="814.99" calcext:value-type="float">
            <text:p><text:s text:c="3"/>815</text:p>
          </table:table-cell>
          <table:table-cell table:style-name="ce38" office:value-type="float" office:value="86.585" calcext:value-type="float">
            <text:p><text:s text:c="3"/>8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1" calcext:value-type="float">
            <text:p>51,0</text:p>
          </table:table-cell>
          <table:table-cell table:style-name="ce29" office:value-type="float" office:value="5.4" calcext:value-type="float">
            <text:p>5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oraima</text:p>
          </table:table-cell>
          <table:table-cell table:style-name="ce38" office:value-type="float" office:value="268.027" calcext:value-type="float">
            <text:p><text:s text:c="3"/>268</text:p>
          </table:table-cell>
          <table:table-cell table:style-name="ce38" office:value-type="float" office:value="141.754" calcext:value-type="float">
            <text:p><text:s text:c="3"/>142</text:p>
          </table:table-cell>
          <table:table-cell table:style-name="ce38" office:value-type="float" office:value="14.254" calcext:value-type="float">
            <text:p><text:s text:c="3"/>1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2.9" calcext:value-type="float">
            <text:p>52,9</text:p>
          </table:table-cell>
          <table:table-cell table:style-name="ce29" office:value-type="float" office:value="5.3" calcext:value-type="float">
            <text:p>5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á</text:p>
          </table:table-cell>
          <table:table-cell table:style-name="ce38" office:value-type="float" office:value="2962.659" calcext:value-type="float">
            <text:p><text:s text:c="2"/>2 963</text:p>
          </table:table-cell>
          <table:table-cell table:style-name="ce38" office:value-type="float" office:value="1357.966" calcext:value-type="float">
            <text:p><text:s text:c="2"/>1 358</text:p>
          </table:table-cell>
          <table:table-cell table:style-name="ce38" office:value-type="float" office:value="219.984" calcext:value-type="float">
            <text:p><text:s text:c="3"/>22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45.8" calcext:value-type="float">
            <text:p>45,8</text:p>
          </table:table-cell>
          <table:table-cell table:style-name="ce29" office:value-type="float" office:value="7.4" calcext:value-type="float">
            <text:p>7,4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Belém</text:p>
          </table:table-cell>
          <table:table-cell office:value-type="float" office:value="1227.217" calcext:value-type="float">
            <text:p>1227,217</text:p>
          </table:table-cell>
          <table:table-cell office:value-type="float" office:value="588.662" calcext:value-type="float">
            <text:p>588,662</text:p>
          </table:table-cell>
          <table:table-cell office:value-type="float" office:value="65.922" calcext:value-type="float">
            <text:p>65,92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48" calcext:value-type="float">
            <text:p>48,0</text:p>
          </table:table-cell>
          <table:table-cell table:style-name="ce29" office:value-type="float" office:value="5.4" calcext:value-type="float">
            <text:p>5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mapá</text:p>
          </table:table-cell>
          <table:table-cell table:style-name="ce38" office:value-type="float" office:value="334.728" calcext:value-type="float">
            <text:p><text:s text:c="3"/>335</text:p>
          </table:table-cell>
          <table:table-cell table:style-name="ce38" office:value-type="float" office:value="188.112" calcext:value-type="float">
            <text:p><text:s text:c="3"/>188</text:p>
          </table:table-cell>
          <table:table-cell table:style-name="ce38" office:value-type="float" office:value="12.083" calcext:value-type="float">
            <text:p><text:s text:c="3"/>1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6.2" calcext:value-type="float">
            <text:p>56,2</text:p>
          </table:table-cell>
          <table:table-cell table:style-name="ce29" office:value-type="float" office:value="3.6" calcext:value-type="float">
            <text:p>3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Tocantins</text:p>
          </table:table-cell>
          <table:table-cell table:style-name="ce38" office:value-type="float" office:value="557.187" calcext:value-type="float">
            <text:p><text:s text:c="3"/>557</text:p>
          </table:table-cell>
          <table:table-cell table:style-name="ce38" office:value-type="float" office:value="376.371" calcext:value-type="float">
            <text:p><text:s text:c="3"/>376</text:p>
          </table:table-cell>
          <table:table-cell table:style-name="ce38" office:value-type="float" office:value="60.024" calcext:value-type="float">
            <text:p><text:s text:c="3"/>6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7.5" calcext:value-type="float">
            <text:p>67,5</text:p>
          </table:table-cell>
          <table:table-cell table:style-name="ce29" office:value-type="float" office:value="10.8" calcext:value-type="float">
            <text:p>10,8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Nordeste</text:p>
          </table:table-cell>
          <table:table-cell table:style-name="ce38" office:value-type="float" office:value="21831.084" calcext:value-type="float">
            <text:p><text:s text:c="2"/>21 831</text:p>
          </table:table-cell>
          <table:table-cell table:style-name="ce38" office:value-type="float" office:value="13576.777" calcext:value-type="float">
            <text:p><text:s text:c="2"/>13 577</text:p>
          </table:table-cell>
          <table:table-cell table:style-name="ce38" office:value-type="float" office:value="2240.19" calcext:value-type="float">
            <text:p><text:s text:c="2"/>2 24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2.2" calcext:value-type="float">
            <text:p>62,2</text:p>
          </table:table-cell>
          <table:table-cell table:style-name="ce29" office:value-type="float" office:value="10.3" calcext:value-type="float">
            <text:p>10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ranhão</text:p>
          </table:table-cell>
          <table:table-cell table:style-name="ce38" office:value-type="float" office:value="1940.697" calcext:value-type="float">
            <text:p><text:s text:c="2"/>1 941</text:p>
          </table:table-cell>
          <table:table-cell table:style-name="ce38" office:value-type="float" office:value="937.273" calcext:value-type="float">
            <text:p><text:s text:c="3"/>937</text:p>
          </table:table-cell>
          <table:table-cell table:style-name="ce38" office:value-type="float" office:value="137.554" calcext:value-type="float">
            <text:p><text:s text:c="3"/>13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48.3" calcext:value-type="float">
            <text:p>48,3</text:p>
          </table:table-cell>
          <table:table-cell table:style-name="ce29" office:value-type="float" office:value="7.1" calcext:value-type="float">
            <text:p>7,1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iauí</text:p>
          </table:table-cell>
          <table:table-cell table:style-name="ce38" office:value-type="float" office:value="1061" calcext:value-type="float">
            <text:p><text:s text:c="2"/>1 061</text:p>
          </table:table-cell>
          <table:table-cell table:style-name="ce38" office:value-type="float" office:value="585.949" calcext:value-type="float">
            <text:p><text:s text:c="3"/>586</text:p>
          </table:table-cell>
          <table:table-cell table:style-name="ce38" office:value-type="float" office:value="100.19" calcext:value-type="float">
            <text:p><text:s text:c="3"/>10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5.2" calcext:value-type="float">
            <text:p>55,2</text:p>
          </table:table-cell>
          <table:table-cell table:style-name="ce29" office:value-type="float" office:value="9.4" calcext:value-type="float">
            <text:p>9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Ceará</text:p>
          </table:table-cell>
          <table:table-cell table:style-name="ce38" office:value-type="float" office:value="3331.027" calcext:value-type="float">
            <text:p><text:s text:c="2"/>3 331</text:p>
          </table:table-cell>
          <table:table-cell table:style-name="ce38" office:value-type="float" office:value="2094.04" calcext:value-type="float">
            <text:p><text:s text:c="2"/>2 094</text:p>
          </table:table-cell>
          <table:table-cell table:style-name="ce38" office:value-type="float" office:value="405.07" calcext:value-type="float">
            <text:p><text:s text:c="3"/>40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2.9" calcext:value-type="float">
            <text:p>62,9</text:p>
          </table:table-cell>
          <table:table-cell table:style-name="ce29" office:value-type="float" office:value="12.2" calcext:value-type="float">
            <text:p>12,2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Fortaleza</text:p>
          </table:table-cell>
          <table:table-cell office:value-type="float" office:value="1950.387" calcext:value-type="float">
            <text:p>1950,387</text:p>
          </table:table-cell>
          <table:table-cell office:value-type="float" office:value="1240.573" calcext:value-type="float">
            <text:p>1240,573</text:p>
          </table:table-cell>
          <table:table-cell office:value-type="float" office:value="174.103" calcext:value-type="float">
            <text:p>174,10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3.6" calcext:value-type="float">
            <text:p>63,6</text:p>
          </table:table-cell>
          <table:table-cell table:style-name="ce29" office:value-type="float" office:value="8.9" calcext:value-type="float">
            <text:p>8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Grande do Norte</text:p>
          </table:table-cell>
          <table:table-cell table:style-name="ce38" office:value-type="float" office:value="1570.481" calcext:value-type="float">
            <text:p><text:s text:c="2"/>1 570</text:p>
          </table:table-cell>
          <table:table-cell table:style-name="ce38" office:value-type="float" office:value="1015.206" calcext:value-type="float">
            <text:p><text:s text:c="2"/>1 015</text:p>
          </table:table-cell>
          <table:table-cell table:style-name="ce38" office:value-type="float" office:value="180.857" calcext:value-type="float">
            <text:p><text:s text:c="3"/>18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4.6" calcext:value-type="float">
            <text:p>64,6</text:p>
          </table:table-cell>
          <table:table-cell table:style-name="ce29" office:value-type="float" office:value="11.5" calcext:value-type="float">
            <text:p>11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aíba</text:p>
          </table:table-cell>
          <table:table-cell table:style-name="ce38" office:value-type="float" office:value="1738.3" calcext:value-type="float">
            <text:p><text:s text:c="2"/>1 738</text:p>
          </table:table-cell>
          <table:table-cell table:style-name="ce38" office:value-type="float" office:value="1083.44" calcext:value-type="float">
            <text:p><text:s text:c="2"/>1 083</text:p>
          </table:table-cell>
          <table:table-cell table:style-name="ce38" office:value-type="float" office:value="168.722" calcext:value-type="float">
            <text:p><text:s text:c="3"/>16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2.3" calcext:value-type="float">
            <text:p>62,3</text:p>
          </table:table-cell>
          <table:table-cell table:style-name="ce29" office:value-type="float" office:value="9.7" calcext:value-type="float">
            <text:p>9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ernambuco</text:p>
          </table:table-cell>
          <table:table-cell table:style-name="ce38" office:value-type="float" office:value="3710.885" calcext:value-type="float">
            <text:p><text:s text:c="2"/>3 711</text:p>
          </table:table-cell>
          <table:table-cell table:style-name="ce38" office:value-type="float" office:value="2482.385" calcext:value-type="float">
            <text:p><text:s text:c="2"/>2 482</text:p>
          </table:table-cell>
          <table:table-cell table:style-name="ce38" office:value-type="float" office:value="380.048" calcext:value-type="float">
            <text:p><text:s text:c="3"/>38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6.9" calcext:value-type="float">
            <text:p>66,9</text:p>
          </table:table-cell>
          <table:table-cell table:style-name="ce29" office:value-type="float" office:value="10.2" calcext:value-type="float">
            <text:p>10,2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Recife</text:p>
          </table:table-cell>
          <table:table-cell office:value-type="float" office:value="2080" calcext:value-type="float">
            <text:p>2080</text:p>
          </table:table-cell>
          <table:table-cell office:value-type="float" office:value="1419.243" calcext:value-type="float">
            <text:p>1419,243</text:p>
          </table:table-cell>
          <table:table-cell office:value-type="float" office:value="146.186" calcext:value-type="float">
            <text:p>146,18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8.2" calcext:value-type="float">
            <text:p>68,2</text:p>
          </table:table-cell>
          <table:table-cell table:style-name="ce29" office:value-type="float" office:value="7" calcext:value-type="float">
            <text:p>7,0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lagoas</text:p>
          </table:table-cell>
          <table:table-cell table:style-name="ce38" office:value-type="float" office:value="1175.405" calcext:value-type="float">
            <text:p><text:s text:c="2"/>1 175</text:p>
          </table:table-cell>
          <table:table-cell table:style-name="ce38" office:value-type="float" office:value="757.601" calcext:value-type="float">
            <text:p><text:s text:c="3"/>758</text:p>
          </table:table-cell>
          <table:table-cell table:style-name="ce38" office:value-type="float" office:value="128.364" calcext:value-type="float">
            <text:p><text:s text:c="3"/>12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4.5" calcext:value-type="float">
            <text:p>64,5</text:p>
          </table:table-cell>
          <table:table-cell table:style-name="ce29" office:value-type="float" office:value="10.9" calcext:value-type="float">
            <text:p>10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ergipe</text:p>
          </table:table-cell>
          <table:table-cell table:style-name="ce38" office:value-type="float" office:value="982.846" calcext:value-type="float">
            <text:p><text:s text:c="3"/>983</text:p>
          </table:table-cell>
          <table:table-cell table:style-name="ce38" office:value-type="float" office:value="553.192" calcext:value-type="float">
            <text:p><text:s text:c="3"/>553</text:p>
          </table:table-cell>
          <table:table-cell table:style-name="ce38" office:value-type="float" office:value="35.196" calcext:value-type="float">
            <text:p><text:s text:c="3"/>3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6.3" calcext:value-type="float">
            <text:p>56,3</text:p>
          </table:table-cell>
          <table:table-cell table:style-name="ce29" office:value-type="float" office:value="3.6" calcext:value-type="float">
            <text:p>3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Bahia</text:p>
          </table:table-cell>
          <table:table-cell table:style-name="ce38" office:value-type="float" office:value="6320.443" calcext:value-type="float">
            <text:p><text:s text:c="2"/>6 320</text:p>
          </table:table-cell>
          <table:table-cell table:style-name="ce38" office:value-type="float" office:value="4067.691" calcext:value-type="float">
            <text:p><text:s text:c="2"/>4 068</text:p>
          </table:table-cell>
          <table:table-cell table:style-name="ce38" office:value-type="float" office:value="704.189" calcext:value-type="float">
            <text:p><text:s text:c="3"/>70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4.4" calcext:value-type="float">
            <text:p>64,4</text:p>
          </table:table-cell>
          <table:table-cell table:style-name="ce29" office:value-type="float" office:value="11.1" calcext:value-type="float">
            <text:p>11,1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Salvador</text:p>
          </table:table-cell>
          <table:table-cell table:style-name="ce38" office:value-type="float" office:value="2468.34" calcext:value-type="float">
            <text:p><text:s text:c="2"/>2 468</text:p>
          </table:table-cell>
          <table:table-cell table:style-name="ce38" office:value-type="float" office:value="1711.747" calcext:value-type="float">
            <text:p><text:s text:c="2"/>1 712</text:p>
          </table:table-cell>
          <table:table-cell table:style-name="ce38" office:value-type="float" office:value="176.716" calcext:value-type="float">
            <text:p><text:s text:c="3"/>17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9.3" calcext:value-type="float">
            <text:p>69,3</text:p>
          </table:table-cell>
          <table:table-cell table:style-name="ce29" office:value-type="float" office:value="7.2" calcext:value-type="float">
            <text:p>7,2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Sudeste</text:p>
          </table:table-cell>
          <table:table-cell table:style-name="ce38" office:value-type="float" office:value="49246.983" calcext:value-type="float">
            <text:p><text:s text:c="2"/>49 247</text:p>
          </table:table-cell>
          <table:table-cell table:style-name="ce38" office:value-type="float" office:value="37287.623" calcext:value-type="float">
            <text:p><text:s text:c="2"/>37 288</text:p>
          </table:table-cell>
          <table:table-cell table:style-name="ce38" office:value-type="float" office:value="5381.824" calcext:value-type="float">
            <text:p><text:s text:c="2"/>5 38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5.7" calcext:value-type="float">
            <text:p>75,7</text:p>
          </table:table-cell>
          <table:table-cell table:style-name="ce29" office:value-type="float" office:value="10.9" calcext:value-type="float">
            <text:p>10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inas Gerais</text:p>
          </table:table-cell>
          <table:table-cell table:style-name="ce38" office:value-type="float" office:value="10332.092" calcext:value-type="float">
            <text:p><text:s text:c="2"/>10 332</text:p>
          </table:table-cell>
          <table:table-cell table:style-name="ce38" office:value-type="float" office:value="7535.478" calcext:value-type="float">
            <text:p><text:s text:c="2"/>7 535</text:p>
          </table:table-cell>
          <table:table-cell table:style-name="ce38" office:value-type="float" office:value="1446.879" calcext:value-type="float">
            <text:p><text:s text:c="2"/>1 44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2.9" calcext:value-type="float">
            <text:p>72,9</text:p>
          </table:table-cell>
          <table:table-cell table:style-name="ce29" office:value-type="float" office:value="14" calcext:value-type="float">
            <text:p>14,0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Belo Horizonte</text:p>
          </table:table-cell>
          <table:table-cell table:style-name="ce38" office:value-type="float" office:value="3175.428" calcext:value-type="float">
            <text:p><text:s text:c="2"/>3 175</text:p>
          </table:table-cell>
          <table:table-cell table:style-name="ce38" office:value-type="float" office:value="2362.485" calcext:value-type="float">
            <text:p><text:s text:c="2"/>2 362</text:p>
          </table:table-cell>
          <table:table-cell table:style-name="ce38" office:value-type="float" office:value="327.249" calcext:value-type="float">
            <text:p><text:s text:c="3"/>32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4.4" calcext:value-type="float">
            <text:p>74,4</text:p>
          </table:table-cell>
          <table:table-cell table:style-name="ce29" office:value-type="float" office:value="10.3" calcext:value-type="float">
            <text:p>10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Espírito Santo</text:p>
          </table:table-cell>
          <table:table-cell table:style-name="ce38" office:value-type="float" office:value="2004.128" calcext:value-type="float">
            <text:p><text:s text:c="2"/>2 004</text:p>
          </table:table-cell>
          <table:table-cell table:style-name="ce38" office:value-type="float" office:value="1473.412" calcext:value-type="float">
            <text:p><text:s text:c="2"/>1 473</text:p>
          </table:table-cell>
          <table:table-cell table:style-name="ce38" office:value-type="float" office:value="207.477" calcext:value-type="float">
            <text:p><text:s text:c="3"/>20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3.5" calcext:value-type="float">
            <text:p>73,5</text:p>
          </table:table-cell>
          <table:table-cell table:style-name="ce29" office:value-type="float" office:value="10.4" calcext:value-type="float">
            <text:p>10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de Janeiro</text:p>
          </table:table-cell>
          <table:table-cell table:style-name="ce38" office:value-type="float" office:value="9707.466" calcext:value-type="float">
            <text:p><text:s text:c="2"/>9 707</text:p>
          </table:table-cell>
          <table:table-cell table:style-name="ce38" office:value-type="float" office:value="7340.081" calcext:value-type="float">
            <text:p><text:s text:c="2"/>7 340</text:p>
          </table:table-cell>
          <table:table-cell table:style-name="ce38" office:value-type="float" office:value="903.141" calcext:value-type="float">
            <text:p><text:s text:c="3"/>90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5.6" calcext:value-type="float">
            <text:p>75,6</text:p>
          </table:table-cell>
          <table:table-cell table:style-name="ce29" office:value-type="float" office:value="9.3" calcext:value-type="float">
            <text:p>9,3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o Rio de Janeiro</text:p>
          </table:table-cell>
          <table:table-cell table:style-name="ce38" office:value-type="float" office:value="7529.582" calcext:value-type="float">
            <text:p><text:s text:c="2"/>7 530</text:p>
          </table:table-cell>
          <table:table-cell table:style-name="ce38" office:value-type="float" office:value="5746.303" calcext:value-type="float">
            <text:p><text:s text:c="2"/>5 746</text:p>
          </table:table-cell>
          <table:table-cell table:style-name="ce38" office:value-type="float" office:value="631.485" calcext:value-type="float">
            <text:p><text:s text:c="3"/>63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6.3" calcext:value-type="float">
            <text:p>76,3</text:p>
          </table:table-cell>
          <table:table-cell table:style-name="ce29" office:value-type="float" office:value="8.4" calcext:value-type="float">
            <text:p>8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ão Paulo</text:p>
          </table:table-cell>
          <table:table-cell table:style-name="ce38" office:value-type="float" office:value="27203.297" calcext:value-type="float">
            <text:p><text:s text:c="2"/>27 203</text:p>
          </table:table-cell>
          <table:table-cell table:style-name="ce38" office:value-type="float" office:value="20938.652" calcext:value-type="float">
            <text:p><text:s text:c="2"/>20 939</text:p>
          </table:table-cell>
          <table:table-cell table:style-name="ce38" office:value-type="float" office:value="2824.327" calcext:value-type="float">
            <text:p><text:s text:c="2"/>2 82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7" calcext:value-type="float">
            <text:p>77,0</text:p>
          </table:table-cell>
          <table:table-cell table:style-name="ce29" office:value-type="float" office:value="10.4" calcext:value-type="float">
            <text:p>10,4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São Paulo</text:p>
          </table:table-cell>
          <table:table-cell table:style-name="ce38" office:value-type="float" office:value="13592.382" calcext:value-type="float">
            <text:p><text:s text:c="2"/>13 592</text:p>
          </table:table-cell>
          <table:table-cell table:style-name="ce38" office:value-type="float" office:value="10655.837" calcext:value-type="float">
            <text:p><text:s text:c="2"/>10 656</text:p>
          </table:table-cell>
          <table:table-cell table:style-name="ce38" office:value-type="float" office:value="1285.981" calcext:value-type="float">
            <text:p><text:s text:c="2"/>1 28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8.4" calcext:value-type="float">
            <text:p>78,4</text:p>
          </table:table-cell>
          <table:table-cell table:style-name="ce29" office:value-type="float" office:value="9.5" calcext:value-type="float">
            <text:p>9,5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Sul</text:p>
          </table:table-cell>
          <table:table-cell table:style-name="ce38" office:value-type="float" office:value="15758.972" calcext:value-type="float">
            <text:p><text:s text:c="2"/>15 759</text:p>
          </table:table-cell>
          <table:table-cell table:style-name="ce38" office:value-type="float" office:value="12259.275" calcext:value-type="float">
            <text:p><text:s text:c="2"/>12 259</text:p>
          </table:table-cell>
          <table:table-cell table:style-name="ce38" office:value-type="float" office:value="2286.373" calcext:value-type="float">
            <text:p><text:s text:c="2"/>2 28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7.8" calcext:value-type="float">
            <text:p>77,8</text:p>
          </table:table-cell>
          <table:table-cell table:style-name="ce29" office:value-type="float" office:value="14.5" calcext:value-type="float">
            <text:p>14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aná</text:p>
          </table:table-cell>
          <table:table-cell table:style-name="ce38" office:value-type="float" office:value="5897.03" calcext:value-type="float">
            <text:p><text:s text:c="2"/>5 897</text:p>
          </table:table-cell>
          <table:table-cell table:style-name="ce38" office:value-type="float" office:value="4627.314" calcext:value-type="float">
            <text:p><text:s text:c="2"/>4 627</text:p>
          </table:table-cell>
          <table:table-cell table:style-name="ce38" office:value-type="float" office:value="831.588" calcext:value-type="float">
            <text:p><text:s text:c="3"/>83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8.5" calcext:value-type="float">
            <text:p>78,5</text:p>
          </table:table-cell>
          <table:table-cell table:style-name="ce29" office:value-type="float" office:value="14.1" calcext:value-type="float">
            <text:p>14,1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Curitiba</text:p>
          </table:table-cell>
          <table:table-cell table:style-name="ce38" office:value-type="float" office:value="2065.537" calcext:value-type="float">
            <text:p><text:s text:c="2"/>2 066</text:p>
          </table:table-cell>
          <table:table-cell table:style-name="ce38" office:value-type="float" office:value="1688.55" calcext:value-type="float">
            <text:p><text:s text:c="2"/>1 689</text:p>
          </table:table-cell>
          <table:table-cell table:style-name="ce38" office:value-type="float" office:value="215.618" calcext:value-type="float">
            <text:p><text:s text:c="3"/>21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1.7" calcext:value-type="float">
            <text:p>81,7</text:p>
          </table:table-cell>
          <table:table-cell table:style-name="ce29" office:value-type="float" office:value="10.4" calcext:value-type="float">
            <text:p>10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anta Catarina</text:p>
          </table:table-cell>
          <table:table-cell table:style-name="ce38" office:value-type="float" office:value="3767.691" calcext:value-type="float">
            <text:p><text:s text:c="2"/>3 768</text:p>
          </table:table-cell>
          <table:table-cell table:style-name="ce38" office:value-type="float" office:value="3088.372" calcext:value-type="float">
            <text:p><text:s text:c="2"/>3 088</text:p>
          </table:table-cell>
          <table:table-cell table:style-name="ce38" office:value-type="float" office:value="549.585" calcext:value-type="float">
            <text:p><text:s text:c="3"/>55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2" calcext:value-type="float">
            <text:p>82,0</text:p>
          </table:table-cell>
          <table:table-cell table:style-name="ce29" office:value-type="float" office:value="14.6" calcext:value-type="float">
            <text:p>14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Grande do Sul</text:p>
          </table:table-cell>
          <table:table-cell table:style-name="ce38" office:value-type="float" office:value="6094.251" calcext:value-type="float">
            <text:p><text:s text:c="2"/>6 094</text:p>
          </table:table-cell>
          <table:table-cell table:style-name="ce38" office:value-type="float" office:value="4543.589" calcext:value-type="float">
            <text:p><text:s text:c="2"/>4 544</text:p>
          </table:table-cell>
          <table:table-cell table:style-name="ce38" office:value-type="float" office:value="905.2" calcext:value-type="float">
            <text:p><text:s text:c="3"/>90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4.6" calcext:value-type="float">
            <text:p>74,6</text:p>
          </table:table-cell>
          <table:table-cell table:style-name="ce29" office:value-type="float" office:value="14.9" calcext:value-type="float">
            <text:p>14,9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Porto Alegre</text:p>
          </table:table-cell>
          <table:table-cell table:style-name="ce38" office:value-type="float" office:value="2610.59" calcext:value-type="float">
            <text:p><text:s text:c="2"/>2 611</text:p>
          </table:table-cell>
          <table:table-cell table:style-name="ce38" office:value-type="float" office:value="1916.91" calcext:value-type="float">
            <text:p><text:s text:c="2"/>1 917</text:p>
          </table:table-cell>
          <table:table-cell table:style-name="ce38" office:value-type="float" office:value="284.497" calcext:value-type="float">
            <text:p><text:s text:c="3"/>28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3.4" calcext:value-type="float">
            <text:p>73,4</text:p>
          </table:table-cell>
          <table:table-cell table:style-name="ce29" office:value-type="float" office:value="10.9" calcext:value-type="float">
            <text:p>10,9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Centro-Oeste</text:p>
          </table:table-cell>
          <table:table-cell table:style-name="ce38" office:value-type="float" office:value="8530.74" calcext:value-type="float">
            <text:p><text:s text:c="2"/>8 531</text:p>
          </table:table-cell>
          <table:table-cell table:style-name="ce38" office:value-type="float" office:value="5962.679" calcext:value-type="float">
            <text:p><text:s text:c="2"/>5 963</text:p>
          </table:table-cell>
          <table:table-cell table:style-name="ce38" office:value-type="float" office:value="654.431" calcext:value-type="float">
            <text:p><text:s text:c="3"/>65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9.9" calcext:value-type="float">
            <text:p>69,9</text:p>
          </table:table-cell>
          <table:table-cell table:style-name="ce29" office:value-type="float" office:value="7.7" calcext:value-type="float">
            <text:p>7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to Grosso do Sul</text:p>
          </table:table-cell>
          <table:table-cell table:style-name="ce38" office:value-type="float" office:value="1455.931" calcext:value-type="float">
            <text:p><text:s text:c="2"/>1 456</text:p>
          </table:table-cell>
          <table:table-cell table:style-name="ce38" office:value-type="float" office:value="953.096" calcext:value-type="float">
            <text:p><text:s text:c="3"/>953</text:p>
          </table:table-cell>
          <table:table-cell table:style-name="ce38" office:value-type="float" office:value="113.114" calcext:value-type="float">
            <text:p><text:s text:c="3"/>11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5.5" calcext:value-type="float">
            <text:p>65,5</text:p>
          </table:table-cell>
          <table:table-cell table:style-name="ce29" office:value-type="float" office:value="7.8" calcext:value-type="float">
            <text:p>7,8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to Grosso</text:p>
          </table:table-cell>
          <table:table-cell table:style-name="ce38" office:value-type="float" office:value="1526.026" calcext:value-type="float">
            <text:p><text:s text:c="2"/>1 526</text:p>
          </table:table-cell>
          <table:table-cell table:style-name="ce38" office:value-type="float" office:value="1023.335" calcext:value-type="float">
            <text:p><text:s text:c="2"/>1 023</text:p>
          </table:table-cell>
          <table:table-cell table:style-name="ce38" office:value-type="float" office:value="110.785" calcext:value-type="float">
            <text:p><text:s text:c="3"/>11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7.1" calcext:value-type="float">
            <text:p>67,1</text:p>
          </table:table-cell>
          <table:table-cell table:style-name="ce29" office:value-type="float" office:value="7.3" calcext:value-type="float">
            <text:p>7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Goiás</text:p>
          </table:table-cell>
          <table:table-cell table:style-name="ce38" office:value-type="float" office:value="3541.957" calcext:value-type="float">
            <text:p><text:s text:c="2"/>3 542</text:p>
          </table:table-cell>
          <table:table-cell table:style-name="ce38" office:value-type="float" office:value="2319.865" calcext:value-type="float">
            <text:p><text:s text:c="2"/>2 320</text:p>
          </table:table-cell>
          <table:table-cell table:style-name="ce38" office:value-type="float" office:value="293.891" calcext:value-type="float">
            <text:p><text:s text:c="3"/>29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5.5" calcext:value-type="float">
            <text:p>65,5</text:p>
          </table:table-cell>
          <table:table-cell table:style-name="ce29" office:value-type="float" office:value="8.3" calcext:value-type="float">
            <text:p>8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Distrito Federal</text:p>
          </table:table-cell>
          <table:table-cell table:style-name="ce38" office:value-type="float" office:value="2006.826" calcext:value-type="float">
            <text:p><text:s text:c="2"/>2 007</text:p>
          </table:table-cell>
          <table:table-cell table:style-name="ce38" office:value-type="float" office:value="1666.383" calcext:value-type="float">
            <text:p><text:s text:c="2"/>1 666</text:p>
          </table:table-cell>
          <table:table-cell table:style-name="ce38" office:value-type="float" office:value="136.641" calcext:value-type="float">
            <text:p><text:s text:c="3"/>13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3" calcext:value-type="float">
            <text:p>83,0</text:p>
          </table:table-cell>
          <table:table-cell table:style-name="ce29" office:value-type="float" office:value="6.8" calcext:value-type="float">
            <text:p>6,8</text:p>
          </table:table-cell>
          <table:table-cell table:number-columns-repeated="1017"/>
        </table:table-row>
        <table:table-row table:style-name="ro12">
          <table:table-cell table:style-name="ce18"/>
          <table:table-cell table:style-name="ce39" table:number-columns-repeated="3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19" office:value-type="string" calcext:value-type="string">
            <text:p>Fonte: IBGE, Diretoria de Pesquisas, Coordenação de Trabalho e Rendimento, Pesquisa Nacional por Amostra de Domicílios 2015.</text:p>
          </table:table-cell>
          <table:table-cell table:style-name="ce40" table:number-columns-repeated="6"/>
          <table:table-cell table:number-columns-repeated="1017"/>
        </table:table-row>
        <table:table-row table:style-name="ro13" table:number-rows-repeated="104852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abela  1.2.4" table:style-name="ta6">
        <table:table-column table:style-name="co5" table:default-cell-style-name="ce25"/>
        <table:table-column table:style-name="co6" table:number-columns-repeated="6" table:default-cell-style-name="ce25"/>
        <table:table-column table:style-name="co1" table:number-columns-repeated="1017" table:default-cell-style-name="ce25"/>
        <table:table-row table:style-name="ro8">
          <table:table-cell table:style-name="ce7" office:value-type="string" calcext:value-type="string" table:number-columns-spanned="7" table:number-rows-spanned="1">
            <text:p>Tabela 1.2.4 - Pessoas de 10 anos ou mais de idade que utilizaram a Internet, no período de referência dos últimos três meses, total e por microcomputador ou tablet, segundo as Grandes Regiões, as Unidades da Federação e as Regiões Metropolitanas - 2015 </text:p>
          </table:table-cell>
          <table:covered-table-cell table:number-columns-repeated="6" table:style-name="ce7"/>
          <table:table-cell table:number-columns-repeated="1017"/>
        </table:table-row>
        <table:table-row table:style-name="ro13">
          <table:table-cell table:style-name="ce21" table:number-columns-repeated="7"/>
          <table:table-cell table:number-columns-repeated="1017"/>
        </table:table-row>
        <table:table-row table:style-name="ro10">
          <table:table-cell table:style-name="ce30" office:value-type="string" calcext:value-type="string" table:number-columns-spanned="1" table:number-rows-spanned="4">
            <text:p>Grandes Regiões, Unidades da Federação e Regiões Metropolitanas</text:p>
          </table:table-cell>
          <table:table-cell table:style-name="ce37" office:value-type="string" calcext:value-type="string" table:number-columns-spanned="6" table:number-rows-spanned="1">
            <text:p>Pessoas de 10 anos ou mais de idade que utilizaram a Internet, no período de referência dos últimos três meses</text:p>
          </table:table-cell>
          <table:covered-table-cell table:number-columns-repeated="5" table:style-name="ce37"/>
          <table:table-cell table:number-columns-repeated="1017"/>
        </table:table-row>
        <table:table-row table:style-name="ro11">
          <table:covered-table-cell table:style-name="ce30"/>
          <table:table-cell table:style-name="ce27" office:value-type="string" calcext:value-type="string" table:number-columns-spanned="3" table:number-rows-spanned="1">
            <text:p>Valores absolutos (1000 pessoas)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Valores relativos (%)</text:p>
          </table:table-cell>
          <table:covered-table-cell table:number-columns-repeated="2" table:style-name="ce37"/>
          <table:table-cell table:number-columns-repeated="1017"/>
        </table:table-row>
        <table:table-row table:style-name="ro11">
          <table:covered-table-cell table:style-name="ce30"/>
          <table:table-cell table:style-name="ce27" office:value-type="string" calcext:value-type="string" table:number-columns-spanned="1" table:number-rows-spanned="2">
            <text:p>Total</text:p>
          </table:table-cell>
          <table:table-cell table:style-name="ce27" office:value-type="string" calcext:value-type="string" table:number-columns-spanned="2" table:number-rows-spanned="1">
            <text:p>Microcomputador ou<text:span text:style-name="T3"> tablet</text:span></text:p>
          </table:table-cell>
          <table:covered-table-cell table:style-name="ce27"/>
          <table:table-cell table:style-name="ce27" office:value-type="string" calcext:value-type="string" table:number-columns-spanned="1" table:number-rows-spanned="2">
            <text:p>Total</text:p>
          </table:table-cell>
          <table:table-cell table:style-name="ce37" office:value-type="string" calcext:value-type="string" table:number-columns-spanned="2" table:number-rows-spanned="1">
            <text:p>Microcomputador ou <text:span text:style-name="T3">tablet</text:span></text:p>
          </table:table-cell>
          <table:covered-table-cell table:style-name="ce37"/>
          <table:table-cell table:number-columns-repeated="1017"/>
        </table:table-row>
        <table:table-row table:style-name="ro8">
          <table:covered-table-cell table:style-name="ce30"/>
          <table:covered-table-cell table:style-name="ce27"/>
          <table:table-cell table:style-name="ce27" office:value-type="string" calcext:value-type="string">
            <text:p>Total</text:p>
          </table:table-cell>
          <table:table-cell table:style-name="ce30" office:value-type="string" calcext:value-type="string">
            <text:p>Somente por microcomputador ou <text:span text:style-name="T3">tablet</text:span></text:p>
          </table:table-cell>
          <table:covered-table-cell table:style-name="ce27"/>
          <table:table-cell table:style-name="ce27" office:value-type="string" calcext:value-type="string">
            <text:p>Total</text:p>
          </table:table-cell>
          <table:table-cell table:style-name="ce41" office:value-type="string" calcext:value-type="string">
            <text:p>Somente por microcomputador ou tablet</text:p>
          </table:table-cell>
          <table:table-cell table:number-columns-repeated="1017"/>
        </table:table-row>
        <table:table-row table:style-name="ro14">
          <table:table-cell table:style-name="ce31" office:value-type="string" calcext:value-type="string">
            <text:p>Brasil</text:p>
          </table:table-cell>
          <table:table-cell table:style-name="ce38" office:value-type="float" office:value="102083.09" calcext:value-type="float">
            <text:p><text:s text:c="2"/>102 083</text:p>
          </table:table-cell>
          <table:table-cell table:style-name="ce38" office:value-type="float" office:value="74443.511" calcext:value-type="float">
            <text:p><text:s text:c="2"/>74 444</text:p>
          </table:table-cell>
          <table:table-cell table:style-name="ce38" office:value-type="float" office:value="57221.353" calcext:value-type="float">
            <text:p><text:s text:c="2"/>57 22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2.9" calcext:value-type="float">
            <text:p>72,9</text:p>
          </table:table-cell>
          <table:table-cell table:style-name="ce29" office:value-type="float" office:value="56.1" calcext:value-type="float">
            <text:p>56,1</text:p>
          </table:table-cell>
          <table:table-cell table:number-columns-repeated="1017"/>
        </table:table-row>
        <table:table-row table:style-name="ro14">
          <table:table-cell table:style-name="ce14" office:value-type="string" calcext:value-type="string">
            <text:p>Norte</text:p>
          </table:table-cell>
          <table:table-cell table:style-name="ce38" office:value-type="float" office:value="6715.311" calcext:value-type="float">
            <text:p><text:s text:c="2"/>6 715</text:p>
          </table:table-cell>
          <table:table-cell table:style-name="ce38" office:value-type="float" office:value="3610.742" calcext:value-type="float">
            <text:p><text:s text:c="2"/>3 611</text:p>
          </table:table-cell>
          <table:table-cell table:style-name="ce38" office:value-type="float" office:value="2954.837" calcext:value-type="float">
            <text:p><text:s text:c="2"/>2 95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3.8" calcext:value-type="float">
            <text:p>53,8</text:p>
          </table:table-cell>
          <table:table-cell table:style-name="ce29" office:value-type="float" office:value="44" calcext:value-type="float">
            <text:p>44,0</text:p>
          </table:table-cell>
          <table:table-cell table:number-columns-repeated="1017"/>
        </table:table-row>
        <table:table-row table:style-name="ro14">
          <table:table-cell table:style-name="ce32" office:value-type="string" calcext:value-type="string">
            <text:p>Rondônia</text:p>
          </table:table-cell>
          <table:table-cell table:style-name="ce38" office:value-type="float" office:value="710.57" calcext:value-type="float">
            <text:p><text:s text:c="3"/>711</text:p>
          </table:table-cell>
          <table:table-cell table:style-name="ce38" office:value-type="float" office:value="500.088" calcext:value-type="float">
            <text:p><text:s text:c="3"/>500</text:p>
          </table:table-cell>
          <table:table-cell table:style-name="ce38" office:value-type="float" office:value="384.731" calcext:value-type="float">
            <text:p><text:s text:c="3"/>38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0.4" calcext:value-type="float">
            <text:p>70,4</text:p>
          </table:table-cell>
          <table:table-cell table:style-name="ce29" office:value-type="float" office:value="54.1" calcext:value-type="float">
            <text:p>54,1</text:p>
          </table:table-cell>
          <table:table-cell table:number-columns-repeated="1017"/>
        </table:table-row>
        <table:table-row table:style-name="ro14">
          <table:table-cell table:style-name="ce33" office:value-type="string" calcext:value-type="string">
            <text:p>Acre</text:p>
          </table:table-cell>
          <table:table-cell table:style-name="ce38" office:value-type="float" office:value="285.382" calcext:value-type="float">
            <text:p><text:s text:c="3"/>285</text:p>
          </table:table-cell>
          <table:table-cell table:style-name="ce38" office:value-type="float" office:value="153.811" calcext:value-type="float">
            <text:p><text:s text:c="3"/>154</text:p>
          </table:table-cell>
          <table:table-cell table:style-name="ce38" office:value-type="float" office:value="129.113" calcext:value-type="float">
            <text:p><text:s text:c="3"/>12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3.9" calcext:value-type="float">
            <text:p>53,9</text:p>
          </table:table-cell>
          <table:table-cell table:style-name="ce29" office:value-type="float" office:value="45.2" calcext:value-type="float">
            <text:p>45,2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mazonas</text:p>
          </table:table-cell>
          <table:table-cell table:style-name="ce38" office:value-type="float" office:value="1596.758" calcext:value-type="float">
            <text:p><text:s text:c="2"/>1 597</text:p>
          </table:table-cell>
          <table:table-cell table:style-name="ce38" office:value-type="float" office:value="844.606" calcext:value-type="float">
            <text:p><text:s text:c="3"/>845</text:p>
          </table:table-cell>
          <table:table-cell table:style-name="ce38" office:value-type="float" office:value="724.496" calcext:value-type="float">
            <text:p><text:s text:c="3"/>72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2.9" calcext:value-type="float">
            <text:p>52,9</text:p>
          </table:table-cell>
          <table:table-cell table:style-name="ce29" office:value-type="float" office:value="45.4" calcext:value-type="float">
            <text:p>45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oraima</text:p>
          </table:table-cell>
          <table:table-cell table:style-name="ce38" office:value-type="float" office:value="268.027" calcext:value-type="float">
            <text:p><text:s text:c="3"/>268</text:p>
          </table:table-cell>
          <table:table-cell table:style-name="ce38" office:value-type="float" office:value="147.541" calcext:value-type="float">
            <text:p><text:s text:c="3"/>148</text:p>
          </table:table-cell>
          <table:table-cell table:style-name="ce38" office:value-type="float" office:value="126.467" calcext:value-type="float">
            <text:p><text:s text:c="3"/>12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5" calcext:value-type="float">
            <text:p>55,0</text:p>
          </table:table-cell>
          <table:table-cell table:style-name="ce29" office:value-type="float" office:value="47.2" calcext:value-type="float">
            <text:p>47,2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á</text:p>
          </table:table-cell>
          <table:table-cell table:style-name="ce38" office:value-type="float" office:value="2962.659" calcext:value-type="float">
            <text:p><text:s text:c="2"/>2 963</text:p>
          </table:table-cell>
          <table:table-cell table:style-name="ce38" office:value-type="float" office:value="1392.52" calcext:value-type="float">
            <text:p><text:s text:c="2"/>1 393</text:p>
          </table:table-cell>
          <table:table-cell table:style-name="ce38" office:value-type="float" office:value="1108.867" calcext:value-type="float">
            <text:p><text:s text:c="2"/>1 10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47" calcext:value-type="float">
            <text:p>47,0</text:p>
          </table:table-cell>
          <table:table-cell table:style-name="ce29" office:value-type="float" office:value="37.4" calcext:value-type="float">
            <text:p>37,4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Belém</text:p>
          </table:table-cell>
          <table:table-cell table:style-name="ce38" office:value-type="float" office:value="1227.217" calcext:value-type="float">
            <text:p><text:s text:c="2"/>1 227</text:p>
          </table:table-cell>
          <table:table-cell table:style-name="ce38" office:value-type="float" office:value="609.821" calcext:value-type="float">
            <text:p><text:s text:c="3"/>610</text:p>
          </table:table-cell>
          <table:table-cell table:style-name="ce38" office:value-type="float" office:value="494.658" calcext:value-type="float">
            <text:p><text:s text:c="3"/>49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49.7" calcext:value-type="float">
            <text:p>49,7</text:p>
          </table:table-cell>
          <table:table-cell table:style-name="ce29" office:value-type="float" office:value="40.3" calcext:value-type="float">
            <text:p>40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mapá</text:p>
          </table:table-cell>
          <table:table-cell table:style-name="ce38" office:value-type="float" office:value="334.728" calcext:value-type="float">
            <text:p><text:s text:c="3"/>335</text:p>
          </table:table-cell>
          <table:table-cell table:style-name="ce38" office:value-type="float" office:value="190.739" calcext:value-type="float">
            <text:p><text:s text:c="3"/>191</text:p>
          </table:table-cell>
          <table:table-cell table:style-name="ce38" office:value-type="float" office:value="174.19" calcext:value-type="float">
            <text:p><text:s text:c="3"/>17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7" calcext:value-type="float">
            <text:p>57,0</text:p>
          </table:table-cell>
          <table:table-cell table:style-name="ce29" office:value-type="float" office:value="52" calcext:value-type="float">
            <text:p>52,0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Tocantins</text:p>
          </table:table-cell>
          <table:table-cell table:style-name="ce38" office:value-type="float" office:value="557.187" calcext:value-type="float">
            <text:p><text:s text:c="3"/>557</text:p>
          </table:table-cell>
          <table:table-cell table:style-name="ce38" office:value-type="float" office:value="381.437" calcext:value-type="float">
            <text:p><text:s text:c="3"/>381</text:p>
          </table:table-cell>
          <table:table-cell table:style-name="ce38" office:value-type="float" office:value="306.973" calcext:value-type="float">
            <text:p><text:s text:c="3"/>30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8.5" calcext:value-type="float">
            <text:p>68,5</text:p>
          </table:table-cell>
          <table:table-cell table:style-name="ce29" office:value-type="float" office:value="55.1" calcext:value-type="float">
            <text:p>55,1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Nordeste</text:p>
          </table:table-cell>
          <table:table-cell table:style-name="ce38" office:value-type="float" office:value="21831.084" calcext:value-type="float">
            <text:p><text:s text:c="2"/>21 831</text:p>
          </table:table-cell>
          <table:table-cell table:style-name="ce38" office:value-type="float" office:value="14071.61" calcext:value-type="float">
            <text:p><text:s text:c="2"/>14 072</text:p>
          </table:table-cell>
          <table:table-cell table:style-name="ce38" office:value-type="float" office:value="10962.935" calcext:value-type="float">
            <text:p><text:s text:c="2"/>10 96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4.5" calcext:value-type="float">
            <text:p>64,5</text:p>
          </table:table-cell>
          <table:table-cell table:style-name="ce29" office:value-type="float" office:value="50.2" calcext:value-type="float">
            <text:p>50,2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ranhão</text:p>
          </table:table-cell>
          <table:table-cell table:style-name="ce38" office:value-type="float" office:value="1940.697" calcext:value-type="float">
            <text:p><text:s text:c="2"/>1 941</text:p>
          </table:table-cell>
          <table:table-cell table:style-name="ce38" office:value-type="float" office:value="956.061" calcext:value-type="float">
            <text:p><text:s text:c="3"/>956</text:p>
          </table:table-cell>
          <table:table-cell table:style-name="ce38" office:value-type="float" office:value="762.883" calcext:value-type="float">
            <text:p><text:s text:c="3"/>76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49.3" calcext:value-type="float">
            <text:p>49,3</text:p>
          </table:table-cell>
          <table:table-cell table:style-name="ce29" office:value-type="float" office:value="39.3" calcext:value-type="float">
            <text:p>39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iauí</text:p>
          </table:table-cell>
          <table:table-cell table:style-name="ce38" office:value-type="float" office:value="1061" calcext:value-type="float">
            <text:p><text:s text:c="2"/>1 061</text:p>
          </table:table-cell>
          <table:table-cell table:style-name="ce38" office:value-type="float" office:value="600.022" calcext:value-type="float">
            <text:p><text:s text:c="3"/>600</text:p>
          </table:table-cell>
          <table:table-cell table:style-name="ce38" office:value-type="float" office:value="465.496" calcext:value-type="float">
            <text:p><text:s text:c="3"/>46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6.6" calcext:value-type="float">
            <text:p>56,6</text:p>
          </table:table-cell>
          <table:table-cell table:style-name="ce29" office:value-type="float" office:value="43.9" calcext:value-type="float">
            <text:p>43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Ceará</text:p>
          </table:table-cell>
          <table:table-cell table:style-name="ce38" office:value-type="float" office:value="3331.027" calcext:value-type="float">
            <text:p><text:s text:c="2"/>3 331</text:p>
          </table:table-cell>
          <table:table-cell table:style-name="ce38" office:value-type="float" office:value="2158.831" calcext:value-type="float">
            <text:p><text:s text:c="2"/>2 159</text:p>
          </table:table-cell>
          <table:table-cell table:style-name="ce38" office:value-type="float" office:value="1609.679" calcext:value-type="float">
            <text:p><text:s text:c="2"/>1 61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4.8" calcext:value-type="float">
            <text:p>64,8</text:p>
          </table:table-cell>
          <table:table-cell table:style-name="ce29" office:value-type="float" office:value="48.3" calcext:value-type="float">
            <text:p>48,3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Fortaleza</text:p>
          </table:table-cell>
          <table:table-cell table:style-name="ce38" office:value-type="float" office:value="1950.387" calcext:value-type="float">
            <text:p><text:s text:c="2"/>1 950</text:p>
          </table:table-cell>
          <table:table-cell table:style-name="ce38" office:value-type="float" office:value="1284.096" calcext:value-type="float">
            <text:p><text:s text:c="2"/>1 284</text:p>
          </table:table-cell>
          <table:table-cell table:style-name="ce38" office:value-type="float" office:value="1008.434" calcext:value-type="float">
            <text:p><text:s text:c="2"/>1 00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5.8" calcext:value-type="float">
            <text:p>65,8</text:p>
          </table:table-cell>
          <table:table-cell table:style-name="ce29" office:value-type="float" office:value="51.7" calcext:value-type="float">
            <text:p>51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Grande do Norte</text:p>
          </table:table-cell>
          <table:table-cell table:style-name="ce38" office:value-type="float" office:value="1570.481" calcext:value-type="float">
            <text:p><text:s text:c="2"/>1 570</text:p>
          </table:table-cell>
          <table:table-cell table:style-name="ce38" office:value-type="float" office:value="1055.474" calcext:value-type="float">
            <text:p><text:s text:c="2"/>1 055</text:p>
          </table:table-cell>
          <table:table-cell table:style-name="ce38" office:value-type="float" office:value="813.156" calcext:value-type="float">
            <text:p><text:s text:c="3"/>81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7.2" calcext:value-type="float">
            <text:p>67,2</text:p>
          </table:table-cell>
          <table:table-cell table:style-name="ce29" office:value-type="float" office:value="51.8" calcext:value-type="float">
            <text:p>51,8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aíba</text:p>
          </table:table-cell>
          <table:table-cell table:style-name="ce38" office:value-type="float" office:value="1738.3" calcext:value-type="float">
            <text:p><text:s text:c="2"/>1 738</text:p>
          </table:table-cell>
          <table:table-cell table:style-name="ce38" office:value-type="float" office:value="1146.784" calcext:value-type="float">
            <text:p><text:s text:c="2"/>1 147</text:p>
          </table:table-cell>
          <table:table-cell table:style-name="ce38" office:value-type="float" office:value="887.572" calcext:value-type="float">
            <text:p><text:s text:c="3"/>88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6" calcext:value-type="float">
            <text:p>66,0</text:p>
          </table:table-cell>
          <table:table-cell table:style-name="ce29" office:value-type="float" office:value="51.1" calcext:value-type="float">
            <text:p>51,1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ernambuco</text:p>
          </table:table-cell>
          <table:table-cell table:style-name="ce38" office:value-type="float" office:value="3710.885" calcext:value-type="float">
            <text:p><text:s text:c="2"/>3 711</text:p>
          </table:table-cell>
          <table:table-cell table:style-name="ce38" office:value-type="float" office:value="2611.002" calcext:value-type="float">
            <text:p><text:s text:c="2"/>2 611</text:p>
          </table:table-cell>
          <table:table-cell table:style-name="ce38" office:value-type="float" office:value="2057.571" calcext:value-type="float">
            <text:p><text:s text:c="2"/>2 05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0.4" calcext:value-type="float">
            <text:p>70,4</text:p>
          </table:table-cell>
          <table:table-cell table:style-name="ce29" office:value-type="float" office:value="55.4" calcext:value-type="float">
            <text:p>55,4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Recife</text:p>
          </table:table-cell>
          <table:table-cell table:style-name="ce38" office:value-type="float" office:value="2080" calcext:value-type="float">
            <text:p><text:s text:c="2"/>2 080</text:p>
          </table:table-cell>
          <table:table-cell table:style-name="ce38" office:value-type="float" office:value="1488.629" calcext:value-type="float">
            <text:p><text:s text:c="2"/>1 489</text:p>
          </table:table-cell>
          <table:table-cell table:style-name="ce38" office:value-type="float" office:value="1218.291" calcext:value-type="float">
            <text:p><text:s text:c="2"/>1 21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1.6" calcext:value-type="float">
            <text:p>71,6</text:p>
          </table:table-cell>
          <table:table-cell table:style-name="ce29" office:value-type="float" office:value="58.6" calcext:value-type="float">
            <text:p>58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lagoas</text:p>
          </table:table-cell>
          <table:table-cell table:style-name="ce38" office:value-type="float" office:value="1175.405" calcext:value-type="float">
            <text:p><text:s text:c="2"/>1 175</text:p>
          </table:table-cell>
          <table:table-cell table:style-name="ce38" office:value-type="float" office:value="791.575" calcext:value-type="float">
            <text:p><text:s text:c="3"/>792</text:p>
          </table:table-cell>
          <table:table-cell table:style-name="ce38" office:value-type="float" office:value="631.125" calcext:value-type="float">
            <text:p><text:s text:c="3"/>63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7.3" calcext:value-type="float">
            <text:p>67,3</text:p>
          </table:table-cell>
          <table:table-cell table:style-name="ce29" office:value-type="float" office:value="53.7" calcext:value-type="float">
            <text:p>53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ergipe</text:p>
          </table:table-cell>
          <table:table-cell table:style-name="ce38" office:value-type="float" office:value="982.846" calcext:value-type="float">
            <text:p><text:s text:c="3"/>983</text:p>
          </table:table-cell>
          <table:table-cell table:style-name="ce38" office:value-type="float" office:value="560.891" calcext:value-type="float">
            <text:p><text:s text:c="3"/>561</text:p>
          </table:table-cell>
          <table:table-cell table:style-name="ce38" office:value-type="float" office:value="500.404" calcext:value-type="float">
            <text:p><text:s text:c="3"/>50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57.1" calcext:value-type="float">
            <text:p>57,1</text:p>
          </table:table-cell>
          <table:table-cell table:style-name="ce29" office:value-type="float" office:value="50.9" calcext:value-type="float">
            <text:p>50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Bahia</text:p>
          </table:table-cell>
          <table:table-cell table:style-name="ce38" office:value-type="float" office:value="6320.443" calcext:value-type="float">
            <text:p><text:s text:c="2"/>6 320</text:p>
          </table:table-cell>
          <table:table-cell table:style-name="ce38" office:value-type="float" office:value="4190.97" calcext:value-type="float">
            <text:p><text:s text:c="2"/>4 191</text:p>
          </table:table-cell>
          <table:table-cell table:style-name="ce38" office:value-type="float" office:value="3235.049" calcext:value-type="float">
            <text:p><text:s text:c="2"/>3 23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6.3" calcext:value-type="float">
            <text:p>66,3</text:p>
          </table:table-cell>
          <table:table-cell table:style-name="ce29" office:value-type="float" office:value="51.2" calcext:value-type="float">
            <text:p>51,2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Salvador</text:p>
          </table:table-cell>
          <table:table-cell table:style-name="ce38" office:value-type="float" office:value="2468.34" calcext:value-type="float">
            <text:p><text:s text:c="2"/>2 468</text:p>
          </table:table-cell>
          <table:table-cell table:style-name="ce38" office:value-type="float" office:value="1764.495" calcext:value-type="float">
            <text:p><text:s text:c="2"/>1 764</text:p>
          </table:table-cell>
          <table:table-cell table:style-name="ce38" office:value-type="float" office:value="1452.05" calcext:value-type="float">
            <text:p><text:s text:c="2"/>1 45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1.5" calcext:value-type="float">
            <text:p>71,5</text:p>
          </table:table-cell>
          <table:table-cell table:style-name="ce29" office:value-type="float" office:value="58.8" calcext:value-type="float">
            <text:p>58,8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Sudeste</text:p>
          </table:table-cell>
          <table:table-cell table:style-name="ce38" office:value-type="float" office:value="49246.983" calcext:value-type="float">
            <text:p><text:s text:c="2"/>49 247</text:p>
          </table:table-cell>
          <table:table-cell table:style-name="ce38" office:value-type="float" office:value="38170.572" calcext:value-type="float">
            <text:p><text:s text:c="2"/>38 171</text:p>
          </table:table-cell>
          <table:table-cell table:style-name="ce38" office:value-type="float" office:value="29327.932" calcext:value-type="float">
            <text:p><text:s text:c="2"/>29 32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7.5" calcext:value-type="float">
            <text:p>77,5</text:p>
          </table:table-cell>
          <table:table-cell table:style-name="ce29" office:value-type="float" office:value="59.6" calcext:value-type="float">
            <text:p>59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inas Gerais</text:p>
          </table:table-cell>
          <table:table-cell table:style-name="ce38" office:value-type="float" office:value="10332.092" calcext:value-type="float">
            <text:p><text:s text:c="2"/>10 332</text:p>
          </table:table-cell>
          <table:table-cell table:style-name="ce38" office:value-type="float" office:value="7698.831" calcext:value-type="float">
            <text:p><text:s text:c="2"/>7 699</text:p>
          </table:table-cell>
          <table:table-cell table:style-name="ce38" office:value-type="float" office:value="5685.696" calcext:value-type="float">
            <text:p><text:s text:c="2"/>5 68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4.5" calcext:value-type="float">
            <text:p>74,5</text:p>
          </table:table-cell>
          <table:table-cell table:style-name="ce29" office:value-type="float" office:value="55" calcext:value-type="float">
            <text:p>55,0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Belo Horizonte</text:p>
          </table:table-cell>
          <table:table-cell table:style-name="ce38" office:value-type="float" office:value="3175.428" calcext:value-type="float">
            <text:p><text:s text:c="2"/>3 175</text:p>
          </table:table-cell>
          <table:table-cell table:style-name="ce38" office:value-type="float" office:value="2412.015" calcext:value-type="float">
            <text:p><text:s text:c="2"/>2 412</text:p>
          </table:table-cell>
          <table:table-cell table:style-name="ce38" office:value-type="float" office:value="1861.508" calcext:value-type="float">
            <text:p><text:s text:c="2"/>1 86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6" calcext:value-type="float">
            <text:p>76,0</text:p>
          </table:table-cell>
          <table:table-cell table:style-name="ce29" office:value-type="float" office:value="58.6" calcext:value-type="float">
            <text:p>58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Espírito Santo</text:p>
          </table:table-cell>
          <table:table-cell table:style-name="ce38" office:value-type="float" office:value="2004.128" calcext:value-type="float">
            <text:p><text:s text:c="2"/>2 004</text:p>
          </table:table-cell>
          <table:table-cell table:style-name="ce38" office:value-type="float" office:value="1517.187" calcext:value-type="float">
            <text:p><text:s text:c="2"/>1 517</text:p>
          </table:table-cell>
          <table:table-cell table:style-name="ce38" office:value-type="float" office:value="1198.158" calcext:value-type="float">
            <text:p><text:s text:c="2"/>1 19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5.7" calcext:value-type="float">
            <text:p>75,7</text:p>
          </table:table-cell>
          <table:table-cell table:style-name="ce29" office:value-type="float" office:value="59.8" calcext:value-type="float">
            <text:p>59,8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de Janeiro</text:p>
          </table:table-cell>
          <table:table-cell table:style-name="ce38" office:value-type="float" office:value="9707.466" calcext:value-type="float">
            <text:p><text:s text:c="2"/>9 707</text:p>
          </table:table-cell>
          <table:table-cell table:style-name="ce38" office:value-type="float" office:value="7488.315" calcext:value-type="float">
            <text:p><text:s text:c="2"/>7 488</text:p>
          </table:table-cell>
          <table:table-cell table:style-name="ce38" office:value-type="float" office:value="6055.64" calcext:value-type="float">
            <text:p><text:s text:c="2"/>6 05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7.1" calcext:value-type="float">
            <text:p>77,1</text:p>
          </table:table-cell>
          <table:table-cell table:style-name="ce29" office:value-type="float" office:value="62.4" calcext:value-type="float">
            <text:p>62,4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o Rio de Janeiro</text:p>
          </table:table-cell>
          <table:table-cell table:style-name="ce38" office:value-type="float" office:value="7529.582" calcext:value-type="float">
            <text:p><text:s text:c="2"/>7 530</text:p>
          </table:table-cell>
          <table:table-cell table:style-name="ce38" office:value-type="float" office:value="5851.127" calcext:value-type="float">
            <text:p><text:s text:c="2"/>5 851</text:p>
          </table:table-cell>
          <table:table-cell table:style-name="ce38" office:value-type="float" office:value="4792.712" calcext:value-type="float">
            <text:p><text:s text:c="2"/>4 79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7.7" calcext:value-type="float">
            <text:p>77,7</text:p>
          </table:table-cell>
          <table:table-cell table:style-name="ce29" office:value-type="float" office:value="63.7" calcext:value-type="float">
            <text:p>63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ão Paulo</text:p>
          </table:table-cell>
          <table:table-cell table:style-name="ce38" office:value-type="float" office:value="27203.297" calcext:value-type="float">
            <text:p><text:s text:c="2"/>27 203</text:p>
          </table:table-cell>
          <table:table-cell table:style-name="ce38" office:value-type="float" office:value="21466.239" calcext:value-type="float">
            <text:p><text:s text:c="2"/>21 466</text:p>
          </table:table-cell>
          <table:table-cell table:style-name="ce38" office:value-type="float" office:value="16388.438" calcext:value-type="float">
            <text:p><text:s text:c="2"/>16 38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8.9" calcext:value-type="float">
            <text:p>78,9</text:p>
          </table:table-cell>
          <table:table-cell table:style-name="ce29" office:value-type="float" office:value="60.2" calcext:value-type="float">
            <text:p>60,2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São Paulo</text:p>
          </table:table-cell>
          <table:table-cell table:style-name="ce38" office:value-type="float" office:value="13592.382" calcext:value-type="float">
            <text:p><text:s text:c="2"/>13 592</text:p>
          </table:table-cell>
          <table:table-cell table:style-name="ce38" office:value-type="float" office:value="10883.792" calcext:value-type="float">
            <text:p><text:s text:c="2"/>10 884</text:p>
          </table:table-cell>
          <table:table-cell table:style-name="ce38" office:value-type="float" office:value="8273.089" calcext:value-type="float">
            <text:p><text:s text:c="2"/>8 27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0.1" calcext:value-type="float">
            <text:p>80,1</text:p>
          </table:table-cell>
          <table:table-cell table:style-name="ce29" office:value-type="float" office:value="60.9" calcext:value-type="float">
            <text:p>60,9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Sul</text:p>
          </table:table-cell>
          <table:table-cell table:style-name="ce38" office:value-type="float" office:value="15758.972" calcext:value-type="float">
            <text:p><text:s text:c="2"/>15 759</text:p>
          </table:table-cell>
          <table:table-cell table:style-name="ce38" office:value-type="float" office:value="12524.746" calcext:value-type="float">
            <text:p><text:s text:c="2"/>12 525</text:p>
          </table:table-cell>
          <table:table-cell table:style-name="ce38" office:value-type="float" office:value="9062.617" calcext:value-type="float">
            <text:p><text:s text:c="2"/>9 06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9.5" calcext:value-type="float">
            <text:p>79,5</text:p>
          </table:table-cell>
          <table:table-cell table:style-name="ce29" office:value-type="float" office:value="57.5" calcext:value-type="float">
            <text:p>57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aná</text:p>
          </table:table-cell>
          <table:table-cell table:style-name="ce38" office:value-type="float" office:value="5897.03" calcext:value-type="float">
            <text:p><text:s text:c="2"/>5 897</text:p>
          </table:table-cell>
          <table:table-cell table:style-name="ce38" office:value-type="float" office:value="4716.39" calcext:value-type="float">
            <text:p><text:s text:c="2"/>4 716</text:p>
          </table:table-cell>
          <table:table-cell table:style-name="ce38" office:value-type="float" office:value="3406.935" calcext:value-type="float">
            <text:p><text:s text:c="2"/>3 40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0" calcext:value-type="float">
            <text:p>80,0</text:p>
          </table:table-cell>
          <table:table-cell table:style-name="ce29" office:value-type="float" office:value="57.8" calcext:value-type="float">
            <text:p>57,8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Curitiba</text:p>
          </table:table-cell>
          <table:table-cell table:style-name="ce38" office:value-type="float" office:value="2065.537" calcext:value-type="float">
            <text:p><text:s text:c="2"/>2 066</text:p>
          </table:table-cell>
          <table:table-cell table:style-name="ce38" office:value-type="float" office:value="1714.483" calcext:value-type="float">
            <text:p><text:s text:c="2"/>1 714</text:p>
          </table:table-cell>
          <table:table-cell table:style-name="ce38" office:value-type="float" office:value="1285.645" calcext:value-type="float">
            <text:p><text:s text:c="2"/>1 28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3" calcext:value-type="float">
            <text:p>83,0</text:p>
          </table:table-cell>
          <table:table-cell table:style-name="ce29" office:value-type="float" office:value="62.2" calcext:value-type="float">
            <text:p>62,2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anta Catarina</text:p>
          </table:table-cell>
          <table:table-cell table:style-name="ce38" office:value-type="float" office:value="3767.691" calcext:value-type="float">
            <text:p><text:s text:c="2"/>3 768</text:p>
          </table:table-cell>
          <table:table-cell table:style-name="ce38" office:value-type="float" office:value="3144.979" calcext:value-type="float">
            <text:p><text:s text:c="2"/>3 145</text:p>
          </table:table-cell>
          <table:table-cell table:style-name="ce38" office:value-type="float" office:value="2330.972" calcext:value-type="float">
            <text:p><text:s text:c="2"/>2 33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3.5" calcext:value-type="float">
            <text:p>83,5</text:p>
          </table:table-cell>
          <table:table-cell table:style-name="ce29" office:value-type="float" office:value="61.9" calcext:value-type="float">
            <text:p>61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Grande do Sul</text:p>
          </table:table-cell>
          <table:table-cell table:style-name="ce38" office:value-type="float" office:value="6094.251" calcext:value-type="float">
            <text:p><text:s text:c="2"/>6 094</text:p>
          </table:table-cell>
          <table:table-cell table:style-name="ce38" office:value-type="float" office:value="4663.377" calcext:value-type="float">
            <text:p><text:s text:c="2"/>4 663</text:p>
          </table:table-cell>
          <table:table-cell table:style-name="ce38" office:value-type="float" office:value="3324.71" calcext:value-type="float">
            <text:p><text:s text:c="2"/>3 32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6.5" calcext:value-type="float">
            <text:p>76,5</text:p>
          </table:table-cell>
          <table:table-cell table:style-name="ce29" office:value-type="float" office:value="54.6" calcext:value-type="float">
            <text:p>54,6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Porto Alegre</text:p>
          </table:table-cell>
          <table:table-cell table:style-name="ce38" office:value-type="float" office:value="2610.59" calcext:value-type="float">
            <text:p><text:s text:c="2"/>2 611</text:p>
          </table:table-cell>
          <table:table-cell table:style-name="ce38" office:value-type="float" office:value="1975.07" calcext:value-type="float">
            <text:p><text:s text:c="2"/>1 975</text:p>
          </table:table-cell>
          <table:table-cell table:style-name="ce38" office:value-type="float" office:value="1442.735" calcext:value-type="float">
            <text:p><text:s text:c="2"/>1 44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5.7" calcext:value-type="float">
            <text:p>75,7</text:p>
          </table:table-cell>
          <table:table-cell table:style-name="ce29" office:value-type="float" office:value="55.3" calcext:value-type="float">
            <text:p>55,3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Centro-Oeste</text:p>
          </table:table-cell>
          <table:table-cell table:style-name="ce38" office:value-type="float" office:value="8530.74" calcext:value-type="float">
            <text:p><text:s text:c="2"/>8 531</text:p>
          </table:table-cell>
          <table:table-cell table:style-name="ce38" office:value-type="float" office:value="6065.841" calcext:value-type="float">
            <text:p><text:s text:c="2"/>6 066</text:p>
          </table:table-cell>
          <table:table-cell table:style-name="ce38" office:value-type="float" office:value="4913.032" calcext:value-type="float">
            <text:p><text:s text:c="2"/>4 91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71.1" calcext:value-type="float">
            <text:p>71,1</text:p>
          </table:table-cell>
          <table:table-cell table:style-name="ce29" office:value-type="float" office:value="57.6" calcext:value-type="float">
            <text:p>57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to Grosso do Sul</text:p>
          </table:table-cell>
          <table:table-cell table:style-name="ce38" office:value-type="float" office:value="1455.931" calcext:value-type="float">
            <text:p><text:s text:c="2"/>1 456</text:p>
          </table:table-cell>
          <table:table-cell table:style-name="ce38" office:value-type="float" office:value="972.539" calcext:value-type="float">
            <text:p><text:s text:c="3"/>973</text:p>
          </table:table-cell>
          <table:table-cell table:style-name="ce38" office:value-type="float" office:value="809.059" calcext:value-type="float">
            <text:p><text:s text:c="3"/>80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6.8" calcext:value-type="float">
            <text:p>66,8</text:p>
          </table:table-cell>
          <table:table-cell table:style-name="ce29" office:value-type="float" office:value="55.6" calcext:value-type="float">
            <text:p>55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to Grosso</text:p>
          </table:table-cell>
          <table:table-cell table:style-name="ce38" office:value-type="float" office:value="1526.026" calcext:value-type="float">
            <text:p><text:s text:c="2"/>1 526</text:p>
          </table:table-cell>
          <table:table-cell table:style-name="ce38" office:value-type="float" office:value="1040.85" calcext:value-type="float">
            <text:p><text:s text:c="2"/>1 041</text:p>
          </table:table-cell>
          <table:table-cell table:style-name="ce38" office:value-type="float" office:value="881.461" calcext:value-type="float">
            <text:p><text:s text:c="3"/>88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8.2" calcext:value-type="float">
            <text:p>68,2</text:p>
          </table:table-cell>
          <table:table-cell table:style-name="ce29" office:value-type="float" office:value="57.8" calcext:value-type="float">
            <text:p>57,8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Goiás</text:p>
          </table:table-cell>
          <table:table-cell table:style-name="ce38" office:value-type="float" office:value="3541.957" calcext:value-type="float">
            <text:p><text:s text:c="2"/>3 542</text:p>
          </table:table-cell>
          <table:table-cell table:style-name="ce38" office:value-type="float" office:value="2372.758" calcext:value-type="float">
            <text:p><text:s text:c="2"/>2 373</text:p>
          </table:table-cell>
          <table:table-cell table:style-name="ce38" office:value-type="float" office:value="1929.666" calcext:value-type="float">
            <text:p><text:s text:c="2"/>1 93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67" calcext:value-type="float">
            <text:p>67,0</text:p>
          </table:table-cell>
          <table:table-cell table:style-name="ce29" office:value-type="float" office:value="54.5" calcext:value-type="float">
            <text:p>54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Distrito Federal</text:p>
          </table:table-cell>
          <table:table-cell table:style-name="ce38" office:value-type="float" office:value="2006.826" calcext:value-type="float">
            <text:p><text:s text:c="2"/>2 007</text:p>
          </table:table-cell>
          <table:table-cell table:style-name="ce38" office:value-type="float" office:value="1679.694" calcext:value-type="float">
            <text:p><text:s text:c="2"/>1 680</text:p>
          </table:table-cell>
          <table:table-cell table:style-name="ce38" office:value-type="float" office:value="1292.846" calcext:value-type="float">
            <text:p><text:s text:c="2"/>1 29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3.7" calcext:value-type="float">
            <text:p>83,7</text:p>
          </table:table-cell>
          <table:table-cell table:style-name="ce29" office:value-type="float" office:value="64.4" calcext:value-type="float">
            <text:p>64,4</text:p>
          </table:table-cell>
          <table:table-cell table:number-columns-repeated="1017"/>
        </table:table-row>
        <table:table-row table:style-name="ro12">
          <table:table-cell table:style-name="ce18"/>
          <table:table-cell table:style-name="ce21" table:number-columns-repeated="6"/>
          <table:table-cell table:number-columns-repeated="1017"/>
        </table:table-row>
        <table:table-row table:style-name="ro9">
          <table:table-cell table:style-name="ce19" office:value-type="string" calcext:value-type="string">
            <text:p>Fonte: IBGE, Diretoria de Pesquisas, Coordenação de Trabalho e Rendimento, Pesquisa Nacional por Amostra de Domicílios 2015.</text:p>
          </table:table-cell>
          <table:table-cell table:style-name="ce40" table:number-columns-repeated="6"/>
          <table:table-cell table:number-columns-repeated="1017"/>
        </table:table-row>
        <table:table-row table:style-name="ro13" table:number-rows-repeated="104852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abela 1.2.5" table:style-name="ta7">
        <table:table-column table:style-name="co5" table:default-cell-style-name="ce25"/>
        <table:table-column table:style-name="co6" table:number-columns-repeated="6" table:default-cell-style-name="ce25"/>
        <table:table-column table:style-name="co1" table:number-columns-repeated="1017" table:default-cell-style-name="ce25"/>
        <table:table-row table:style-name="ro8">
          <table:table-cell table:style-name="ce7" office:value-type="string" calcext:value-type="string" table:number-columns-spanned="7" table:number-rows-spanned="1">
            <text:p>Tabela 1.2.5 - Pessoas de 10 anos ou mais de idade que utilizaram a Internet, no período de referência dos últimos três meses, total e por telefone móvel celular, segundo as Grandes Regiões, as Unidades da Federação e as Regiões Metropolitanas - 2015</text:p>
          </table:table-cell>
          <table:covered-table-cell table:number-columns-repeated="6" table:style-name="ce7"/>
          <table:table-cell table:style-name="ce40"/>
          <table:table-cell table:number-columns-repeated="1016"/>
        </table:table-row>
        <table:table-row table:style-name="ro13">
          <table:table-cell table:style-name="ce21" table:number-columns-repeated="7"/>
          <table:table-cell table:style-name="ce40"/>
          <table:table-cell table:number-columns-repeated="1016"/>
        </table:table-row>
        <table:table-row table:style-name="ro10">
          <table:table-cell table:style-name="ce30" office:value-type="string" calcext:value-type="string" table:number-columns-spanned="1" table:number-rows-spanned="4">
            <text:p>Grandes Regiões, Unidades da Federação e Regiões Metropolitanas</text:p>
          </table:table-cell>
          <table:table-cell table:style-name="ce37" office:value-type="string" calcext:value-type="string" table:number-columns-spanned="6" table:number-rows-spanned="1">
            <text:p>Pessoas de 10 anos ou mais de idade que utilizaram a Internet, no período de referência dos últimos três meses</text:p>
          </table:table-cell>
          <table:covered-table-cell table:number-columns-repeated="5" table:style-name="ce37"/>
          <table:table-cell table:style-name="ce40"/>
          <table:table-cell table:number-columns-repeated="1016"/>
        </table:table-row>
        <table:table-row table:style-name="ro11">
          <table:covered-table-cell table:style-name="ce30"/>
          <table:table-cell table:style-name="ce27" office:value-type="string" calcext:value-type="string" table:number-columns-spanned="3" table:number-rows-spanned="1">
            <text:p>Valores absolutos (1000 pessoas)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Valores relativos (%)</text:p>
          </table:table-cell>
          <table:covered-table-cell table:number-columns-repeated="2" table:style-name="ce37"/>
          <table:table-cell table:style-name="ce40"/>
          <table:table-cell table:number-columns-repeated="1016"/>
        </table:table-row>
        <table:table-row table:style-name="ro11">
          <table:covered-table-cell table:style-name="ce30"/>
          <table:table-cell table:style-name="ce27" office:value-type="string" calcext:value-type="string" table:number-columns-spanned="1" table:number-rows-spanned="2">
            <text:p>Total</text:p>
          </table:table-cell>
          <table:table-cell table:style-name="ce27" office:value-type="string" calcext:value-type="string" table:number-columns-spanned="2" table:number-rows-spanned="1">
            <text:p>Telefone móvel celular</text:p>
          </table:table-cell>
          <table:covered-table-cell table:style-name="ce27"/>
          <table:table-cell table:style-name="ce27" office:value-type="string" calcext:value-type="string" table:number-columns-spanned="1" table:number-rows-spanned="2">
            <text:p>Total</text:p>
          </table:table-cell>
          <table:table-cell table:style-name="ce37" office:value-type="string" calcext:value-type="string" table:number-columns-spanned="2" table:number-rows-spanned="1">
            <text:p>Telefone móvel celular</text:p>
          </table:table-cell>
          <table:covered-table-cell table:style-name="ce37"/>
          <table:table-cell table:style-name="ce40"/>
          <table:table-cell table:number-columns-repeated="1016"/>
        </table:table-row>
        <table:table-row table:style-name="ro8">
          <table:covered-table-cell table:style-name="ce30"/>
          <table:covered-table-cell table:style-name="ce27"/>
          <table:table-cell table:style-name="ce27" office:value-type="string" calcext:value-type="string">
            <text:p>Total</text:p>
          </table:table-cell>
          <table:table-cell table:style-name="ce30" office:value-type="string" calcext:value-type="string">
            <text:p>Somente telefone móvel celular</text:p>
          </table:table-cell>
          <table:covered-table-cell table:style-name="ce27"/>
          <table:table-cell table:style-name="ce27" office:value-type="string" calcext:value-type="string">
            <text:p>Total</text:p>
          </table:table-cell>
          <table:table-cell table:style-name="ce41" office:value-type="string" calcext:value-type="string">
            <text:p>Somente telefone móvel celular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31" office:value-type="string" calcext:value-type="string">
            <text:p>Brasil</text:p>
          </table:table-cell>
          <table:table-cell table:style-name="ce38" office:value-type="float" office:value="102083.09" calcext:value-type="float">
            <text:p><text:s text:c="2"/>102 083</text:p>
          </table:table-cell>
          <table:table-cell table:style-name="ce38" office:value-type="float" office:value="89634.42" calcext:value-type="float">
            <text:p><text:s text:c="2"/>89 634</text:p>
          </table:table-cell>
          <table:table-cell table:style-name="ce38" office:value-type="float" office:value="27003.38" calcext:value-type="float">
            <text:p><text:s text:c="2"/>27 00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7.8" calcext:value-type="float">
            <text:p>87,8</text:p>
          </table:table-cell>
          <table:table-cell table:style-name="ce29" office:value-type="float" office:value="26.5" calcext:value-type="float">
            <text:p>26,5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14" office:value-type="string" calcext:value-type="string">
            <text:p>Norte</text:p>
          </table:table-cell>
          <table:table-cell table:style-name="ce38" office:value-type="float" office:value="6715.311" calcext:value-type="float">
            <text:p><text:s text:c="2"/>6 715</text:p>
          </table:table-cell>
          <table:table-cell table:style-name="ce38" office:value-type="float" office:value="6122.785" calcext:value-type="float">
            <text:p><text:s text:c="2"/>6 123</text:p>
          </table:table-cell>
          <table:table-cell table:style-name="ce38" office:value-type="float" office:value="3056.665" calcext:value-type="float">
            <text:p><text:s text:c="2"/>3 05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2" calcext:value-type="float">
            <text:p>91,2</text:p>
          </table:table-cell>
          <table:table-cell table:style-name="ce29" office:value-type="float" office:value="45.5" calcext:value-type="float">
            <text:p>45,5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32" office:value-type="string" calcext:value-type="string">
            <text:p>Rondônia</text:p>
          </table:table-cell>
          <table:table-cell table:style-name="ce38" office:value-type="float" office:value="710.57" calcext:value-type="float">
            <text:p><text:s text:c="3"/>711</text:p>
          </table:table-cell>
          <table:table-cell table:style-name="ce38" office:value-type="float" office:value="599.268" calcext:value-type="float">
            <text:p><text:s text:c="3"/>599</text:p>
          </table:table-cell>
          <table:table-cell table:style-name="ce38" office:value-type="float" office:value="207.241" calcext:value-type="float">
            <text:p><text:s text:c="3"/>20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4.3" calcext:value-type="float">
            <text:p>84,3</text:p>
          </table:table-cell>
          <table:table-cell table:style-name="ce29" office:value-type="float" office:value="29.2" calcext:value-type="float">
            <text:p>29,2</text:p>
          </table:table-cell>
          <table:table-cell table:number-columns-repeated="1017"/>
        </table:table-row>
        <table:table-row table:style-name="ro14">
          <table:table-cell table:style-name="ce33" office:value-type="string" calcext:value-type="string">
            <text:p>Acre</text:p>
          </table:table-cell>
          <table:table-cell table:style-name="ce38" office:value-type="float" office:value="285.382" calcext:value-type="float">
            <text:p><text:s text:c="3"/>285</text:p>
          </table:table-cell>
          <table:table-cell table:style-name="ce38" office:value-type="float" office:value="261.205" calcext:value-type="float">
            <text:p><text:s text:c="3"/>261</text:p>
          </table:table-cell>
          <table:table-cell table:style-name="ce38" office:value-type="float" office:value="129.466" calcext:value-type="float">
            <text:p><text:s text:c="3"/>12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5" calcext:value-type="float">
            <text:p>91,5</text:p>
          </table:table-cell>
          <table:table-cell table:style-name="ce29" office:value-type="float" office:value="45.4" calcext:value-type="float">
            <text:p>45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mazonas</text:p>
          </table:table-cell>
          <table:table-cell table:style-name="ce38" office:value-type="float" office:value="1596.758" calcext:value-type="float">
            <text:p><text:s text:c="2"/>1 597</text:p>
          </table:table-cell>
          <table:table-cell table:style-name="ce38" office:value-type="float" office:value="1492.919" calcext:value-type="float">
            <text:p><text:s text:c="2"/>1 493</text:p>
          </table:table-cell>
          <table:table-cell table:style-name="ce38" office:value-type="float" office:value="739.778" calcext:value-type="float">
            <text:p><text:s text:c="3"/>74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3.5" calcext:value-type="float">
            <text:p>93,5</text:p>
          </table:table-cell>
          <table:table-cell table:style-name="ce29" office:value-type="float" office:value="46.3" calcext:value-type="float">
            <text:p>46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oraima</text:p>
          </table:table-cell>
          <table:table-cell table:style-name="ce38" office:value-type="float" office:value="268.027" calcext:value-type="float">
            <text:p><text:s text:c="3"/>268</text:p>
          </table:table-cell>
          <table:table-cell table:style-name="ce38" office:value-type="float" office:value="250.88" calcext:value-type="float">
            <text:p><text:s text:c="3"/>251</text:p>
          </table:table-cell>
          <table:table-cell table:style-name="ce38" office:value-type="float" office:value="119.454" calcext:value-type="float">
            <text:p><text:s text:c="3"/>11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3.6" calcext:value-type="float">
            <text:p>93,6</text:p>
          </table:table-cell>
          <table:table-cell table:style-name="ce29" office:value-type="float" office:value="44.6" calcext:value-type="float">
            <text:p>44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á</text:p>
          </table:table-cell>
          <table:table-cell table:style-name="ce38" office:value-type="float" office:value="2962.659" calcext:value-type="float">
            <text:p><text:s text:c="2"/>2 963</text:p>
          </table:table-cell>
          <table:table-cell table:style-name="ce38" office:value-type="float" office:value="2707.375" calcext:value-type="float">
            <text:p><text:s text:c="2"/>2 707</text:p>
          </table:table-cell>
          <table:table-cell table:style-name="ce38" office:value-type="float" office:value="1546.109" calcext:value-type="float">
            <text:p><text:s text:c="2"/>1 54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4" calcext:value-type="float">
            <text:p>91,4</text:p>
          </table:table-cell>
          <table:table-cell table:style-name="ce29" office:value-type="float" office:value="52.2" calcext:value-type="float">
            <text:p>52,2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Belém</text:p>
          </table:table-cell>
          <table:table-cell table:style-name="ce38" office:value-type="float" office:value="1227.217" calcext:value-type="float">
            <text:p><text:s text:c="2"/>1 227</text:p>
          </table:table-cell>
          <table:table-cell table:style-name="ce38" office:value-type="float" office:value="1140.94" calcext:value-type="float">
            <text:p><text:s text:c="2"/>1 141</text:p>
          </table:table-cell>
          <table:table-cell table:style-name="ce38" office:value-type="float" office:value="602.129" calcext:value-type="float">
            <text:p><text:s text:c="3"/>60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3" calcext:value-type="float">
            <text:p>93,0</text:p>
          </table:table-cell>
          <table:table-cell table:style-name="ce29" office:value-type="float" office:value="49.1" calcext:value-type="float">
            <text:p>49,1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mapá</text:p>
          </table:table-cell>
          <table:table-cell table:style-name="ce38" office:value-type="float" office:value="334.728" calcext:value-type="float">
            <text:p><text:s text:c="3"/>335</text:p>
          </table:table-cell>
          <table:table-cell table:style-name="ce38" office:value-type="float" office:value="321.069" calcext:value-type="float">
            <text:p><text:s text:c="3"/>321</text:p>
          </table:table-cell>
          <table:table-cell table:style-name="ce38" office:value-type="float" office:value="142.413" calcext:value-type="float">
            <text:p><text:s text:c="3"/>14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5.9" calcext:value-type="float">
            <text:p>95,9</text:p>
          </table:table-cell>
          <table:table-cell table:style-name="ce29" office:value-type="float" office:value="42.5" calcext:value-type="float">
            <text:p>42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Tocantins</text:p>
          </table:table-cell>
          <table:table-cell table:style-name="ce38" office:value-type="float" office:value="557.187" calcext:value-type="float">
            <text:p><text:s text:c="3"/>557</text:p>
          </table:table-cell>
          <table:table-cell table:style-name="ce38" office:value-type="float" office:value="490.069" calcext:value-type="float">
            <text:p><text:s text:c="3"/>490</text:p>
          </table:table-cell>
          <table:table-cell table:style-name="ce38" office:value-type="float" office:value="172.204" calcext:value-type="float">
            <text:p><text:s text:c="3"/>17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" calcext:value-type="float">
            <text:p>88,0</text:p>
          </table:table-cell>
          <table:table-cell table:style-name="ce29" office:value-type="float" office:value="30.9" calcext:value-type="float">
            <text:p>30,9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Nordeste</text:p>
          </table:table-cell>
          <table:table-cell table:style-name="ce38" office:value-type="float" office:value="21831.084" calcext:value-type="float">
            <text:p><text:s text:c="2"/>21 831</text:p>
          </table:table-cell>
          <table:table-cell table:style-name="ce38" office:value-type="float" office:value="19314.841" calcext:value-type="float">
            <text:p><text:s text:c="2"/>19 315</text:p>
          </table:table-cell>
          <table:table-cell table:style-name="ce38" office:value-type="float" office:value="7639.732" calcext:value-type="float">
            <text:p><text:s text:c="2"/>7 64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5" calcext:value-type="float">
            <text:p>88,5</text:p>
          </table:table-cell>
          <table:table-cell table:style-name="ce29" office:value-type="float" office:value="35" calcext:value-type="float">
            <text:p>35,0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ranhão</text:p>
          </table:table-cell>
          <table:table-cell table:style-name="ce38" office:value-type="float" office:value="1940.697" calcext:value-type="float">
            <text:p><text:s text:c="2"/>1 941</text:p>
          </table:table-cell>
          <table:table-cell table:style-name="ce38" office:value-type="float" office:value="1773.076" calcext:value-type="float">
            <text:p><text:s text:c="2"/>1 773</text:p>
          </table:table-cell>
          <table:table-cell table:style-name="ce38" office:value-type="float" office:value="963.588" calcext:value-type="float">
            <text:p><text:s text:c="3"/>96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4" calcext:value-type="float">
            <text:p>91,4</text:p>
          </table:table-cell>
          <table:table-cell table:style-name="ce29" office:value-type="float" office:value="49.7" calcext:value-type="float">
            <text:p>49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iauí</text:p>
          </table:table-cell>
          <table:table-cell table:style-name="ce38" office:value-type="float" office:value="1061" calcext:value-type="float">
            <text:p><text:s text:c="2"/>1 061</text:p>
          </table:table-cell>
          <table:table-cell table:style-name="ce38" office:value-type="float" office:value="948.989" calcext:value-type="float">
            <text:p><text:s text:c="3"/>949</text:p>
          </table:table-cell>
          <table:table-cell table:style-name="ce38" office:value-type="float" office:value="457.037" calcext:value-type="float">
            <text:p><text:s text:c="3"/>45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9.4" calcext:value-type="float">
            <text:p>89,4</text:p>
          </table:table-cell>
          <table:table-cell table:style-name="ce29" office:value-type="float" office:value="43.1" calcext:value-type="float">
            <text:p>43,1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Ceará</text:p>
          </table:table-cell>
          <table:table-cell table:style-name="ce38" office:value-type="float" office:value="3331.027" calcext:value-type="float">
            <text:p><text:s text:c="2"/>3 331</text:p>
          </table:table-cell>
          <table:table-cell table:style-name="ce38" office:value-type="float" office:value="2897.594" calcext:value-type="float">
            <text:p><text:s text:c="2"/>2 898</text:p>
          </table:table-cell>
          <table:table-cell table:style-name="ce38" office:value-type="float" office:value="1154.703" calcext:value-type="float">
            <text:p><text:s text:c="2"/>1 15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7" calcext:value-type="float">
            <text:p>87,0</text:p>
          </table:table-cell>
          <table:table-cell table:style-name="ce29" office:value-type="float" office:value="34.7" calcext:value-type="float">
            <text:p>34,7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Fortaleza</text:p>
          </table:table-cell>
          <table:table-cell table:style-name="ce38" office:value-type="float" office:value="1950.387" calcext:value-type="float">
            <text:p><text:s text:c="2"/>1 950</text:p>
          </table:table-cell>
          <table:table-cell table:style-name="ce38" office:value-type="float" office:value="1759.652" calcext:value-type="float">
            <text:p><text:s text:c="2"/>1 760</text:p>
          </table:table-cell>
          <table:table-cell table:style-name="ce38" office:value-type="float" office:value="653.199" calcext:value-type="float">
            <text:p><text:s text:c="3"/>65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0.2" calcext:value-type="float">
            <text:p>90,2</text:p>
          </table:table-cell>
          <table:table-cell table:style-name="ce29" office:value-type="float" office:value="33.5" calcext:value-type="float">
            <text:p>33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Grande do Norte</text:p>
          </table:table-cell>
          <table:table-cell table:style-name="ce38" office:value-type="float" office:value="1570.481" calcext:value-type="float">
            <text:p><text:s text:c="2"/>1 570</text:p>
          </table:table-cell>
          <table:table-cell table:style-name="ce38" office:value-type="float" office:value="1369.849" calcext:value-type="float">
            <text:p><text:s text:c="2"/>1 370</text:p>
          </table:table-cell>
          <table:table-cell table:style-name="ce38" office:value-type="float" office:value="509.357" calcext:value-type="float">
            <text:p><text:s text:c="3"/>50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7.2" calcext:value-type="float">
            <text:p>87,2</text:p>
          </table:table-cell>
          <table:table-cell table:style-name="ce29" office:value-type="float" office:value="32.4" calcext:value-type="float">
            <text:p>32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aíba</text:p>
          </table:table-cell>
          <table:table-cell table:style-name="ce38" office:value-type="float" office:value="1738.3" calcext:value-type="float">
            <text:p><text:s text:c="2"/>1 738</text:p>
          </table:table-cell>
          <table:table-cell table:style-name="ce38" office:value-type="float" office:value="1537.26" calcext:value-type="float">
            <text:p><text:s text:c="2"/>1 537</text:p>
          </table:table-cell>
          <table:table-cell table:style-name="ce38" office:value-type="float" office:value="588.283" calcext:value-type="float">
            <text:p><text:s text:c="3"/>58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4" calcext:value-type="float">
            <text:p>88,4</text:p>
          </table:table-cell>
          <table:table-cell table:style-name="ce29" office:value-type="float" office:value="33.8" calcext:value-type="float">
            <text:p>33,8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ernambuco</text:p>
          </table:table-cell>
          <table:table-cell table:style-name="ce38" office:value-type="float" office:value="3710.885" calcext:value-type="float">
            <text:p><text:s text:c="2"/>3 711</text:p>
          </table:table-cell>
          <table:table-cell table:style-name="ce38" office:value-type="float" office:value="3273.181" calcext:value-type="float">
            <text:p><text:s text:c="2"/>3 273</text:p>
          </table:table-cell>
          <table:table-cell table:style-name="ce38" office:value-type="float" office:value="1074.562" calcext:value-type="float">
            <text:p><text:s text:c="2"/>1 07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2" calcext:value-type="float">
            <text:p>88,2</text:p>
          </table:table-cell>
          <table:table-cell table:style-name="ce29" office:value-type="float" office:value="29" calcext:value-type="float">
            <text:p>29,0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Recife</text:p>
          </table:table-cell>
          <table:table-cell table:style-name="ce38" office:value-type="float" office:value="2080" calcext:value-type="float">
            <text:p><text:s text:c="2"/>2 080</text:p>
          </table:table-cell>
          <table:table-cell table:style-name="ce38" office:value-type="float" office:value="1896.926" calcext:value-type="float">
            <text:p><text:s text:c="2"/>1 897</text:p>
          </table:table-cell>
          <table:table-cell table:style-name="ce38" office:value-type="float" office:value="569.898" calcext:value-type="float">
            <text:p><text:s text:c="3"/>57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2" calcext:value-type="float">
            <text:p>91,2</text:p>
          </table:table-cell>
          <table:table-cell table:style-name="ce29" office:value-type="float" office:value="27.4" calcext:value-type="float">
            <text:p>27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lagoas</text:p>
          </table:table-cell>
          <table:table-cell table:style-name="ce38" office:value-type="float" office:value="1175.405" calcext:value-type="float">
            <text:p><text:s text:c="2"/>1 175</text:p>
          </table:table-cell>
          <table:table-cell table:style-name="ce38" office:value-type="float" office:value="1035.087" calcext:value-type="float">
            <text:p><text:s text:c="2"/>1 035</text:p>
          </table:table-cell>
          <table:table-cell table:style-name="ce38" office:value-type="float" office:value="381.312" calcext:value-type="float">
            <text:p><text:s text:c="3"/>38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1" calcext:value-type="float">
            <text:p>88,1</text:p>
          </table:table-cell>
          <table:table-cell table:style-name="ce29" office:value-type="float" office:value="32.4" calcext:value-type="float">
            <text:p>32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ergipe</text:p>
          </table:table-cell>
          <table:table-cell table:style-name="ce38" office:value-type="float" office:value="982.846" calcext:value-type="float">
            <text:p><text:s text:c="3"/>983</text:p>
          </table:table-cell>
          <table:table-cell table:style-name="ce38" office:value-type="float" office:value="939.584" calcext:value-type="float">
            <text:p><text:s text:c="3"/>940</text:p>
          </table:table-cell>
          <table:table-cell table:style-name="ce38" office:value-type="float" office:value="417.923" calcext:value-type="float">
            <text:p><text:s text:c="3"/>41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5.6" calcext:value-type="float">
            <text:p>95,6</text:p>
          </table:table-cell>
          <table:table-cell table:style-name="ce29" office:value-type="float" office:value="42.5" calcext:value-type="float">
            <text:p>42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Bahia</text:p>
          </table:table-cell>
          <table:table-cell table:style-name="ce38" office:value-type="float" office:value="6320.443" calcext:value-type="float">
            <text:p><text:s text:c="2"/>6 320</text:p>
          </table:table-cell>
          <table:table-cell table:style-name="ce38" office:value-type="float" office:value="5540.221" calcext:value-type="float">
            <text:p><text:s text:c="2"/>5 540</text:p>
          </table:table-cell>
          <table:table-cell table:style-name="ce38" office:value-type="float" office:value="2092.967" calcext:value-type="float">
            <text:p><text:s text:c="2"/>2 09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7.7" calcext:value-type="float">
            <text:p>87,7</text:p>
          </table:table-cell>
          <table:table-cell table:style-name="ce29" office:value-type="float" office:value="33.1" calcext:value-type="float">
            <text:p>33,1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Salvador</text:p>
          </table:table-cell>
          <table:table-cell table:style-name="ce38" office:value-type="float" office:value="2468.34" calcext:value-type="float">
            <text:p><text:s text:c="2"/>2 468</text:p>
          </table:table-cell>
          <table:table-cell table:style-name="ce38" office:value-type="float" office:value="2265.754" calcext:value-type="float">
            <text:p><text:s text:c="2"/>2 266</text:p>
          </table:table-cell>
          <table:table-cell table:style-name="ce38" office:value-type="float" office:value="685.366" calcext:value-type="float">
            <text:p><text:s text:c="3"/>68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8" calcext:value-type="float">
            <text:p>91,8</text:p>
          </table:table-cell>
          <table:table-cell table:style-name="ce29" office:value-type="float" office:value="27.8" calcext:value-type="float">
            <text:p>27,8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Sudeste</text:p>
          </table:table-cell>
          <table:table-cell table:style-name="ce38" office:value-type="float" office:value="49246.983" calcext:value-type="float">
            <text:p><text:s text:c="2"/>49 247</text:p>
          </table:table-cell>
          <table:table-cell table:style-name="ce38" office:value-type="float" office:value="43185.283" calcext:value-type="float">
            <text:p><text:s text:c="2"/>43 185</text:p>
          </table:table-cell>
          <table:table-cell table:style-name="ce38" office:value-type="float" office:value="10765.672" calcext:value-type="float">
            <text:p><text:s text:c="2"/>10 76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7.7" calcext:value-type="float">
            <text:p>87,7</text:p>
          </table:table-cell>
          <table:table-cell table:style-name="ce29" office:value-type="float" office:value="21.9" calcext:value-type="float">
            <text:p>21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inas Gerais</text:p>
          </table:table-cell>
          <table:table-cell table:style-name="ce38" office:value-type="float" office:value="10332.092" calcext:value-type="float">
            <text:p><text:s text:c="2"/>10 332</text:p>
          </table:table-cell>
          <table:table-cell table:style-name="ce38" office:value-type="float" office:value="8752.947" calcext:value-type="float">
            <text:p><text:s text:c="2"/>8 753</text:p>
          </table:table-cell>
          <table:table-cell table:style-name="ce38" office:value-type="float" office:value="2580.934" calcext:value-type="float">
            <text:p><text:s text:c="2"/>2 58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4.7" calcext:value-type="float">
            <text:p>84,7</text:p>
          </table:table-cell>
          <table:table-cell table:style-name="ce29" office:value-type="float" office:value="25" calcext:value-type="float">
            <text:p>25,0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Belo Horizonte</text:p>
          </table:table-cell>
          <table:table-cell table:style-name="ce38" office:value-type="float" office:value="3175.428" calcext:value-type="float">
            <text:p><text:s text:c="2"/>3 175</text:p>
          </table:table-cell>
          <table:table-cell table:style-name="ce38" office:value-type="float" office:value="2806.501" calcext:value-type="float">
            <text:p><text:s text:c="2"/>2 807</text:p>
          </table:table-cell>
          <table:table-cell table:style-name="ce38" office:value-type="float" office:value="743.605" calcext:value-type="float">
            <text:p><text:s text:c="3"/>74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4" calcext:value-type="float">
            <text:p>88,4</text:p>
          </table:table-cell>
          <table:table-cell table:style-name="ce29" office:value-type="float" office:value="23.4" calcext:value-type="float">
            <text:p>23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Espírito Santo</text:p>
          </table:table-cell>
          <table:table-cell table:style-name="ce38" office:value-type="float" office:value="2004.128" calcext:value-type="float">
            <text:p><text:s text:c="2"/>2 004</text:p>
          </table:table-cell>
          <table:table-cell table:style-name="ce38" office:value-type="float" office:value="1774.463" calcext:value-type="float">
            <text:p><text:s text:c="2"/>1 774</text:p>
          </table:table-cell>
          <table:table-cell table:style-name="ce38" office:value-type="float" office:value="474.347" calcext:value-type="float">
            <text:p><text:s text:c="3"/>47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5" calcext:value-type="float">
            <text:p>88,5</text:p>
          </table:table-cell>
          <table:table-cell table:style-name="ce29" office:value-type="float" office:value="23.7" calcext:value-type="float">
            <text:p>23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de Janeiro</text:p>
          </table:table-cell>
          <table:table-cell table:style-name="ce38" office:value-type="float" office:value="9707.466" calcext:value-type="float">
            <text:p><text:s text:c="2"/>9 707</text:p>
          </table:table-cell>
          <table:table-cell table:style-name="ce38" office:value-type="float" office:value="8704.424" calcext:value-type="float">
            <text:p><text:s text:c="2"/>8 704</text:p>
          </table:table-cell>
          <table:table-cell table:style-name="ce38" office:value-type="float" office:value="2147.809" calcext:value-type="float">
            <text:p><text:s text:c="2"/>2 14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9.7" calcext:value-type="float">
            <text:p>89,7</text:p>
          </table:table-cell>
          <table:table-cell table:style-name="ce29" office:value-type="float" office:value="22.1" calcext:value-type="float">
            <text:p>22,1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o Rio de Janeiro</text:p>
          </table:table-cell>
          <table:table-cell table:style-name="ce38" office:value-type="float" office:value="7529.582" calcext:value-type="float">
            <text:p><text:s text:c="2"/>7 530</text:p>
          </table:table-cell>
          <table:table-cell table:style-name="ce38" office:value-type="float" office:value="6821.217" calcext:value-type="float">
            <text:p><text:s text:c="2"/>6 821</text:p>
          </table:table-cell>
          <table:table-cell table:style-name="ce38" office:value-type="float" office:value="1612.376" calcext:value-type="float">
            <text:p><text:s text:c="2"/>1 61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0.6" calcext:value-type="float">
            <text:p>90,6</text:p>
          </table:table-cell>
          <table:table-cell table:style-name="ce29" office:value-type="float" office:value="21.4" calcext:value-type="float">
            <text:p>21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ão Paulo</text:p>
          </table:table-cell>
          <table:table-cell table:style-name="ce38" office:value-type="float" office:value="27203.297" calcext:value-type="float">
            <text:p><text:s text:c="2"/>27 203</text:p>
          </table:table-cell>
          <table:table-cell table:style-name="ce38" office:value-type="float" office:value="23953.449" calcext:value-type="float">
            <text:p><text:s text:c="2"/>23 953</text:p>
          </table:table-cell>
          <table:table-cell table:style-name="ce38" office:value-type="float" office:value="5562.582" calcext:value-type="float">
            <text:p><text:s text:c="2"/>5 56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1" calcext:value-type="float">
            <text:p>88,1</text:p>
          </table:table-cell>
          <table:table-cell table:style-name="ce29" office:value-type="float" office:value="20.4" calcext:value-type="float">
            <text:p>20,4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São Paulo</text:p>
          </table:table-cell>
          <table:table-cell table:style-name="ce38" office:value-type="float" office:value="13592.382" calcext:value-type="float">
            <text:p><text:s text:c="2"/>13 592</text:p>
          </table:table-cell>
          <table:table-cell table:style-name="ce38" office:value-type="float" office:value="12113.931" calcext:value-type="float">
            <text:p><text:s text:c="2"/>12 114</text:p>
          </table:table-cell>
          <table:table-cell table:style-name="ce38" office:value-type="float" office:value="2606.44" calcext:value-type="float">
            <text:p><text:s text:c="2"/>2 60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9.1" calcext:value-type="float">
            <text:p>89,1</text:p>
          </table:table-cell>
          <table:table-cell table:style-name="ce29" office:value-type="float" office:value="19.2" calcext:value-type="float">
            <text:p>19,2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Sul</text:p>
          </table:table-cell>
          <table:table-cell table:style-name="ce38" office:value-type="float" office:value="15758.972" calcext:value-type="float">
            <text:p><text:s text:c="2"/>15 759</text:p>
          </table:table-cell>
          <table:table-cell table:style-name="ce38" office:value-type="float" office:value="13221.681" calcext:value-type="float">
            <text:p><text:s text:c="2"/>13 222</text:p>
          </table:table-cell>
          <table:table-cell table:style-name="ce38" office:value-type="float" office:value="3136.474" calcext:value-type="float">
            <text:p><text:s text:c="2"/>3 13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3.9" calcext:value-type="float">
            <text:p>83,9</text:p>
          </table:table-cell>
          <table:table-cell table:style-name="ce29" office:value-type="float" office:value="19.9" calcext:value-type="float">
            <text:p>19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aná</text:p>
          </table:table-cell>
          <table:table-cell table:style-name="ce38" office:value-type="float" office:value="5897.03" calcext:value-type="float">
            <text:p><text:s text:c="2"/>5 897</text:p>
          </table:table-cell>
          <table:table-cell table:style-name="ce38" office:value-type="float" office:value="4984.711" calcext:value-type="float">
            <text:p><text:s text:c="2"/>4 985</text:p>
          </table:table-cell>
          <table:table-cell table:style-name="ce38" office:value-type="float" office:value="1148" calcext:value-type="float">
            <text:p><text:s text:c="2"/>1 14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4.5" calcext:value-type="float">
            <text:p>84,5</text:p>
          </table:table-cell>
          <table:table-cell table:style-name="ce29" office:value-type="float" office:value="19.5" calcext:value-type="float">
            <text:p>19,5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Curitiba</text:p>
          </table:table-cell>
          <table:table-cell table:style-name="ce38" office:value-type="float" office:value="2065.537" calcext:value-type="float">
            <text:p><text:s text:c="2"/>2 066</text:p>
          </table:table-cell>
          <table:table-cell table:style-name="ce38" office:value-type="float" office:value="1814.862" calcext:value-type="float">
            <text:p><text:s text:c="2"/>1 815</text:p>
          </table:table-cell>
          <table:table-cell table:style-name="ce38" office:value-type="float" office:value="338.564" calcext:value-type="float">
            <text:p><text:s text:c="3"/>33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7.9" calcext:value-type="float">
            <text:p>87,9</text:p>
          </table:table-cell>
          <table:table-cell table:style-name="ce29" office:value-type="float" office:value="16.4" calcext:value-type="float">
            <text:p>16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anta Catarina</text:p>
          </table:table-cell>
          <table:table-cell table:style-name="ce38" office:value-type="float" office:value="3767.691" calcext:value-type="float">
            <text:p><text:s text:c="2"/>3 768</text:p>
          </table:table-cell>
          <table:table-cell table:style-name="ce38" office:value-type="float" office:value="3165.074" calcext:value-type="float">
            <text:p><text:s text:c="2"/>3 165</text:p>
          </table:table-cell>
          <table:table-cell table:style-name="ce38" office:value-type="float" office:value="604.798" calcext:value-type="float">
            <text:p><text:s text:c="3"/>60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4" calcext:value-type="float">
            <text:p>84,0</text:p>
          </table:table-cell>
          <table:table-cell table:style-name="ce29" office:value-type="float" office:value="16.1" calcext:value-type="float">
            <text:p>16,1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Grande do Sul</text:p>
          </table:table-cell>
          <table:table-cell table:style-name="ce38" office:value-type="float" office:value="6094.251" calcext:value-type="float">
            <text:p><text:s text:c="2"/>6 094</text:p>
          </table:table-cell>
          <table:table-cell table:style-name="ce38" office:value-type="float" office:value="5071.896" calcext:value-type="float">
            <text:p><text:s text:c="2"/>5 072</text:p>
          </table:table-cell>
          <table:table-cell table:style-name="ce38" office:value-type="float" office:value="1383.676" calcext:value-type="float">
            <text:p><text:s text:c="2"/>1 38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3.2" calcext:value-type="float">
            <text:p>83,2</text:p>
          </table:table-cell>
          <table:table-cell table:style-name="ce29" office:value-type="float" office:value="22.7" calcext:value-type="float">
            <text:p>22,7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Porto Alegre</text:p>
          </table:table-cell>
          <table:table-cell table:style-name="ce38" office:value-type="float" office:value="2610.59" calcext:value-type="float">
            <text:p><text:s text:c="2"/>2 611</text:p>
          </table:table-cell>
          <table:table-cell table:style-name="ce38" office:value-type="float" office:value="2266.165" calcext:value-type="float">
            <text:p><text:s text:c="2"/>2 266</text:p>
          </table:table-cell>
          <table:table-cell table:style-name="ce38" office:value-type="float" office:value="605.933" calcext:value-type="float">
            <text:p><text:s text:c="3"/>60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6.8" calcext:value-type="float">
            <text:p>86,8</text:p>
          </table:table-cell>
          <table:table-cell table:style-name="ce29" office:value-type="float" office:value="23.2" calcext:value-type="float">
            <text:p>23,2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Centro-Oeste</text:p>
          </table:table-cell>
          <table:table-cell table:style-name="ce38" office:value-type="float" office:value="8530.74" calcext:value-type="float">
            <text:p><text:s text:c="2"/>8 531</text:p>
          </table:table-cell>
          <table:table-cell table:style-name="ce38" office:value-type="float" office:value="7789.83" calcext:value-type="float">
            <text:p><text:s text:c="2"/>7 790</text:p>
          </table:table-cell>
          <table:table-cell table:style-name="ce38" office:value-type="float" office:value="2404.837" calcext:value-type="float">
            <text:p><text:s text:c="2"/>2 40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3" calcext:value-type="float">
            <text:p>91,3</text:p>
          </table:table-cell>
          <table:table-cell table:style-name="ce29" office:value-type="float" office:value="28.2" calcext:value-type="float">
            <text:p>28,2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to Grosso do Sul</text:p>
          </table:table-cell>
          <table:table-cell table:style-name="ce38" office:value-type="float" office:value="1455.931" calcext:value-type="float">
            <text:p><text:s text:c="2"/>1 456</text:p>
          </table:table-cell>
          <table:table-cell table:style-name="ce38" office:value-type="float" office:value="1332.655" calcext:value-type="float">
            <text:p><text:s text:c="2"/>1 333</text:p>
          </table:table-cell>
          <table:table-cell table:style-name="ce38" office:value-type="float" office:value="474.555" calcext:value-type="float">
            <text:p><text:s text:c="3"/>47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5" calcext:value-type="float">
            <text:p>91,5</text:p>
          </table:table-cell>
          <table:table-cell table:style-name="ce29" office:value-type="float" office:value="32.6" calcext:value-type="float">
            <text:p>32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to Grosso</text:p>
          </table:table-cell>
          <table:table-cell table:style-name="ce38" office:value-type="float" office:value="1526.026" calcext:value-type="float">
            <text:p><text:s text:c="2"/>1 526</text:p>
          </table:table-cell>
          <table:table-cell table:style-name="ce38" office:value-type="float" office:value="1399.48" calcext:value-type="float">
            <text:p><text:s text:c="2"/>1 399</text:p>
          </table:table-cell>
          <table:table-cell table:style-name="ce38" office:value-type="float" office:value="472.04" calcext:value-type="float">
            <text:p><text:s text:c="3"/>47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7" calcext:value-type="float">
            <text:p>91,7</text:p>
          </table:table-cell>
          <table:table-cell table:style-name="ce29" office:value-type="float" office:value="30.9" calcext:value-type="float">
            <text:p>30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Goiás</text:p>
          </table:table-cell>
          <table:table-cell table:style-name="ce38" office:value-type="float" office:value="3541.957" calcext:value-type="float">
            <text:p><text:s text:c="2"/>3 542</text:p>
          </table:table-cell>
          <table:table-cell table:style-name="ce38" office:value-type="float" office:value="3208.279" calcext:value-type="float">
            <text:p><text:s text:c="2"/>3 208</text:p>
          </table:table-cell>
          <table:table-cell table:style-name="ce38" office:value-type="float" office:value="1141.169" calcext:value-type="float">
            <text:p><text:s text:c="2"/>1 14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0.6" calcext:value-type="float">
            <text:p>90,6</text:p>
          </table:table-cell>
          <table:table-cell table:style-name="ce29" office:value-type="float" office:value="32.2" calcext:value-type="float">
            <text:p>32,2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Distrito Federal</text:p>
          </table:table-cell>
          <table:table-cell table:style-name="ce38" office:value-type="float" office:value="2006.826" calcext:value-type="float">
            <text:p><text:s text:c="2"/>2 007</text:p>
          </table:table-cell>
          <table:table-cell table:style-name="ce38" office:value-type="float" office:value="1849.416" calcext:value-type="float">
            <text:p><text:s text:c="2"/>1 849</text:p>
          </table:table-cell>
          <table:table-cell table:style-name="ce38" office:value-type="float" office:value="317.073" calcext:value-type="float">
            <text:p><text:s text:c="3"/>31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2.2" calcext:value-type="float">
            <text:p>92,2</text:p>
          </table:table-cell>
          <table:table-cell table:style-name="ce29" office:value-type="float" office:value="15.8" calcext:value-type="float">
            <text:p>15,8</text:p>
          </table:table-cell>
          <table:table-cell table:number-columns-repeated="1017"/>
        </table:table-row>
        <table:table-row table:style-name="ro12">
          <table:table-cell table:style-name="ce18"/>
          <table:table-cell table:style-name="ce21" table:number-columns-repeated="6"/>
          <table:table-cell table:number-columns-repeated="1017"/>
        </table:table-row>
        <table:table-row table:style-name="ro9">
          <table:table-cell table:style-name="ce19" office:value-type="string" calcext:value-type="string">
            <text:p>Fonte: IBGE, Diretoria de Pesquisas, Coordenação de Trabalho e Rendimento, Pesquisa Nacional por Amostra de Domicílios 2015.</text:p>
          </table:table-cell>
          <table:table-cell table:style-name="ce40" table:number-columns-repeated="6"/>
          <table:table-cell table:number-columns-repeated="1017"/>
        </table:table-row>
        <table:table-row table:style-name="ro13" table:number-rows-repeated="104852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abela 1.2.6" table:style-name="ta8">
        <office:forms form:automatic-focus="false" form:apply-design-mode="false"/>
        <table:table-column table:style-name="co5" table:default-cell-style-name="ce25"/>
        <table:table-column table:style-name="co6" table:number-columns-repeated="6" table:default-cell-style-name="ce25"/>
        <table:table-column table:style-name="co1" table:number-columns-repeated="1017" table:default-cell-style-name="ce25"/>
        <table:table-row table:style-name="ro8">
          <table:table-cell table:style-name="ce7" office:value-type="string" calcext:value-type="string" table:number-columns-spanned="7" table:number-rows-spanned="1">
            <text:p>Tabela 1.2.6 - Pessoas de 10 anos ou mais de idade que utilizaram a Internet, no período de referência dos últimos três meses, total e por telefone móvel celular ou tablet, segundo as Grandes Regiões, as Unidades da Federação e as Regiões Metropolitanas - 2015 </text:p>
          </table:table-cell>
          <table:covered-table-cell table:number-columns-repeated="6" table:style-name="ce7"/>
          <table:table-cell table:style-name="ce40"/>
          <table:table-cell table:number-columns-repeated="1016"/>
        </table:table-row>
        <table:table-row table:style-name="ro13">
          <table:table-cell table:style-name="ce21" table:number-columns-repeated="7"/>
          <table:table-cell table:style-name="ce40"/>
          <table:table-cell table:number-columns-repeated="1016"/>
        </table:table-row>
        <table:table-row table:style-name="ro10">
          <table:table-cell table:style-name="ce30" office:value-type="string" calcext:value-type="string" table:number-columns-spanned="1" table:number-rows-spanned="4">
            <text:p>Grandes Regiões, Unidades da Federação e Regiões Metropolitanas</text:p>
          </table:table-cell>
          <table:table-cell table:style-name="ce37" office:value-type="string" calcext:value-type="string" table:number-columns-spanned="6" table:number-rows-spanned="1">
            <text:p>Pessoas de 10 anos ou mais de idade que utilizaram a Internet, no período de referência dos últimos três meses</text:p>
          </table:table-cell>
          <table:covered-table-cell table:number-columns-repeated="5" table:style-name="ce37"/>
          <table:table-cell table:style-name="ce40"/>
          <table:table-cell table:number-columns-repeated="1016"/>
        </table:table-row>
        <table:table-row table:style-name="ro11">
          <table:covered-table-cell table:style-name="ce30"/>
          <table:table-cell table:style-name="ce27" office:value-type="string" calcext:value-type="string" table:number-columns-spanned="3" table:number-rows-spanned="1">
            <text:p>Valores absolutos (1000 pessoas)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Valores relativos (%)</text:p>
          </table:table-cell>
          <table:covered-table-cell table:number-columns-repeated="2" table:style-name="ce37"/>
          <table:table-cell table:style-name="ce40"/>
          <table:table-cell table:number-columns-repeated="1016"/>
        </table:table-row>
        <table:table-row table:style-name="ro11">
          <table:covered-table-cell table:style-name="ce30"/>
          <table:table-cell table:style-name="ce27" office:value-type="string" calcext:value-type="string" table:number-columns-spanned="1" table:number-rows-spanned="2">
            <text:p>Total</text:p>
          </table:table-cell>
          <table:table-cell table:style-name="ce27" office:value-type="string" calcext:value-type="string" table:number-columns-spanned="2" table:number-rows-spanned="1">
            <text:p>Telefone móvel celular ou <text:span text:style-name="T3">tablet</text:span></text:p>
          </table:table-cell>
          <table:covered-table-cell table:style-name="ce27"/>
          <table:table-cell table:style-name="ce27" office:value-type="string" calcext:value-type="string" table:number-columns-spanned="1" table:number-rows-spanned="2">
            <text:p>Total</text:p>
          </table:table-cell>
          <table:table-cell table:style-name="ce37" office:value-type="string" calcext:value-type="string" table:number-columns-spanned="2" table:number-rows-spanned="1">
            <text:p>Telefone móvel celular ou <text:span text:style-name="T3">tablet</text:span></text:p>
          </table:table-cell>
          <table:covered-table-cell table:style-name="ce37"/>
          <table:table-cell table:style-name="ce40"/>
          <table:table-cell table:number-columns-repeated="1016"/>
        </table:table-row>
        <table:table-row table:style-name="ro8">
          <table:covered-table-cell table:style-name="ce30"/>
          <table:covered-table-cell table:style-name="ce27"/>
          <table:table-cell table:style-name="ce27" office:value-type="string" calcext:value-type="string">
            <text:p>Total</text:p>
          </table:table-cell>
          <table:table-cell table:style-name="ce30" office:value-type="string" calcext:value-type="string">
            <text:p>Somente por telefone móvel celular ou tablet</text:p>
          </table:table-cell>
          <table:covered-table-cell table:style-name="ce27"/>
          <table:table-cell table:style-name="ce27" office:value-type="string" calcext:value-type="string">
            <text:p>Total</text:p>
          </table:table-cell>
          <table:table-cell table:style-name="ce41" office:value-type="string" calcext:value-type="string">
            <text:p>Somente por telefone móvel celular ou <text:span text:style-name="T3">tablet</text:span>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31" office:value-type="string" calcext:value-type="string">
            <text:p>Brasil</text:p>
          </table:table-cell>
          <table:table-cell table:style-name="ce38" office:value-type="float" office:value="102083.09" calcext:value-type="float">
            <text:p><text:s text:c="2"/>102 083</text:p>
          </table:table-cell>
          <table:table-cell table:style-name="ce38" office:value-type="float" office:value="90484.87" calcext:value-type="float">
            <text:p><text:s text:c="2"/>90 485</text:p>
          </table:table-cell>
          <table:table-cell table:style-name="ce38" office:value-type="float" office:value="28765.132" calcext:value-type="float">
            <text:p><text:s text:c="2"/>28 76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6" calcext:value-type="float">
            <text:p>88,6</text:p>
          </table:table-cell>
          <table:table-cell table:style-name="ce29" office:value-type="float" office:value="28.2" calcext:value-type="float">
            <text:p>28,2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14" office:value-type="string" calcext:value-type="string">
            <text:p>Norte</text:p>
          </table:table-cell>
          <table:table-cell table:style-name="ce38" office:value-type="float" office:value="6715.311" calcext:value-type="float">
            <text:p><text:s text:c="2"/>6 715</text:p>
          </table:table-cell>
          <table:table-cell table:style-name="ce38" office:value-type="float" office:value="6157.441" calcext:value-type="float">
            <text:p><text:s text:c="2"/>6 157</text:p>
          </table:table-cell>
          <table:table-cell table:style-name="ce38" office:value-type="float" office:value="3143.926" calcext:value-type="float">
            <text:p><text:s text:c="2"/>3 14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7" calcext:value-type="float">
            <text:p>91,7</text:p>
          </table:table-cell>
          <table:table-cell table:style-name="ce29" office:value-type="float" office:value="46.8" calcext:value-type="float">
            <text:p>46,8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32" office:value-type="string" calcext:value-type="string">
            <text:p>Rondônia</text:p>
          </table:table-cell>
          <table:table-cell table:style-name="ce38" office:value-type="float" office:value="710.57" calcext:value-type="float">
            <text:p><text:s text:c="3"/>711</text:p>
          </table:table-cell>
          <table:table-cell table:style-name="ce38" office:value-type="float" office:value="604.669" calcext:value-type="float">
            <text:p><text:s text:c="3"/>605</text:p>
          </table:table-cell>
          <table:table-cell table:style-name="ce38" office:value-type="float" office:value="216.427" calcext:value-type="float">
            <text:p><text:s text:c="3"/>21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5.1" calcext:value-type="float">
            <text:p>85,1</text:p>
          </table:table-cell>
          <table:table-cell table:style-name="ce29" office:value-type="float" office:value="30.5" calcext:value-type="float">
            <text:p>30,5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33" office:value-type="string" calcext:value-type="string">
            <text:p>Acre</text:p>
          </table:table-cell>
          <table:table-cell table:style-name="ce38" office:value-type="float" office:value="285.382" calcext:value-type="float">
            <text:p><text:s text:c="3"/>285</text:p>
          </table:table-cell>
          <table:table-cell table:style-name="ce38" office:value-type="float" office:value="262.255" calcext:value-type="float">
            <text:p><text:s text:c="3"/>262</text:p>
          </table:table-cell>
          <table:table-cell table:style-name="ce38" office:value-type="float" office:value="131.742" calcext:value-type="float">
            <text:p><text:s text:c="3"/>13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9" calcext:value-type="float">
            <text:p>91,9</text:p>
          </table:table-cell>
          <table:table-cell table:style-name="ce29" office:value-type="float" office:value="46.2" calcext:value-type="float">
            <text:p>46,2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34" office:value-type="string" calcext:value-type="string">
            <text:p>Amazonas</text:p>
          </table:table-cell>
          <table:table-cell table:style-name="ce38" office:value-type="float" office:value="1596.758" calcext:value-type="float">
            <text:p><text:s text:c="2"/>1 597</text:p>
          </table:table-cell>
          <table:table-cell table:style-name="ce38" office:value-type="float" office:value="1502.359" calcext:value-type="float">
            <text:p><text:s text:c="2"/>1 502</text:p>
          </table:table-cell>
          <table:table-cell table:style-name="ce38" office:value-type="float" office:value="768.417" calcext:value-type="float">
            <text:p><text:s text:c="3"/>76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4.1" calcext:value-type="float">
            <text:p>94,1</text:p>
          </table:table-cell>
          <table:table-cell table:style-name="ce29" office:value-type="float" office:value="48.1" calcext:value-type="float">
            <text:p>48,1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34" office:value-type="string" calcext:value-type="string">
            <text:p>Roraima</text:p>
          </table:table-cell>
          <table:table-cell table:style-name="ce38" office:value-type="float" office:value="268.027" calcext:value-type="float">
            <text:p><text:s text:c="3"/>268</text:p>
          </table:table-cell>
          <table:table-cell table:style-name="ce38" office:value-type="float" office:value="252.947" calcext:value-type="float">
            <text:p><text:s text:c="3"/>253</text:p>
          </table:table-cell>
          <table:table-cell table:style-name="ce38" office:value-type="float" office:value="125.241" calcext:value-type="float">
            <text:p><text:s text:c="3"/>12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4.4" calcext:value-type="float">
            <text:p>94,4</text:p>
          </table:table-cell>
          <table:table-cell table:style-name="ce29" office:value-type="float" office:value="46.7" calcext:value-type="float">
            <text:p>46,7</text:p>
          </table:table-cell>
          <table:table-cell table:style-name="ce40"/>
          <table:table-cell table:number-columns-repeated="1016"/>
        </table:table-row>
        <table:table-row table:style-name="ro14">
          <table:table-cell table:style-name="ce34" office:value-type="string" calcext:value-type="string">
            <text:p>Pará</text:p>
          </table:table-cell>
          <table:table-cell table:style-name="ce38" office:value-type="float" office:value="2962.659" calcext:value-type="float">
            <text:p><text:s text:c="2"/>2 963</text:p>
          </table:table-cell>
          <table:table-cell table:style-name="ce38" office:value-type="float" office:value="2720.272" calcext:value-type="float">
            <text:p><text:s text:c="2"/>2 720</text:p>
          </table:table-cell>
          <table:table-cell table:style-name="ce38" office:value-type="float" office:value="1580.052" calcext:value-type="float">
            <text:p><text:s text:c="2"/>1 58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8" calcext:value-type="float">
            <text:p>91,8</text:p>
          </table:table-cell>
          <table:table-cell table:style-name="ce29" office:value-type="float" office:value="53.3" calcext:value-type="float">
            <text:p>53,3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Belém</text:p>
          </table:table-cell>
          <table:table-cell table:style-name="ce38" office:value-type="float" office:value="1227.217" calcext:value-type="float">
            <text:p><text:s text:c="2"/>1 227</text:p>
          </table:table-cell>
          <table:table-cell table:style-name="ce38" office:value-type="float" office:value="1147.655" calcext:value-type="float">
            <text:p><text:s text:c="2"/>1 148</text:p>
          </table:table-cell>
          <table:table-cell table:style-name="ce38" office:value-type="float" office:value="622.677" calcext:value-type="float">
            <text:p><text:s text:c="3"/>62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3.5" calcext:value-type="float">
            <text:p>93,5</text:p>
          </table:table-cell>
          <table:table-cell table:style-name="ce29" office:value-type="float" office:value="50.7" calcext:value-type="float">
            <text:p>50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mapá</text:p>
          </table:table-cell>
          <table:table-cell table:style-name="ce38" office:value-type="float" office:value="334.728" calcext:value-type="float">
            <text:p><text:s text:c="3"/>335</text:p>
          </table:table-cell>
          <table:table-cell table:style-name="ce38" office:value-type="float" office:value="321.069" calcext:value-type="float">
            <text:p><text:s text:c="3"/>321</text:p>
          </table:table-cell>
          <table:table-cell table:style-name="ce38" office:value-type="float" office:value="144.777" calcext:value-type="float">
            <text:p><text:s text:c="3"/>14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5.9" calcext:value-type="float">
            <text:p>95,9</text:p>
          </table:table-cell>
          <table:table-cell table:style-name="ce29" office:value-type="float" office:value="43.3" calcext:value-type="float">
            <text:p>43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Tocantins</text:p>
          </table:table-cell>
          <table:table-cell table:style-name="ce38" office:value-type="float" office:value="557.187" calcext:value-type="float">
            <text:p><text:s text:c="3"/>557</text:p>
          </table:table-cell>
          <table:table-cell table:style-name="ce38" office:value-type="float" office:value="493.87" calcext:value-type="float">
            <text:p><text:s text:c="3"/>494</text:p>
          </table:table-cell>
          <table:table-cell table:style-name="ce38" office:value-type="float" office:value="177.27" calcext:value-type="float">
            <text:p><text:s text:c="3"/>17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6" calcext:value-type="float">
            <text:p>88,6</text:p>
          </table:table-cell>
          <table:table-cell table:style-name="ce29" office:value-type="float" office:value="31.8" calcext:value-type="float">
            <text:p>31,8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Nordeste</text:p>
          </table:table-cell>
          <table:table-cell table:style-name="ce38" office:value-type="float" office:value="21831.084" calcext:value-type="float">
            <text:p><text:s text:c="2"/>21 831</text:p>
          </table:table-cell>
          <table:table-cell table:style-name="ce38" office:value-type="float" office:value="19498.521" calcext:value-type="float">
            <text:p><text:s text:c="2"/>19 499</text:p>
          </table:table-cell>
          <table:table-cell table:style-name="ce38" office:value-type="float" office:value="8118.023" calcext:value-type="float">
            <text:p><text:s text:c="2"/>8 11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9.3" calcext:value-type="float">
            <text:p>89,3</text:p>
          </table:table-cell>
          <table:table-cell table:style-name="ce29" office:value-type="float" office:value="37.2" calcext:value-type="float">
            <text:p>37,2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ranhão</text:p>
          </table:table-cell>
          <table:table-cell table:style-name="ce38" office:value-type="float" office:value="1940.697" calcext:value-type="float">
            <text:p><text:s text:c="2"/>1 941</text:p>
          </table:table-cell>
          <table:table-cell table:style-name="ce38" office:value-type="float" office:value="1782.095" calcext:value-type="float">
            <text:p><text:s text:c="2"/>1 782</text:p>
          </table:table-cell>
          <table:table-cell table:style-name="ce38" office:value-type="float" office:value="982.376" calcext:value-type="float">
            <text:p><text:s text:c="3"/>98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8" calcext:value-type="float">
            <text:p>91,8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iauí</text:p>
          </table:table-cell>
          <table:table-cell table:style-name="ce38" office:value-type="float" office:value="1061" calcext:value-type="float">
            <text:p><text:s text:c="2"/>1 061</text:p>
          </table:table-cell>
          <table:table-cell table:style-name="ce38" office:value-type="float" office:value="958.558" calcext:value-type="float">
            <text:p><text:s text:c="3"/>959</text:p>
          </table:table-cell>
          <table:table-cell table:style-name="ce38" office:value-type="float" office:value="470.547" calcext:value-type="float">
            <text:p><text:s text:c="3"/>47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0.3" calcext:value-type="float">
            <text:p>90,3</text:p>
          </table:table-cell>
          <table:table-cell table:style-name="ce29" office:value-type="float" office:value="44.3" calcext:value-type="float">
            <text:p>44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Ceará</text:p>
          </table:table-cell>
          <table:table-cell table:style-name="ce38" office:value-type="float" office:value="3331.027" calcext:value-type="float">
            <text:p><text:s text:c="2"/>3 331</text:p>
          </table:table-cell>
          <table:table-cell table:style-name="ce38" office:value-type="float" office:value="2916.352" calcext:value-type="float">
            <text:p><text:s text:c="2"/>2 916</text:p>
          </table:table-cell>
          <table:table-cell table:style-name="ce38" office:value-type="float" office:value="1216.991" calcext:value-type="float">
            <text:p><text:s text:c="2"/>1 21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7.6" calcext:value-type="float">
            <text:p>87,6</text:p>
          </table:table-cell>
          <table:table-cell table:style-name="ce29" office:value-type="float" office:value="36.5" calcext:value-type="float">
            <text:p>36,5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Fortaleza</text:p>
          </table:table-cell>
          <table:table-cell table:style-name="ce38" office:value-type="float" office:value="1950.387" calcext:value-type="float">
            <text:p><text:s text:c="2"/>1 950</text:p>
          </table:table-cell>
          <table:table-cell table:style-name="ce38" office:value-type="float" office:value="1768.146" calcext:value-type="float">
            <text:p><text:s text:c="2"/>1 768</text:p>
          </table:table-cell>
          <table:table-cell table:style-name="ce38" office:value-type="float" office:value="694.953" calcext:value-type="float">
            <text:p><text:s text:c="3"/>69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0.7" calcext:value-type="float">
            <text:p>90,7</text:p>
          </table:table-cell>
          <table:table-cell table:style-name="ce29" office:value-type="float" office:value="35.6" calcext:value-type="float">
            <text:p>35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Grande do Norte</text:p>
          </table:table-cell>
          <table:table-cell table:style-name="ce38" office:value-type="float" office:value="1570.481" calcext:value-type="float">
            <text:p><text:s text:c="2"/>1 570</text:p>
          </table:table-cell>
          <table:table-cell table:style-name="ce38" office:value-type="float" office:value="1384.681" calcext:value-type="float">
            <text:p><text:s text:c="2"/>1 385</text:p>
          </table:table-cell>
          <table:table-cell table:style-name="ce38" office:value-type="float" office:value="549.625" calcext:value-type="float">
            <text:p><text:s text:c="3"/>55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2" calcext:value-type="float">
            <text:p>88,2</text:p>
          </table:table-cell>
          <table:table-cell table:style-name="ce29" office:value-type="float" office:value="35" calcext:value-type="float">
            <text:p>35,0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aíba</text:p>
          </table:table-cell>
          <table:table-cell table:style-name="ce38" office:value-type="float" office:value="1738.3" calcext:value-type="float">
            <text:p><text:s text:c="2"/>1 738</text:p>
          </table:table-cell>
          <table:table-cell table:style-name="ce38" office:value-type="float" office:value="1564.405" calcext:value-type="float">
            <text:p><text:s text:c="2"/>1 564</text:p>
          </table:table-cell>
          <table:table-cell table:style-name="ce38" office:value-type="float" office:value="650.334" calcext:value-type="float">
            <text:p><text:s text:c="3"/>65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0" calcext:value-type="float">
            <text:p>90,0</text:p>
          </table:table-cell>
          <table:table-cell table:style-name="ce29" office:value-type="float" office:value="37.4" calcext:value-type="float">
            <text:p>37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ernambuco</text:p>
          </table:table-cell>
          <table:table-cell table:style-name="ce38" office:value-type="float" office:value="3710.885" calcext:value-type="float">
            <text:p><text:s text:c="2"/>3 711</text:p>
          </table:table-cell>
          <table:table-cell table:style-name="ce38" office:value-type="float" office:value="3313.607" calcext:value-type="float">
            <text:p><text:s text:c="2"/>3 314</text:p>
          </table:table-cell>
          <table:table-cell table:style-name="ce38" office:value-type="float" office:value="1198.553" calcext:value-type="float">
            <text:p><text:s text:c="2"/>1 19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9.3" calcext:value-type="float">
            <text:p>89,3</text:p>
          </table:table-cell>
          <table:table-cell table:style-name="ce29" office:value-type="float" office:value="32.3" calcext:value-type="float">
            <text:p>32,3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Recife</text:p>
          </table:table-cell>
          <table:table-cell table:style-name="ce38" office:value-type="float" office:value="2080" calcext:value-type="float">
            <text:p><text:s text:c="2"/>2 080</text:p>
          </table:table-cell>
          <table:table-cell table:style-name="ce38" office:value-type="float" office:value="1918.123" calcext:value-type="float">
            <text:p><text:s text:c="2"/>1 918</text:p>
          </table:table-cell>
          <table:table-cell table:style-name="ce38" office:value-type="float" office:value="635.428" calcext:value-type="float">
            <text:p><text:s text:c="3"/>63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2.2" calcext:value-type="float">
            <text:p>92,2</text:p>
          </table:table-cell>
          <table:table-cell table:style-name="ce29" office:value-type="float" office:value="30.5" calcext:value-type="float">
            <text:p>30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Alagoas</text:p>
          </table:table-cell>
          <table:table-cell table:style-name="ce38" office:value-type="float" office:value="1175.405" calcext:value-type="float">
            <text:p><text:s text:c="2"/>1 175</text:p>
          </table:table-cell>
          <table:table-cell table:style-name="ce38" office:value-type="float" office:value="1045.153" calcext:value-type="float">
            <text:p><text:s text:c="2"/>1 045</text:p>
          </table:table-cell>
          <table:table-cell table:style-name="ce38" office:value-type="float" office:value="412.769" calcext:value-type="float">
            <text:p><text:s text:c="3"/>41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9" calcext:value-type="float">
            <text:p>88,9</text:p>
          </table:table-cell>
          <table:table-cell table:style-name="ce29" office:value-type="float" office:value="35.1" calcext:value-type="float">
            <text:p>35,1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ergipe</text:p>
          </table:table-cell>
          <table:table-cell table:style-name="ce38" office:value-type="float" office:value="982.846" calcext:value-type="float">
            <text:p><text:s text:c="3"/>983</text:p>
          </table:table-cell>
          <table:table-cell table:style-name="ce38" office:value-type="float" office:value="943.617" calcext:value-type="float">
            <text:p><text:s text:c="3"/>944</text:p>
          </table:table-cell>
          <table:table-cell table:style-name="ce38" office:value-type="float" office:value="425.622" calcext:value-type="float">
            <text:p><text:s text:c="3"/>426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6" calcext:value-type="float">
            <text:p>96,0</text:p>
          </table:table-cell>
          <table:table-cell table:style-name="ce29" office:value-type="float" office:value="43.3" calcext:value-type="float">
            <text:p>43,3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Bahia</text:p>
          </table:table-cell>
          <table:table-cell table:style-name="ce38" office:value-type="float" office:value="6320.443" calcext:value-type="float">
            <text:p><text:s text:c="2"/>6 320</text:p>
          </table:table-cell>
          <table:table-cell table:style-name="ce38" office:value-type="float" office:value="5590.053" calcext:value-type="float">
            <text:p><text:s text:c="2"/>5 590</text:p>
          </table:table-cell>
          <table:table-cell table:style-name="ce38" office:value-type="float" office:value="2211.206" calcext:value-type="float">
            <text:p><text:s text:c="2"/>2 21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4" calcext:value-type="float">
            <text:p>88,4</text:p>
          </table:table-cell>
          <table:table-cell table:style-name="ce29" office:value-type="float" office:value="35" calcext:value-type="float">
            <text:p>35,0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Salvador</text:p>
          </table:table-cell>
          <table:table-cell table:style-name="ce38" office:value-type="float" office:value="2468.34" calcext:value-type="float">
            <text:p><text:s text:c="2"/>2 468</text:p>
          </table:table-cell>
          <table:table-cell table:style-name="ce38" office:value-type="float" office:value="2279.529" calcext:value-type="float">
            <text:p><text:s text:c="2"/>2 280</text:p>
          </table:table-cell>
          <table:table-cell table:style-name="ce38" office:value-type="float" office:value="735.426" calcext:value-type="float">
            <text:p><text:s text:c="3"/>73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2.4" calcext:value-type="float">
            <text:p>92,4</text:p>
          </table:table-cell>
          <table:table-cell table:style-name="ce29" office:value-type="float" office:value="29.8" calcext:value-type="float">
            <text:p>29,8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Sudeste</text:p>
          </table:table-cell>
          <table:table-cell table:style-name="ce38" office:value-type="float" office:value="49246.983" calcext:value-type="float">
            <text:p><text:s text:c="2"/>49 247</text:p>
          </table:table-cell>
          <table:table-cell table:style-name="ce38" office:value-type="float" office:value="43615.666" calcext:value-type="float">
            <text:p><text:s text:c="2"/>43 616</text:p>
          </table:table-cell>
          <table:table-cell table:style-name="ce38" office:value-type="float" office:value="11609.297" calcext:value-type="float">
            <text:p><text:s text:c="2"/>11 609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6" calcext:value-type="float">
            <text:p>88,6</text:p>
          </table:table-cell>
          <table:table-cell table:style-name="ce29" office:value-type="float" office:value="23.6" calcext:value-type="float">
            <text:p>23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inas Gerais</text:p>
          </table:table-cell>
          <table:table-cell table:style-name="ce38" office:value-type="float" office:value="10332.092" calcext:value-type="float">
            <text:p><text:s text:c="2"/>10 332</text:p>
          </table:table-cell>
          <table:table-cell table:style-name="ce38" office:value-type="float" office:value="8838.199" calcext:value-type="float">
            <text:p><text:s text:c="2"/>8 838</text:p>
          </table:table-cell>
          <table:table-cell table:style-name="ce38" office:value-type="float" office:value="2735.466" calcext:value-type="float">
            <text:p><text:s text:c="2"/>2 73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5.5" calcext:value-type="float">
            <text:p>85,5</text:p>
          </table:table-cell>
          <table:table-cell table:style-name="ce29" office:value-type="float" office:value="26.5" calcext:value-type="float">
            <text:p>26,5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Belo Horizonte</text:p>
          </table:table-cell>
          <table:table-cell table:style-name="ce38" office:value-type="float" office:value="3175.428" calcext:value-type="float">
            <text:p><text:s text:c="2"/>3 175</text:p>
          </table:table-cell>
          <table:table-cell table:style-name="ce38" office:value-type="float" office:value="2832.91" calcext:value-type="float">
            <text:p><text:s text:c="2"/>2 833</text:p>
          </table:table-cell>
          <table:table-cell table:style-name="ce38" office:value-type="float" office:value="788.185" calcext:value-type="float">
            <text:p><text:s text:c="3"/>78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9.2" calcext:value-type="float">
            <text:p>89,2</text:p>
          </table:table-cell>
          <table:table-cell table:style-name="ce29" office:value-type="float" office:value="24.8" calcext:value-type="float">
            <text:p>24,8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Espírito Santo</text:p>
          </table:table-cell>
          <table:table-cell table:style-name="ce38" office:value-type="float" office:value="2004.128" calcext:value-type="float">
            <text:p><text:s text:c="2"/>2 004</text:p>
          </table:table-cell>
          <table:table-cell table:style-name="ce38" office:value-type="float" office:value="1785.256" calcext:value-type="float">
            <text:p><text:s text:c="2"/>1 785</text:p>
          </table:table-cell>
          <table:table-cell table:style-name="ce38" office:value-type="float" office:value="515.124" calcext:value-type="float">
            <text:p><text:s text:c="3"/>515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9.1" calcext:value-type="float">
            <text:p>89,1</text:p>
          </table:table-cell>
          <table:table-cell table:style-name="ce29" office:value-type="float" office:value="25.7" calcext:value-type="float">
            <text:p>25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de Janeiro</text:p>
          </table:table-cell>
          <table:table-cell table:style-name="ce38" office:value-type="float" office:value="9707.466" calcext:value-type="float">
            <text:p><text:s text:c="2"/>9 707</text:p>
          </table:table-cell>
          <table:table-cell table:style-name="ce38" office:value-type="float" office:value="8759.031" calcext:value-type="float">
            <text:p><text:s text:c="2"/>8 759</text:p>
          </table:table-cell>
          <table:table-cell table:style-name="ce38" office:value-type="float" office:value="2291.552" calcext:value-type="float">
            <text:p><text:s text:c="2"/>2 29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0.2" calcext:value-type="float">
            <text:p>90,2</text:p>
          </table:table-cell>
          <table:table-cell table:style-name="ce29" office:value-type="float" office:value="23.6" calcext:value-type="float">
            <text:p>23,6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o Rio de Janeiro</text:p>
          </table:table-cell>
          <table:table-cell table:style-name="ce38" office:value-type="float" office:value="7529.582" calcext:value-type="float">
            <text:p><text:s text:c="2"/>7 530</text:p>
          </table:table-cell>
          <table:table-cell table:style-name="ce38" office:value-type="float" office:value="6858.066" calcext:value-type="float">
            <text:p><text:s text:c="2"/>6 858</text:p>
          </table:table-cell>
          <table:table-cell table:style-name="ce38" office:value-type="float" office:value="1714.024" calcext:value-type="float">
            <text:p><text:s text:c="2"/>1 71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1" calcext:value-type="float">
            <text:p>91,1</text:p>
          </table:table-cell>
          <table:table-cell table:style-name="ce29" office:value-type="float" office:value="22.8" calcext:value-type="float">
            <text:p>22,8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ão Paulo</text:p>
          </table:table-cell>
          <table:table-cell table:style-name="ce38" office:value-type="float" office:value="27203.297" calcext:value-type="float">
            <text:p><text:s text:c="2"/>27 203</text:p>
          </table:table-cell>
          <table:table-cell table:style-name="ce38" office:value-type="float" office:value="24233.18" calcext:value-type="float">
            <text:p><text:s text:c="2"/>24 233</text:p>
          </table:table-cell>
          <table:table-cell table:style-name="ce38" office:value-type="float" office:value="6067.155" calcext:value-type="float">
            <text:p><text:s text:c="2"/>6 067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9.1" calcext:value-type="float">
            <text:p>89,1</text:p>
          </table:table-cell>
          <table:table-cell table:style-name="ce29" office:value-type="float" office:value="22.3" calcext:value-type="float">
            <text:p>22,3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São Paulo</text:p>
          </table:table-cell>
          <table:table-cell table:style-name="ce38" office:value-type="float" office:value="13592.382" calcext:value-type="float">
            <text:p><text:s text:c="2"/>13 592</text:p>
          </table:table-cell>
          <table:table-cell table:style-name="ce38" office:value-type="float" office:value="12221.457" calcext:value-type="float">
            <text:p><text:s text:c="2"/>12 221</text:p>
          </table:table-cell>
          <table:table-cell table:style-name="ce38" office:value-type="float" office:value="2818.269" calcext:value-type="float">
            <text:p><text:s text:c="2"/>2 81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9.9" calcext:value-type="float">
            <text:p>89,9</text:p>
          </table:table-cell>
          <table:table-cell table:style-name="ce29" office:value-type="float" office:value="20.7" calcext:value-type="float">
            <text:p>20,7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Sul</text:p>
          </table:table-cell>
          <table:table-cell table:style-name="ce38" office:value-type="float" office:value="15758.972" calcext:value-type="float">
            <text:p><text:s text:c="2"/>15 759</text:p>
          </table:table-cell>
          <table:table-cell table:style-name="ce38" office:value-type="float" office:value="13379.47" calcext:value-type="float">
            <text:p><text:s text:c="2"/>13 379</text:p>
          </table:table-cell>
          <table:table-cell table:style-name="ce38" office:value-type="float" office:value="3389.642" calcext:value-type="float">
            <text:p><text:s text:c="2"/>3 39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4.9" calcext:value-type="float">
            <text:p>84,9</text:p>
          </table:table-cell>
          <table:table-cell table:style-name="ce29" office:value-type="float" office:value="21.5" calcext:value-type="float">
            <text:p>21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Paraná</text:p>
          </table:table-cell>
          <table:table-cell table:style-name="ce38" office:value-type="float" office:value="5897.03" calcext:value-type="float">
            <text:p><text:s text:c="2"/>5 897</text:p>
          </table:table-cell>
          <table:table-cell table:style-name="ce38" office:value-type="float" office:value="5033.955" calcext:value-type="float">
            <text:p><text:s text:c="2"/>5 034</text:p>
          </table:table-cell>
          <table:table-cell table:style-name="ce38" office:value-type="float" office:value="1227.767" calcext:value-type="float">
            <text:p><text:s text:c="2"/>1 22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5.4" calcext:value-type="float">
            <text:p>85,4</text:p>
          </table:table-cell>
          <table:table-cell table:style-name="ce29" office:value-type="float" office:value="20.8" calcext:value-type="float">
            <text:p>20,8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Curitiba</text:p>
          </table:table-cell>
          <table:table-cell table:style-name="ce38" office:value-type="float" office:value="2065.537" calcext:value-type="float">
            <text:p><text:s text:c="2"/>2 066</text:p>
          </table:table-cell>
          <table:table-cell table:style-name="ce38" office:value-type="float" office:value="1834.55" calcext:value-type="float">
            <text:p><text:s text:c="2"/>1 835</text:p>
          </table:table-cell>
          <table:table-cell table:style-name="ce38" office:value-type="float" office:value="362.577" calcext:value-type="float">
            <text:p><text:s text:c="3"/>363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.8" calcext:value-type="float">
            <text:p>88,8</text:p>
          </table:table-cell>
          <table:table-cell table:style-name="ce29" office:value-type="float" office:value="17.6" calcext:value-type="float">
            <text:p>17,6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Santa Catarina</text:p>
          </table:table-cell>
          <table:table-cell table:style-name="ce38" office:value-type="float" office:value="3767.691" calcext:value-type="float">
            <text:p><text:s text:c="2"/>3 768</text:p>
          </table:table-cell>
          <table:table-cell table:style-name="ce38" office:value-type="float" office:value="3200.907" calcext:value-type="float">
            <text:p><text:s text:c="2"/>3 201</text:p>
          </table:table-cell>
          <table:table-cell table:style-name="ce38" office:value-type="float" office:value="660.688" calcext:value-type="float">
            <text:p><text:s text:c="3"/>66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5" calcext:value-type="float">
            <text:p>85,0</text:p>
          </table:table-cell>
          <table:table-cell table:style-name="ce29" office:value-type="float" office:value="17.5" calcext:value-type="float">
            <text:p>17,5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Rio Grande do Sul</text:p>
          </table:table-cell>
          <table:table-cell table:style-name="ce38" office:value-type="float" office:value="6094.251" calcext:value-type="float">
            <text:p><text:s text:c="2"/>6 094</text:p>
          </table:table-cell>
          <table:table-cell table:style-name="ce38" office:value-type="float" office:value="5144.608" calcext:value-type="float">
            <text:p><text:s text:c="2"/>5 145</text:p>
          </table:table-cell>
          <table:table-cell table:style-name="ce38" office:value-type="float" office:value="1501.187" calcext:value-type="float">
            <text:p><text:s text:c="2"/>1 501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4.4" calcext:value-type="float">
            <text:p>84,4</text:p>
          </table:table-cell>
          <table:table-cell table:style-name="ce29" office:value-type="float" office:value="24.6" calcext:value-type="float">
            <text:p>24,6</text:p>
          </table:table-cell>
          <table:table-cell table:number-columns-repeated="1017"/>
        </table:table-row>
        <table:table-row table:style-name="ro14">
          <table:table-cell table:style-name="ce35" office:value-type="string" calcext:value-type="string">
            <text:p>Região Metropolitana de Porto Alegre</text:p>
          </table:table-cell>
          <table:table-cell table:style-name="ce38" office:value-type="float" office:value="2610.59" calcext:value-type="float">
            <text:p><text:s text:c="2"/>2 611</text:p>
          </table:table-cell>
          <table:table-cell table:style-name="ce38" office:value-type="float" office:value="2298.528" calcext:value-type="float">
            <text:p><text:s text:c="2"/>2 299</text:p>
          </table:table-cell>
          <table:table-cell table:style-name="ce38" office:value-type="float" office:value="661.816" calcext:value-type="float">
            <text:p><text:s text:c="3"/>66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88" calcext:value-type="float">
            <text:p>88,0</text:p>
          </table:table-cell>
          <table:table-cell table:style-name="ce29" office:value-type="float" office:value="25.4" calcext:value-type="float">
            <text:p>25,4</text:p>
          </table:table-cell>
          <table:table-cell table:number-columns-repeated="1017"/>
        </table:table-row>
        <table:table-row table:style-name="ro14">
          <table:table-cell table:style-name="ce36" office:value-type="string" calcext:value-type="string">
            <text:p>Centro-Oeste</text:p>
          </table:table-cell>
          <table:table-cell table:style-name="ce38" office:value-type="float" office:value="8530.74" calcext:value-type="float">
            <text:p><text:s text:c="2"/>8 531</text:p>
          </table:table-cell>
          <table:table-cell table:style-name="ce38" office:value-type="float" office:value="7833.772" calcext:value-type="float">
            <text:p><text:s text:c="2"/>7 834</text:p>
          </table:table-cell>
          <table:table-cell table:style-name="ce38" office:value-type="float" office:value="2504.244" calcext:value-type="float">
            <text:p><text:s text:c="2"/>2 50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8" calcext:value-type="float">
            <text:p>91,8</text:p>
          </table:table-cell>
          <table:table-cell table:style-name="ce29" office:value-type="float" office:value="29.4" calcext:value-type="float">
            <text:p>29,4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to Grosso do Sul</text:p>
          </table:table-cell>
          <table:table-cell table:style-name="ce38" office:value-type="float" office:value="1455.931" calcext:value-type="float">
            <text:p><text:s text:c="2"/>1 456</text:p>
          </table:table-cell>
          <table:table-cell table:style-name="ce38" office:value-type="float" office:value="1336.632" calcext:value-type="float">
            <text:p><text:s text:c="2"/>1 337</text:p>
          </table:table-cell>
          <table:table-cell table:style-name="ce38" office:value-type="float" office:value="493.998" calcext:value-type="float">
            <text:p><text:s text:c="3"/>494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8" calcext:value-type="float">
            <text:p>91,8</text:p>
          </table:table-cell>
          <table:table-cell table:style-name="ce29" office:value-type="float" office:value="33.9" calcext:value-type="float">
            <text:p>33,9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Mato Grosso</text:p>
          </table:table-cell>
          <table:table-cell table:style-name="ce38" office:value-type="float" office:value="1526.026" calcext:value-type="float">
            <text:p><text:s text:c="2"/>1 526</text:p>
          </table:table-cell>
          <table:table-cell table:style-name="ce38" office:value-type="float" office:value="1405.608" calcext:value-type="float">
            <text:p><text:s text:c="2"/>1 406</text:p>
          </table:table-cell>
          <table:table-cell table:style-name="ce38" office:value-type="float" office:value="489.555" calcext:value-type="float">
            <text:p><text:s text:c="3"/>490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2.1" calcext:value-type="float">
            <text:p>92,1</text:p>
          </table:table-cell>
          <table:table-cell table:style-name="ce29" office:value-type="float" office:value="32.1" calcext:value-type="float">
            <text:p>32,1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Goiás</text:p>
          </table:table-cell>
          <table:table-cell table:style-name="ce38" office:value-type="float" office:value="3541.957" calcext:value-type="float">
            <text:p><text:s text:c="2"/>3 542</text:p>
          </table:table-cell>
          <table:table-cell table:style-name="ce38" office:value-type="float" office:value="3230.433" calcext:value-type="float">
            <text:p><text:s text:c="2"/>3 230</text:p>
          </table:table-cell>
          <table:table-cell table:style-name="ce38" office:value-type="float" office:value="1192.253" calcext:value-type="float">
            <text:p><text:s text:c="2"/>1 192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1.2" calcext:value-type="float">
            <text:p>91,2</text:p>
          </table:table-cell>
          <table:table-cell table:style-name="ce29" office:value-type="float" office:value="33.7" calcext:value-type="float">
            <text:p>33,7</text:p>
          </table:table-cell>
          <table:table-cell table:number-columns-repeated="1017"/>
        </table:table-row>
        <table:table-row table:style-name="ro14">
          <table:table-cell table:style-name="ce34" office:value-type="string" calcext:value-type="string">
            <text:p>Distrito Federal</text:p>
          </table:table-cell>
          <table:table-cell table:style-name="ce38" office:value-type="float" office:value="2006.826" calcext:value-type="float">
            <text:p><text:s text:c="2"/>2 007</text:p>
          </table:table-cell>
          <table:table-cell table:style-name="ce38" office:value-type="float" office:value="1861.099" calcext:value-type="float">
            <text:p><text:s text:c="2"/>1 861</text:p>
          </table:table-cell>
          <table:table-cell table:style-name="ce38" office:value-type="float" office:value="328.438" calcext:value-type="float">
            <text:p><text:s text:c="3"/>328</text:p>
          </table:table-cell>
          <table:table-cell table:style-name="ce29" office:value-type="float" office:value="100" calcext:value-type="float">
            <text:p>100,0</text:p>
          </table:table-cell>
          <table:table-cell table:style-name="ce29" office:value-type="float" office:value="92.7" calcext:value-type="float">
            <text:p>92,7</text:p>
          </table:table-cell>
          <table:table-cell table:style-name="ce29" office:value-type="float" office:value="16.4" calcext:value-type="float">
            <text:p>16,4</text:p>
          </table:table-cell>
          <table:table-cell table:number-columns-repeated="1017"/>
        </table:table-row>
        <table:table-row table:style-name="ro12">
          <table:table-cell table:style-name="ce18"/>
          <table:table-cell table:style-name="ce21" table:number-columns-repeated="6"/>
          <table:table-cell table:number-columns-repeated="1017"/>
        </table:table-row>
        <table:table-row table:style-name="ro9">
          <table:table-cell table:style-name="ce19" office:value-type="string" calcext:value-type="string">
            <text:p>Fonte: IBGE, Diretoria de Pesquisas, Coordenação de Trabalho e Rendimento, Pesquisa Nacional por Amostra de Domicílios 2015.</text:p>
          </table:table-cell>
          <table:table-cell table:style-name="ce40" table:number-columns-repeated="6"/>
          <table:table-cell table:number-columns-repeated="1017"/>
        </table:table-row>
        <table:table-row table:style-name="ro13" table:number-rows-repeated="104852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Univers" svg:font-family="Univers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P0" style:volatile="true"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0P1" style:volatile="true">
      <number:text>-</number:text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0">
      <number:text>-</number:text>
      <style:map style:condition="value()&gt;0" style:apply-style-name="N110P0"/>
      <style:map style:condition="value()&lt;0" style:apply-style-name="N110P1"/>
    </number:number-style>
    <number:number-style style:name="N111P0" style:volatile="true">
      <number:number number:decimal-places="1" number:min-integer-digits="1"/>
    </number:number-style>
    <number:number-style style:name="N111P1" style:volatile="true">
      <number:text>- </number:text>
      <number:number number:decimal-places="1" number:min-integer-digits="1"/>
    </number:number-style>
    <number:number-style style:name="N111">
      <number:text>-</number:text>
      <style:map style:condition="value()&gt;0" style:apply-style-name="N111P0"/>
      <style:map style:condition="value()&lt;0" style:apply-style-name="N111P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3cm" fo:margin-bottom="3cm" fo:margin-left="1.3cm" fo:margin-right="1.3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esquisa_20_Suplementar" style:display-name="PageStyle_Pesquisa Suplement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amento_20_de_20_acesso" style:display-name="PageStyle_Equipamento de aces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_20_1.2.1.1_20_e_20_1.2.1.2" style:display-name="PageStyle_Tab 1.2.1.1 e 1.2.1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_20_1.2.2.1_20_e_20_1.2.2.2_20_" style:display-name="PageStyle_Tab 1.2.2.1 e 1.2.2.2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_20_1.2.3" style:display-name="PageStyle_Tabela  1.2.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_20_1.2.4" style:display-name="PageStyle_Tabela  1.2.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1.2.5" style:display-name="PageStyle_Tabela 1.2.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1.2.6" style:display-name="PageStyle_Tabela 1.2.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eli</meta:initial-creator>
    <dc:creator>Blog do Birungueta</dc:creator>
    <meta:editing-cycles>0</meta:editing-cycles>
    <meta:print-date>2014-08-20T19:04:01</meta:print-date>
    <meta:creation-date>2014-03-07T00:35:24</meta:creation-date>
    <dc:date>2016-12-19T14:45:48</dc:date>
    <dc:language>pt-BR</dc:language>
    <meta:editing-duration>P0D</meta:editing-duration>
    <meta:generator>LibreOffice/4.3.7.2$Windows_x86 LibreOffice_project/8a35821d8636a03b8bf4e15b48f59794652c68ba</meta:generator>
    <meta:document-statistic meta:table-count="8" meta:cell-count="178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